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8335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77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1.8902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756in"/>
    </style:style>
    <style:style style:name="co11" style:family="table-column">
      <style:table-column-properties fo:break-before="auto" style:column-width="1.9756in"/>
    </style:style>
    <style:style style:name="co12" style:family="table-column">
      <style:table-column-properties fo:break-before="auto" style:column-width="1.4181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1.7937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1.4291in"/>
    </style:style>
    <style:style style:name="co17" style:family="table-column">
      <style:table-column-properties fo:break-before="auto" style:column-width="4.5382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1.3008in"/>
    </style:style>
    <style:style style:name="co20" style:family="table-column">
      <style:table-column-properties fo:break-before="auto" style:column-width="1.2043in"/>
    </style:style>
    <style:style style:name="co21" style:family="table-column">
      <style:table-column-properties fo:break-before="auto" style:column-width="12.5366in"/>
    </style:style>
    <style:style style:name="co22" style:family="table-column">
      <style:table-column-properties fo:break-before="auto" style:column-width="2.6835in"/>
    </style:style>
    <style:style style:name="co23" style:family="table-column">
      <style:table-column-properties fo:break-before="auto" style:column-width="1.461in"/>
    </style:style>
    <style:style style:name="co24" style:family="table-column">
      <style:table-column-properties fo:break-before="auto" style:column-width="1.1291in"/>
    </style:style>
    <style:style style:name="co25" style:family="table-column">
      <style:table-column-properties fo:break-before="auto" style:column-width="0.9898in"/>
    </style:style>
    <style:style style:name="co26" style:family="table-column">
      <style:table-column-properties fo:break-before="auto" style:column-width="1.9654in"/>
    </style:style>
    <style:style style:name="co27" style:family="table-column">
      <style:table-column-properties fo:break-before="auto" style:column-width="1.0646in"/>
    </style:style>
    <style:style style:name="co28" style:family="table-column">
      <style:table-column-properties fo:break-before="auto" style:column-width="1.0965in"/>
    </style:style>
    <style:style style:name="co29" style:family="table-column">
      <style:table-column-properties fo:break-before="auto" style:column-width="0.8929in"/>
    </style:style>
    <style:style style:name="co30" style:family="table-column">
      <style:table-column-properties fo:break-before="auto" style:column-width="0.9035in"/>
    </style:style>
    <style:style style:name="co31" style:family="table-column">
      <style:table-column-properties fo:break-before="auto" style:column-width="0.5929in"/>
    </style:style>
    <style:style style:name="co32" style:family="table-column">
      <style:table-column-properties fo:break-before="auto" style:column-width="0.8398in"/>
    </style:style>
    <style:style style:name="co33" style:family="table-column">
      <style:table-column-properties fo:break-before="auto" style:column-width="1.161in"/>
    </style:style>
    <style:style style:name="co34" style:family="table-column">
      <style:table-column-properties fo:break-before="auto" style:column-width="0.8717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rvice_TwoArm-load-0MBs-run0-7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2023-12-14 11:47:11.784442 - Python Partest Version 0.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etting up test: runsperthread=1 threads=50 totalruns=50 payload=[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 {'bucketname': 'test.bucket.462.termproject' 'filename': 'output.csv'}]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Raw results of each run: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_run_id</text:p>
          </table:table-cell>
          <table:table-cell office:value-type="string" calcext:value-type="string">
            <text:p>2_thread_id</text:p>
          </table:table-cell>
          <table:table-cell office:value-type="string" calcext:value-type="string">
            <text:p>containerID</text:p>
          </table:table-cell>
          <table:table-cell office:value-type="string" calcext:value-type="string">
            <text:p>contextSwitches</text:p>
          </table:table-cell>
          <table:table-cell office:value-type="string" calcext:value-type="string">
            <text:p>contextSwitchesDelta</text:p>
          </table:table-cell>
          <table:table-cell office:value-type="string" calcext:value-type="string">
            <text:p>cpuCores</text:p>
          </table:table-cell>
          <table:table-cell office:value-type="string" calcext:value-type="string">
            <text:p>cpuIdle</text:p>
          </table:table-cell>
          <table:table-cell office:value-type="string" calcext:value-type="string">
            <text:p>cpuIdleDelta</text:p>
          </table:table-cell>
          <table:table-cell office:value-type="string" calcext:value-type="string">
            <text:p>cpuIowait</text:p>
          </table:table-cell>
          <table:table-cell office:value-type="string" calcext:value-type="string">
            <text:p>cpuIowaitDelta</text:p>
          </table:table-cell>
          <table:table-cell office:value-type="string" calcext:value-type="string">
            <text:p>cpuIrq</text:p>
          </table:table-cell>
          <table:table-cell office:value-type="string" calcext:value-type="string">
            <text:p>cpuIrqDelta</text:p>
          </table:table-cell>
          <table:table-cell office:value-type="string" calcext:value-type="string">
            <text:p>cpuKrn</text:p>
          </table:table-cell>
          <table:table-cell office:value-type="string" calcext:value-type="string">
            <text:p>cpuKrnDelta</text:p>
          </table:table-cell>
          <table:table-cell office:value-type="string" calcext:value-type="string">
            <text:p>cpuModel</text:p>
          </table:table-cell>
          <table:table-cell office:value-type="string" calcext:value-type="string">
            <text:p>cpuNice</text:p>
          </table:table-cell>
          <table:table-cell office:value-type="string" calcext:value-type="string">
            <text:p>cpuNiceDelta</text:p>
          </table:table-cell>
          <table:table-cell office:value-type="string" calcext:value-type="string">
            <text:p>cpuSoftIrq</text:p>
          </table:table-cell>
          <table:table-cell office:value-type="string" calcext:value-type="string">
            <text:p>cpuSoftIrqDelta</text:p>
          </table:table-cell>
          <table:table-cell office:value-type="string" calcext:value-type="string">
            <text:p>cpuType</text:p>
          </table:table-cell>
          <table:table-cell office:value-type="string" calcext:value-type="string">
            <text:p>cpuUsr</text:p>
          </table:table-cell>
          <table:table-cell office:value-type="string" calcext:value-type="string">
            <text:p>cpuUsrDelta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frameworkRuntime</text:p>
          </table:table-cell>
          <table:table-cell office:value-type="string" calcext:value-type="string">
            <text:p>frameworkRuntimeDeltas</text:p>
          </table:table-cell>
          <table:table-cell office:value-type="string" calcext:value-type="string">
            <text:p>freeMemory</text:p>
          </table:table-cell>
          <table:table-cell office:value-type="string" calcext:value-type="string">
            <text:p>functionMemory</text:p>
          </table:table-cell>
          <table:table-cell office:value-type="string" calcext:value-type="string">
            <text:p>functionName</text:p>
          </table:table-cell>
          <table:table-cell office:value-type="string" calcext:value-type="string">
            <text:p>functionRegion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majorPageFaults</text:p>
          </table:table-cell>
          <table:table-cell office:value-type="string" calcext:value-type="string">
            <text:p>majorPageFaultsDelta</text:p>
          </table:table-cell>
          <table:table-cell office:value-type="string" calcext:value-type="string">
            <text:p>newcontainer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pageFaultsDelta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oundTripTime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runtimeOverlap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totalMemory</text:p>
          </table:table-cell>
          <table:table-cell office:value-type="string" calcext:value-type="string">
            <text:p>userRuntime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vmID</text:p>
          </table:table-cell>
          <table:table-cell office:value-type="string" calcext:value-type="string">
            <text:p>vmcpusteal</text:p>
          </table:table-cell>
          <table:table-cell office:value-type="string" calcext:value-type="string">
            <text:p>vmcpustealDelta</text:p>
          </table:table-cell>
          <table:table-cell office:value-type="string" calcext:value-type="string">
            <text:p>vmup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/12/14/[$LATEST]f07ba8acee8d4137a4b22611642d48d1</text:p>
          </table:table-cell>
          <table:table-cell office:value-type="float" office:value="42060" calcext:value-type="float">
            <text:p>42060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unknown</text:p>
          </table:table-cell>
          <table:table-cell office:value-type="float" office:value="215501" calcext:value-type="float">
            <text:p>215501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686" calcext:value-type="float">
            <text:p>686</text:p>
          </table:table-cell>
          <table:table-cell office:value-type="float" office:value="15" calcext:value-type="float">
            <text:p>15</text:p>
          </table:table-cell>
          <table:table-cell office:value-type="float" office:value="1702583228632" calcext:value-type="float">
            <text:p>17025832286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34400" calcext:value-type="float">
            <text:p>434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600.39" calcext:value-type="float">
            <text:p>12600.39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367" calcext:value-type="float">
            <text:p>1233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351.39" calcext:value-type="float">
            <text:p>13351.39</text:p>
          </table:table-cell>
          <table:table-cell office:value-type="float" office:value="751" calcext:value-type="float">
            <text:p>751</text:p>
          </table:table-cell>
          <table:table-cell office:value-type="float" office:value="2.64" calcext:value-type="float">
            <text:p>2.64</text:p>
          </table:table-cell>
          <table:table-cell office:value-type="float" office:value="1702583227881" calcext:value-type="float">
            <text:p>1702583227881</text:p>
          </table:table-cell>
          <table:table-cell office:value-type="float" office:value="673180" calcext:value-type="float">
            <text:p>67318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39604db4-a5a4-4d2c-b185-23dab1161734</text:p>
          </table:table-cell>
          <table:table-cell office:value-type="string" calcext:value-type="string">
            <text:p>nhvv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5" calcext:value-type="float">
            <text:p>1702582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/12/14/[$LATEST]e0170a995f8541a58d72b9cc2953d250</text:p>
          </table:table-cell>
          <table:table-cell office:value-type="float" office:value="44751" calcext:value-type="float">
            <text:p>44751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unknown</text:p>
          </table:table-cell>
          <table:table-cell office:value-type="float" office:value="187006" calcext:value-type="float">
            <text:p>187006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09" calcext:value-type="float">
            <text:p>509</text:p>
          </table:table-cell>
          <table:table-cell office:value-type="float" office:value="14" calcext:value-type="float">
            <text:p>14</text:p>
          </table:table-cell>
          <table:table-cell office:value-type="float" office:value="1702583229153" calcext:value-type="float">
            <text:p>170258322915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9284" calcext:value-type="float">
            <text:p>40928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720.23" calcext:value-type="float">
            <text:p>12720.23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156" calcext:value-type="float">
            <text:p>114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470.23" calcext:value-type="float">
            <text:p>13470.23</text:p>
          </table:table-cell>
          <table:table-cell office:value-type="float" office:value="750" calcext:value-type="float">
            <text:p>750</text:p>
          </table:table-cell>
          <table:table-cell office:value-type="float" office:value="8.82" calcext:value-type="float">
            <text:p>8.82</text:p>
          </table:table-cell>
          <table:table-cell office:value-type="float" office:value="1702583228403" calcext:value-type="float">
            <text:p>1702583228403</text:p>
          </table:table-cell>
          <table:table-cell office:value-type="float" office:value="667540" calcext:value-type="float">
            <text:p>66754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22ec6e41-2b2e-4639-949b-a70fa4b6268a</text:p>
          </table:table-cell>
          <table:table-cell office:value-type="string" calcext:value-type="string">
            <text:p>bCQW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288" calcext:value-type="float">
            <text:p>1702582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/12/14/[$LATEST]81042aeec7d147fe8f4e9ef1272c37ae</text:p>
          </table:table-cell>
          <table:table-cell office:value-type="float" office:value="41278" calcext:value-type="float">
            <text:p>41278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unknown</text:p>
          </table:table-cell>
          <table:table-cell office:value-type="float" office:value="150450" calcext:value-type="float">
            <text:p>15045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 - Model unknown</text:p>
          </table:table-cell>
          <table:table-cell office:value-type="float" office:value="530" calcext:value-type="float">
            <text:p>530</text:p>
          </table:table-cell>
          <table:table-cell office:value-type="float" office:value="12" calcext:value-type="float">
            <text:p>12</text:p>
          </table:table-cell>
          <table:table-cell office:value-type="float" office:value="1702583229132" calcext:value-type="float">
            <text:p>17025832291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5968" calcext:value-type="float">
            <text:p>42596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800.62" calcext:value-type="float">
            <text:p>12800.62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483.62" calcext:value-type="float">
            <text:p>13483.62</text:p>
          </table:table-cell>
          <table:table-cell office:value-type="float" office:value="683" calcext:value-type="float">
            <text:p>683</text:p>
          </table:table-cell>
          <table:table-cell office:value-type="float" office:value="9.05" calcext:value-type="float">
            <text:p>9.05</text:p>
          </table:table-cell>
          <table:table-cell office:value-type="float" office:value="1702583228449" calcext:value-type="float">
            <text:p>1702583228449</text:p>
          </table:table-cell>
          <table:table-cell office:value-type="float" office:value="667540" calcext:value-type="float">
            <text:p>667540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08c8fd6e-f65b-449b-9241-fd35a3e8e5c9</text:p>
          </table:table-cell>
          <table:table-cell office:value-type="string" calcext:value-type="string">
            <text:p>NIdXb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471" calcext:value-type="float">
            <text:p>1702582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3/12/14/[$LATEST]c6bcfe8aed3047c1a88a5c7bfeaba68c</text:p>
          </table:table-cell>
          <table:table-cell office:value-type="float" office:value="43320" calcext:value-type="float">
            <text:p>4332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known</text:p>
          </table:table-cell>
          <table:table-cell office:value-type="float" office:value="117364" calcext:value-type="float">
            <text:p>117364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- Model unknown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1702583229365" calcext:value-type="float">
            <text:p>170258322936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9240" calcext:value-type="float">
            <text:p>4192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097.59" calcext:value-type="float">
            <text:p>13097.59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032" calcext:value-type="float">
            <text:p>1140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527.59" calcext:value-type="float">
            <text:p>13527.59</text:p>
          </table:table-cell>
          <table:table-cell office:value-type="float" office:value="430" calcext:value-type="float">
            <text:p>430</text:p>
          </table:table-cell>
          <table:table-cell office:value-type="float" office:value="10.7" calcext:value-type="float">
            <text:p>10.7</text:p>
          </table:table-cell>
          <table:table-cell office:value-type="float" office:value="1702583228935" calcext:value-type="float">
            <text:p>1702583228935</text:p>
          </table:table-cell>
          <table:table-cell office:value-type="float" office:value="667540" calcext:value-type="float">
            <text:p>66754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2f8881c7-2cc7-4425-b467-48aace2cd296</text:p>
          </table:table-cell>
          <table:table-cell office:value-type="string" calcext:value-type="string">
            <text:p>xGk5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37" calcext:value-type="float">
            <text:p>1702582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3/12/14/[$LATEST]c6bcfe8aed3047c1a88a5c7bfeaba68c</text:p>
          </table:table-cell>
          <table:table-cell office:value-type="float" office:value="41005" calcext:value-type="float">
            <text:p>41005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unknown</text:p>
          </table:table-cell>
          <table:table-cell office:value-type="float" office:value="117228" calcext:value-type="float">
            <text:p>117228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1702583228866" calcext:value-type="float">
            <text:p>17025832288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9952" calcext:value-type="float">
            <text:p>41995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953.94" calcext:value-type="float">
            <text:p>12953.94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903" calcext:value-type="float">
            <text:p>1139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678.94" calcext:value-type="float">
            <text:p>13678.94</text:p>
          </table:table-cell>
          <table:table-cell office:value-type="float" office:value="725" calcext:value-type="float">
            <text:p>725</text:p>
          </table:table-cell>
          <table:table-cell office:value-type="float" office:value="5.45" calcext:value-type="float">
            <text:p>5.45</text:p>
          </table:table-cell>
          <table:table-cell office:value-type="float" office:value="1702583228141" calcext:value-type="float">
            <text:p>1702583228141</text:p>
          </table:table-cell>
          <table:table-cell office:value-type="float" office:value="667540" calcext:value-type="float">
            <text:p>667540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2f8881c7-2cc7-4425-b467-48aace2cd296</text:p>
          </table:table-cell>
          <table:table-cell office:value-type="string" calcext:value-type="string">
            <text:p>xGk5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37" calcext:value-type="float">
            <text:p>170258263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3/12/14/[$LATEST]dc5dd658142b429a8cc15aca4158ca9b</text:p>
          </table:table-cell>
          <table:table-cell office:value-type="float" office:value="32885" calcext:value-type="float">
            <text:p>32885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unknown</text:p>
          </table:table-cell>
          <table:table-cell office:value-type="float" office:value="40300" calcext:value-type="float">
            <text:p>4030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office:value-type="float" office:value="1702583228838" calcext:value-type="float">
            <text:p>17025832288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5620" calcext:value-type="float">
            <text:p>4156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979.41" calcext:value-type="float">
            <text:p>12979.41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655" calcext:value-type="float">
            <text:p>1196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40.41" calcext:value-type="float">
            <text:p>13740.41</text:p>
          </table:table-cell>
          <table:table-cell office:value-type="float" office:value="761" calcext:value-type="float">
            <text:p>761</text:p>
          </table:table-cell>
          <table:table-cell office:value-type="float" office:value="4.87" calcext:value-type="float">
            <text:p>4.87</text:p>
          </table:table-cell>
          <table:table-cell office:value-type="float" office:value="1702583228077" calcext:value-type="float">
            <text:p>1702583228077</text:p>
          </table:table-cell>
          <table:table-cell office:value-type="float" office:value="667540" calcext:value-type="float">
            <text:p>66754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655cbd16-88c1-4448-acfa-1c6837c72fab</text:p>
          </table:table-cell>
          <table:table-cell office:value-type="string" calcext:value-type="string">
            <text:p>uvl1k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21" calcext:value-type="float">
            <text:p>1702583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3/12/14/[$LATEST]96332c5f112e4324b526d7055ea40b0d</text:p>
          </table:table-cell>
          <table:table-cell office:value-type="float" office:value="32556" calcext:value-type="float">
            <text:p>32556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unknown</text:p>
          </table:table-cell>
          <table:table-cell office:value-type="float" office:value="35277" calcext:value-type="float">
            <text:p>35277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1702583229125" calcext:value-type="float">
            <text:p>17025832291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4776" calcext:value-type="float">
            <text:p>42477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920.91" calcext:value-type="float">
            <text:p>12920.91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984" calcext:value-type="float">
            <text:p>1149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683.91" calcext:value-type="float">
            <text:p>13683.91</text:p>
          </table:table-cell>
          <table:table-cell office:value-type="float" office:value="763" calcext:value-type="float">
            <text:p>763</text:p>
          </table:table-cell>
          <table:table-cell office:value-type="float" office:value="8.5" calcext:value-type="float">
            <text:p>8.5</text:p>
          </table:table-cell>
          <table:table-cell office:value-type="float" office:value="1702583228362" calcext:value-type="float">
            <text:p>1702583228362</text:p>
          </table:table-cell>
          <table:table-cell office:value-type="float" office:value="667540" calcext:value-type="float">
            <text:p>66754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41cc2e91-52e8-445f-b3e5-a10dad5bd45d</text:p>
          </table:table-cell>
          <table:table-cell office:value-type="string" calcext:value-type="string">
            <text:p>DSjG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7" calcext:value-type="float">
            <text:p>1702583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/12/14/[$LATEST]fd3fd4a84ff04333930f95eba64b0f60</text:p>
          </table:table-cell>
          <table:table-cell office:value-type="float" office:value="38273" calcext:value-type="float">
            <text:p>38273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unknown</text:p>
          </table:table-cell>
          <table:table-cell office:value-type="float" office:value="105979" calcext:value-type="float">
            <text:p>105979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11" calcext:value-type="float">
            <text:p>511</text:p>
          </table:table-cell>
          <table:table-cell office:value-type="float" office:value="10" calcext:value-type="float">
            <text:p>10</text:p>
          </table:table-cell>
          <table:table-cell office:value-type="float" office:value="1702583229382" calcext:value-type="float">
            <text:p>170258322938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6660" calcext:value-type="float">
            <text:p>4166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051.84" calcext:value-type="float">
            <text:p>13051.84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447" calcext:value-type="float">
            <text:p>1144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16.84" calcext:value-type="float">
            <text:p>13716.84</text:p>
          </table:table-cell>
          <table:table-cell office:value-type="float" office:value="665" calcext:value-type="float">
            <text:p>665</text:p>
          </table:table-cell>
          <table:table-cell office:value-type="float" office:value="10.62" calcext:value-type="float">
            <text:p>10.62</text:p>
          </table:table-cell>
          <table:table-cell office:value-type="float" office:value="1702583228717" calcext:value-type="float">
            <text:p>1702583228717</text:p>
          </table:table-cell>
          <table:table-cell office:value-type="float" office:value="667540" calcext:value-type="float">
            <text:p>667540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076dd71b-c504-43f8-ac24-c563c89909cd</text:p>
          </table:table-cell>
          <table:table-cell office:value-type="string" calcext:value-type="string">
            <text:p>GaK7g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94" calcext:value-type="float">
            <text:p>1702582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3/12/14/[$LATEST]f07ba8acee8d4137a4b22611642d48d1</text:p>
          </table:table-cell>
          <table:table-cell office:value-type="float" office:value="44352" calcext:value-type="float">
            <text:p>44352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unknown</text:p>
          </table:table-cell>
          <table:table-cell office:value-type="float" office:value="215640" calcext:value-type="float">
            <text:p>21564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701" calcext:value-type="float">
            <text:p>701</text:p>
          </table:table-cell>
          <table:table-cell office:value-type="float" office:value="9" calcext:value-type="float">
            <text:p>9</text:p>
          </table:table-cell>
          <table:table-cell office:value-type="float" office:value="1702583229140" calcext:value-type="float">
            <text:p>17025832291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2924" calcext:value-type="float">
            <text:p>4329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112.3" calcext:value-type="float">
            <text:p>13112.3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499" calcext:value-type="float">
            <text:p>1234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552.3" calcext:value-type="float">
            <text:p>13552.3</text:p>
          </table:table-cell>
          <table:table-cell office:value-type="float" office:value="440" calcext:value-type="float">
            <text:p>440</text:p>
          </table:table-cell>
          <table:table-cell office:value-type="float" office:value="10.96" calcext:value-type="float">
            <text:p>10.96</text:p>
          </table:table-cell>
          <table:table-cell office:value-type="float" office:value="1702583228700" calcext:value-type="float">
            <text:p>1702583228700</text:p>
          </table:table-cell>
          <table:table-cell office:value-type="float" office:value="673180" calcext:value-type="float">
            <text:p>67318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39604db4-a5a4-4d2c-b185-23dab1161734</text:p>
          </table:table-cell>
          <table:table-cell office:value-type="string" calcext:value-type="string">
            <text:p>nhvv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5" calcext:value-type="float">
            <text:p>1702582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3/12/14/[$LATEST]053a75f8c9754b609174dbb64f6132da</text:p>
          </table:table-cell>
          <table:table-cell office:value-type="float" office:value="36688" calcext:value-type="float">
            <text:p>36688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unknown</text:p>
          </table:table-cell>
          <table:table-cell office:value-type="float" office:value="87314" calcext:value-type="float">
            <text:p>8731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float" office:value="1702583229098" calcext:value-type="float">
            <text:p>170258322909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21432" calcext:value-type="float">
            <text:p>42143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049.64" calcext:value-type="float">
            <text:p>13049.64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53" calcext:value-type="float">
            <text:p>1136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70.64" calcext:value-type="float">
            <text:p>13770.64</text:p>
          </table:table-cell>
          <table:table-cell office:value-type="float" office:value="721" calcext:value-type="float">
            <text:p>721</text:p>
          </table:table-cell>
          <table:table-cell office:value-type="float" office:value="8.48" calcext:value-type="float">
            <text:p>8.48</text:p>
          </table:table-cell>
          <table:table-cell office:value-type="float" office:value="1702583228377" calcext:value-type="float">
            <text:p>1702583228377</text:p>
          </table:table-cell>
          <table:table-cell office:value-type="float" office:value="667540" calcext:value-type="float">
            <text:p>66754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84ceafff-0e20-4012-a357-176e9f590047</text:p>
          </table:table-cell>
          <table:table-cell office:value-type="string" calcext:value-type="string">
            <text:p>QSBB6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787" calcext:value-type="float">
            <text:p>1702582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/12/14/[$LATEST]86b22730545a465e84e38af33e8be2e6</text:p>
          </table:table-cell>
          <table:table-cell office:value-type="float" office:value="38706" calcext:value-type="float">
            <text:p>38706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unknown</text:p>
          </table:table-cell>
          <table:table-cell office:value-type="float" office:value="116613" calcext:value-type="float">
            <text:p>116613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48" calcext:value-type="float">
            <text:p>548</text:p>
          </table:table-cell>
          <table:table-cell office:value-type="float" office:value="13" calcext:value-type="float">
            <text:p>13</text:p>
          </table:table-cell>
          <table:table-cell office:value-type="float" office:value="1702583229464" calcext:value-type="float">
            <text:p>17025832294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3588" calcext:value-type="float">
            <text:p>4135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160.29" calcext:value-type="float">
            <text:p>13160.29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941" calcext:value-type="float">
            <text:p>1179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66.29" calcext:value-type="float">
            <text:p>13866.29</text:p>
          </table:table-cell>
          <table:table-cell office:value-type="float" office:value="706" calcext:value-type="float">
            <text:p>706</text:p>
          </table:table-cell>
          <table:table-cell office:value-type="float" office:value="10.6" calcext:value-type="float">
            <text:p>10.6</text:p>
          </table:table-cell>
          <table:table-cell office:value-type="float" office:value="1702583228758" calcext:value-type="float">
            <text:p>1702583228758</text:p>
          </table:table-cell>
          <table:table-cell office:value-type="float" office:value="667540" calcext:value-type="float">
            <text:p>66754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de6ecb96-675b-4be9-9d0c-555b2943074d</text:p>
          </table:table-cell>
          <table:table-cell office:value-type="string" calcext:value-type="string">
            <text:p>ofXn3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40" calcext:value-type="float">
            <text:p>1702582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3/12/14/[$LATEST]64025b0c1b184ad2a264589b1c0ce3ed</text:p>
          </table:table-cell>
          <table:table-cell office:value-type="float" office:value="35501" calcext:value-type="float">
            <text:p>35501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unknown</text:p>
          </table:table-cell>
          <table:table-cell office:value-type="float" office:value="74620" calcext:value-type="float">
            <text:p>74620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497" calcext:value-type="float">
            <text:p>497</text:p>
          </table:table-cell>
          <table:table-cell office:value-type="float" office:value="14" calcext:value-type="float">
            <text:p>14</text:p>
          </table:table-cell>
          <table:table-cell office:value-type="float" office:value="1702583229471" calcext:value-type="float">
            <text:p>17025832294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6056" calcext:value-type="float">
            <text:p>4260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940.61" calcext:value-type="float">
            <text:p>12940.61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88" calcext:value-type="float">
            <text:p>1122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671.61" calcext:value-type="float">
            <text:p>13671.61</text:p>
          </table:table-cell>
          <table:table-cell office:value-type="float" office:value="731" calcext:value-type="float">
            <text:p>731</text:p>
          </table:table-cell>
          <table:table-cell office:value-type="float" office:value="10.56" calcext:value-type="float">
            <text:p>10.56</text:p>
          </table:table-cell>
          <table:table-cell office:value-type="float" office:value="1702583228740" calcext:value-type="float">
            <text:p>1702583228740</text:p>
          </table:table-cell>
          <table:table-cell office:value-type="float" office:value="667540" calcext:value-type="float">
            <text:p>66754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3d03eff-ba17-426a-bf5c-a1dd0f8ac3ec</text:p>
          </table:table-cell>
          <table:table-cell office:value-type="string" calcext:value-type="string">
            <text:p>GgmSY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51" calcext:value-type="float">
            <text:p>1702582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3/12/14/[$LATEST]65eac04f339d4c0aaf5f4ca50e81a537</text:p>
          </table:table-cell>
          <table:table-cell office:value-type="float" office:value="38295" calcext:value-type="float">
            <text:p>38295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unknown</text:p>
          </table:table-cell>
          <table:table-cell office:value-type="float" office:value="107185" calcext:value-type="float">
            <text:p>107185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702583229416" calcext:value-type="float">
            <text:p>17025832294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18224" calcext:value-type="float">
            <text:p>4182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013.05" calcext:value-type="float">
            <text:p>13013.05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412" calcext:value-type="float">
            <text:p>112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00.05" calcext:value-type="float">
            <text:p>13700.05</text:p>
          </table:table-cell>
          <table:table-cell office:value-type="float" office:value="687" calcext:value-type="float">
            <text:p>687</text:p>
          </table:table-cell>
          <table:table-cell office:value-type="float" office:value="10.65" calcext:value-type="float">
            <text:p>10.65</text:p>
          </table:table-cell>
          <table:table-cell office:value-type="float" office:value="1702583228729" calcext:value-type="float">
            <text:p>1702583228729</text:p>
          </table:table-cell>
          <table:table-cell office:value-type="float" office:value="667540" calcext:value-type="float">
            <text:p>66754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5fcf6bbc-efd3-4b2a-af5c-acc2d13110fd</text:p>
          </table:table-cell>
          <table:table-cell office:value-type="string" calcext:value-type="string">
            <text:p>VvKb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88" calcext:value-type="float">
            <text:p>1702582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3/12/14/[$LATEST]243104ae5b5c4d79bae0677bf1c73158</text:p>
          </table:table-cell>
          <table:table-cell office:value-type="float" office:value="39742" calcext:value-type="float">
            <text:p>39742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unknown</text:p>
          </table:table-cell>
          <table:table-cell office:value-type="float" office:value="126124" calcext:value-type="float">
            <text:p>126124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490" calcext:value-type="float">
            <text:p>490</text:p>
          </table:table-cell>
          <table:table-cell office:value-type="float" office:value="13" calcext:value-type="float">
            <text:p>13</text:p>
          </table:table-cell>
          <table:table-cell office:value-type="float" office:value="1702583229597" calcext:value-type="float">
            <text:p>170258322959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4592" calcext:value-type="float">
            <text:p>42459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883.15" calcext:value-type="float">
            <text:p>12883.15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729" calcext:value-type="float">
            <text:p>1117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55.15" calcext:value-type="float">
            <text:p>13755.15</text:p>
          </table:table-cell>
          <table:table-cell office:value-type="float" office:value="872" calcext:value-type="float">
            <text:p>872</text:p>
          </table:table-cell>
          <table:table-cell office:value-type="float" office:value="10.35" calcext:value-type="float">
            <text:p>10.35</text:p>
          </table:table-cell>
          <table:table-cell office:value-type="float" office:value="1702583228725" calcext:value-type="float">
            <text:p>1702583228725</text:p>
          </table:table-cell>
          <table:table-cell office:value-type="float" office:value="667540" calcext:value-type="float">
            <text:p>66754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1ecc4ff3-dc45-4938-b134-e731ab97dc2b</text:p>
          </table:table-cell>
          <table:table-cell office:value-type="string" calcext:value-type="string">
            <text:p>jVciF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593" calcext:value-type="float">
            <text:p>1702582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/12/14/[$LATEST]81042aeec7d147fe8f4e9ef1272c37ae</text:p>
          </table:table-cell>
          <table:table-cell office:value-type="float" office:value="43652" calcext:value-type="float">
            <text:p>43652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nknown</text:p>
          </table:table-cell>
          <table:table-cell office:value-type="float" office:value="150567" calcext:value-type="float">
            <text:p>150567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43" calcext:value-type="float">
            <text:p>543</text:p>
          </table:table-cell>
          <table:table-cell office:value-type="float" office:value="8" calcext:value-type="float">
            <text:p>8</text:p>
          </table:table-cell>
          <table:table-cell office:value-type="float" office:value="1702583229640" calcext:value-type="float">
            <text:p>17025832296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2972" calcext:value-type="float">
            <text:p>42297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593.1" calcext:value-type="float">
            <text:p>13593.1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14" calcext:value-type="float">
            <text:p>113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089.1" calcext:value-type="float">
            <text:p>14089.1</text:p>
          </table:table-cell>
          <table:table-cell office:value-type="float" office:value="496" calcext:value-type="float">
            <text:p>496</text:p>
          </table:table-cell>
          <table:table-cell office:value-type="float" office:value="9.6" calcext:value-type="float">
            <text:p>9.6</text:p>
          </table:table-cell>
          <table:table-cell office:value-type="float" office:value="1702583229144" calcext:value-type="float">
            <text:p>1702583229144</text:p>
          </table:table-cell>
          <table:table-cell office:value-type="float" office:value="667540" calcext:value-type="float">
            <text:p>66754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08c8fd6e-f65b-449b-9241-fd35a3e8e5c9</text:p>
          </table:table-cell>
          <table:table-cell office:value-type="string" calcext:value-type="string">
            <text:p>NIdXb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471" calcext:value-type="float">
            <text:p>1702582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3/12/14/[$LATEST]dc5dd658142b429a8cc15aca4158ca9b</text:p>
          </table:table-cell>
          <table:table-cell office:value-type="float" office:value="35137" calcext:value-type="float">
            <text:p>35137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unknown</text:p>
          </table:table-cell>
          <table:table-cell office:value-type="float" office:value="40460" calcext:value-type="float">
            <text:p>4046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- Model unknown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</text:p>
          </table:table-cell>
          <table:table-cell office:value-type="float" office:value="1702583229445" calcext:value-type="float">
            <text:p>17025832294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4792" calcext:value-type="float">
            <text:p>41479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84.19" calcext:value-type="float">
            <text:p>13484.19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78" calcext:value-type="float">
            <text:p>1197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28.19" calcext:value-type="float">
            <text:p>13928.19</text:p>
          </table:table-cell>
          <table:table-cell office:value-type="float" office:value="444" calcext:value-type="float">
            <text:p>444</text:p>
          </table:table-cell>
          <table:table-cell office:value-type="float" office:value="10.54" calcext:value-type="float">
            <text:p>10.54</text:p>
          </table:table-cell>
          <table:table-cell office:value-type="float" office:value="1702583229001" calcext:value-type="float">
            <text:p>1702583229001</text:p>
          </table:table-cell>
          <table:table-cell office:value-type="float" office:value="667540" calcext:value-type="float">
            <text:p>66754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655cbd16-88c1-4448-acfa-1c6837c72fab</text:p>
          </table:table-cell>
          <table:table-cell office:value-type="string" calcext:value-type="string">
            <text:p>uvl1k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21" calcext:value-type="float">
            <text:p>1702583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3/12/14/[$LATEST]e0170a995f8541a58d72b9cc2953d250</text:p>
          </table:table-cell>
          <table:table-cell office:value-type="float" office:value="47001" calcext:value-type="float">
            <text:p>4700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known</text:p>
          </table:table-cell>
          <table:table-cell office:value-type="float" office:value="187157" calcext:value-type="float">
            <text:p>187157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- Model unknown</text:p>
          </table:table-cell>
          <table:table-cell office:value-type="float" office:value="524" calcext:value-type="float">
            <text:p>524</text:p>
          </table:table-cell>
          <table:table-cell office:value-type="float" office:value="5" calcext:value-type="float">
            <text:p>5</text:p>
          </table:table-cell>
          <table:table-cell office:value-type="float" office:value="1702583229734" calcext:value-type="float">
            <text:p>17025832297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8400" calcext:value-type="float">
            <text:p>408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544.18" calcext:value-type="float">
            <text:p>13544.18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68" calcext:value-type="float">
            <text:p>1142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86.18" calcext:value-type="float">
            <text:p>13986.18</text:p>
          </table:table-cell>
          <table:table-cell office:value-type="float" office:value="442" calcext:value-type="float">
            <text:p>442</text:p>
          </table:table-cell>
          <table:table-cell office:value-type="float" office:value="9.99" calcext:value-type="float">
            <text:p>9.99</text:p>
          </table:table-cell>
          <table:table-cell office:value-type="float" office:value="1702583229292" calcext:value-type="float">
            <text:p>1702583229292</text:p>
          </table:table-cell>
          <table:table-cell office:value-type="float" office:value="667540" calcext:value-type="float">
            <text:p>66754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22ec6e41-2b2e-4639-949b-a70fa4b6268a</text:p>
          </table:table-cell>
          <table:table-cell office:value-type="string" calcext:value-type="string">
            <text:p>bCQW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288" calcext:value-type="float">
            <text:p>1702582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3/12/14/[$LATEST]4cfbec6dbf254bf991aef8be014d75ac</text:p>
          </table:table-cell>
          <table:table-cell office:value-type="float" office:value="36167" calcext:value-type="float">
            <text:p>36167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unknown</text:p>
          </table:table-cell>
          <table:table-cell office:value-type="float" office:value="81864" calcext:value-type="float">
            <text:p>81864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495" calcext:value-type="float">
            <text:p>495</text:p>
          </table:table-cell>
          <table:table-cell office:value-type="float" office:value="11" calcext:value-type="float">
            <text:p>11</text:p>
          </table:table-cell>
          <table:table-cell office:value-type="float" office:value="1702583229716" calcext:value-type="float">
            <text:p>17025832297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9912" calcext:value-type="float">
            <text:p>41991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27.14" calcext:value-type="float">
            <text:p>13427.14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984" calcext:value-type="float">
            <text:p>1109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118.14" calcext:value-type="float">
            <text:p>14118.14</text:p>
          </table:table-cell>
          <table:table-cell office:value-type="float" office:value="691" calcext:value-type="float">
            <text:p>691</text:p>
          </table:table-cell>
          <table:table-cell office:value-type="float" office:value="10.19" calcext:value-type="float">
            <text:p>10.19</text:p>
          </table:table-cell>
          <table:table-cell office:value-type="float" office:value="1702583229025" calcext:value-type="float">
            <text:p>1702583229025</text:p>
          </table:table-cell>
          <table:table-cell office:value-type="float" office:value="667540" calcext:value-type="float">
            <text:p>66754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a29ec960-d6dd-44f4-a054-2029d578f3a0</text:p>
          </table:table-cell>
          <table:table-cell office:value-type="string" calcext:value-type="string">
            <text:p>pkr2H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15" calcext:value-type="float">
            <text:p>1702582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3/12/14/[$LATEST]585eddedd68b494e95e6c97b586db072</text:p>
          </table:table-cell>
          <table:table-cell office:value-type="float" office:value="31720" calcext:value-type="float">
            <text:p>31720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unknown</text:p>
          </table:table-cell>
          <table:table-cell office:value-type="float" office:value="24314" calcext:value-type="float">
            <text:p>2431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office:value-type="float" office:value="1702583229510" calcext:value-type="float">
            <text:p>17025832295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3220" calcext:value-type="float">
            <text:p>4232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508.34" calcext:value-type="float">
            <text:p>13508.34</text:p>
          </table:table-cell>
          <table:table-cell office:value-type="float" office:value="1079" calcext:value-type="float">
            <text:p>1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59" calcext:value-type="float">
            <text:p>1142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12.34" calcext:value-type="float">
            <text:p>14212.34</text:p>
          </table:table-cell>
          <table:table-cell office:value-type="float" office:value="704" calcext:value-type="float">
            <text:p>704</text:p>
          </table:table-cell>
          <table:table-cell office:value-type="float" office:value="10.42" calcext:value-type="float">
            <text:p>10.42</text:p>
          </table:table-cell>
          <table:table-cell office:value-type="float" office:value="1702583228806" calcext:value-type="float">
            <text:p>1702583228806</text:p>
          </table:table-cell>
          <table:table-cell office:value-type="float" office:value="667540" calcext:value-type="float">
            <text:p>66754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6075f65d-35f7-4ee1-b946-8a197e5d51b5</text:p>
          </table:table-cell>
          <table:table-cell office:value-type="string" calcext:value-type="string">
            <text:p>hDYVi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102" calcext:value-type="float">
            <text:p>1702583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3/12/14/[$LATEST]64025b0c1b184ad2a264589b1c0ce3ed</text:p>
          </table:table-cell>
          <table:table-cell office:value-type="float" office:value="37913" calcext:value-type="float">
            <text:p>37913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unknown</text:p>
          </table:table-cell>
          <table:table-cell office:value-type="float" office:value="74749" calcext:value-type="float">
            <text:p>74749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- Model unknown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1702583229966" calcext:value-type="float">
            <text:p>170258322996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24948" calcext:value-type="float">
            <text:p>42494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738.04" calcext:value-type="float">
            <text:p>13738.04</text:p>
          </table:table-cell>
          <table:table-cell office:value-type="float" office:value="1071" calcext:value-type="float">
            <text:p>1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73" calcext:value-type="float">
            <text:p>1125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14.04" calcext:value-type="float">
            <text:p>14214.04</text:p>
          </table:table-cell>
          <table:table-cell office:value-type="float" office:value="476" calcext:value-type="float">
            <text:p>476</text:p>
          </table:table-cell>
          <table:table-cell office:value-type="float" office:value="11.84" calcext:value-type="float">
            <text:p>11.84</text:p>
          </table:table-cell>
          <table:table-cell office:value-type="float" office:value="1702583229490" calcext:value-type="float">
            <text:p>1702583229490</text:p>
          </table:table-cell>
          <table:table-cell office:value-type="float" office:value="667540" calcext:value-type="float">
            <text:p>66754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13d03eff-ba17-426a-bf5c-a1dd0f8ac3ec</text:p>
          </table:table-cell>
          <table:table-cell office:value-type="string" calcext:value-type="string">
            <text:p>GgmSY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51" calcext:value-type="float">
            <text:p>1702582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3/12/14/[$LATEST]585eddedd68b494e95e6c97b586db072</text:p>
          </table:table-cell>
          <table:table-cell office:value-type="float" office:value="34016" calcext:value-type="float">
            <text:p>3401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24434" calcext:value-type="float">
            <text:p>24434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- Model unknown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office:value-type="float" office:value="1702583230016" calcext:value-type="float">
            <text:p>17025832300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2156" calcext:value-type="float">
            <text:p>4221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54.79" calcext:value-type="float">
            <text:p>13454.79</text:p>
          </table:table-cell>
          <table:table-cell office:value-type="float" office:value="1081" calcext:value-type="float">
            <text:p>1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535" calcext:value-type="float">
            <text:p>1145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43.79" calcext:value-type="float">
            <text:p>13943.79</text:p>
          </table:table-cell>
          <table:table-cell office:value-type="float" office:value="489" calcext:value-type="float">
            <text:p>489</text:p>
          </table:table-cell>
          <table:table-cell office:value-type="float" office:value="12.2" calcext:value-type="float">
            <text:p>12.2</text:p>
          </table:table-cell>
          <table:table-cell office:value-type="float" office:value="1702583229527" calcext:value-type="float">
            <text:p>1702583229527</text:p>
          </table:table-cell>
          <table:table-cell office:value-type="float" office:value="667540" calcext:value-type="float">
            <text:p>667540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6075f65d-35f7-4ee1-b946-8a197e5d51b5</text:p>
          </table:table-cell>
          <table:table-cell office:value-type="string" calcext:value-type="string">
            <text:p>hDYVi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102" calcext:value-type="float">
            <text:p>1702583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3/12/14/[$LATEST]96332c5f112e4324b526d7055ea40b0d</text:p>
          </table:table-cell>
          <table:table-cell office:value-type="float" office:value="34899" calcext:value-type="float">
            <text:p>34899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unknown</text:p>
          </table:table-cell>
          <table:table-cell office:value-type="float" office:value="35450" calcext:value-type="float">
            <text:p>3545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office:value-type="float" office:value="1702583229812" calcext:value-type="float">
            <text:p>17025832298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3580" calcext:value-type="float">
            <text:p>4235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65.51" calcext:value-type="float">
            <text:p>13365.51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107" calcext:value-type="float">
            <text:p>115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29.51" calcext:value-type="float">
            <text:p>13829.51</text:p>
          </table:table-cell>
          <table:table-cell office:value-type="float" office:value="464" calcext:value-type="float">
            <text:p>464</text:p>
          </table:table-cell>
          <table:table-cell office:value-type="float" office:value="10.35" calcext:value-type="float">
            <text:p>10.35</text:p>
          </table:table-cell>
          <table:table-cell office:value-type="float" office:value="1702583229348" calcext:value-type="float">
            <text:p>1702583229348</text:p>
          </table:table-cell>
          <table:table-cell office:value-type="float" office:value="667540" calcext:value-type="float">
            <text:p>66754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41cc2e91-52e8-445f-b3e5-a10dad5bd45d</text:p>
          </table:table-cell>
          <table:table-cell office:value-type="string" calcext:value-type="string">
            <text:p>DSjG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7" calcext:value-type="float">
            <text:p>1702583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3/12/14/[$LATEST]65eac04f339d4c0aaf5f4ca50e81a537</text:p>
          </table:table-cell>
          <table:table-cell office:value-type="float" office:value="40600" calcext:value-type="float">
            <text:p>4060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nknown</text:p>
          </table:table-cell>
          <table:table-cell office:value-type="float" office:value="107300" calcext:value-type="float">
            <text:p>10730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16" calcext:value-type="float">
            <text:p>516</text:p>
          </table:table-cell>
          <table:table-cell office:value-type="float" office:value="7" calcext:value-type="float">
            <text:p>7</text:p>
          </table:table-cell>
          <table:table-cell office:value-type="float" office:value="1702583229917" calcext:value-type="float">
            <text:p>17025832299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7100" calcext:value-type="float">
            <text:p>417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676.35" calcext:value-type="float">
            <text:p>13676.35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28" calcext:value-type="float">
            <text:p>1125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165.35" calcext:value-type="float">
            <text:p>14165.35</text:p>
          </table:table-cell>
          <table:table-cell office:value-type="float" office:value="489" calcext:value-type="float">
            <text:p>489</text:p>
          </table:table-cell>
          <table:table-cell office:value-type="float" office:value="11.25" calcext:value-type="float">
            <text:p>11.25</text:p>
          </table:table-cell>
          <table:table-cell office:value-type="float" office:value="1702583229428" calcext:value-type="float">
            <text:p>1702583229428</text:p>
          </table:table-cell>
          <table:table-cell office:value-type="float" office:value="667540" calcext:value-type="float">
            <text:p>66754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5fcf6bbc-efd3-4b2a-af5c-acc2d13110fd</text:p>
          </table:table-cell>
          <table:table-cell office:value-type="string" calcext:value-type="string">
            <text:p>VvKb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88" calcext:value-type="float">
            <text:p>1702582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3/12/14/[$LATEST]f07ba8acee8d4137a4b22611642d48d1</text:p>
          </table:table-cell>
          <table:table-cell office:value-type="float" office:value="46450" calcext:value-type="float">
            <text:p>46450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unknown</text:p>
          </table:table-cell>
          <table:table-cell office:value-type="float" office:value="215752" calcext:value-type="float">
            <text:p>215752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- Model unknown</text:p>
          </table:table-cell>
          <table:table-cell office:value-type="float" office:value="711" calcext:value-type="float">
            <text:p>711</text:p>
          </table:table-cell>
          <table:table-cell office:value-type="float" office:value="12" calcext:value-type="float">
            <text:p>12</text:p>
          </table:table-cell>
          <table:table-cell office:value-type="float" office:value="1702583229916" calcext:value-type="float">
            <text:p>17025832299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1620" calcext:value-type="float">
            <text:p>4316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53.61" calcext:value-type="float">
            <text:p>13953.61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635" calcext:value-type="float">
            <text:p>12363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536.61" calcext:value-type="float">
            <text:p>14536.61</text:p>
          </table:table-cell>
          <table:table-cell office:value-type="float" office:value="583" calcext:value-type="float">
            <text:p>583</text:p>
          </table:table-cell>
          <table:table-cell office:value-type="float" office:value="11.14" calcext:value-type="float">
            <text:p>11.14</text:p>
          </table:table-cell>
          <table:table-cell office:value-type="float" office:value="1702583229333" calcext:value-type="float">
            <text:p>1702583229333</text:p>
          </table:table-cell>
          <table:table-cell office:value-type="float" office:value="673180" calcext:value-type="float">
            <text:p>67318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39604db4-a5a4-4d2c-b185-23dab1161734</text:p>
          </table:table-cell>
          <table:table-cell office:value-type="string" calcext:value-type="string">
            <text:p>nhvv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5" calcext:value-type="float">
            <text:p>1702582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3/12/14/[$LATEST]86b22730545a465e84e38af33e8be2e6</text:p>
          </table:table-cell>
          <table:table-cell office:value-type="float" office:value="41065" calcext:value-type="float">
            <text:p>4106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unknown</text:p>
          </table:table-cell>
          <table:table-cell office:value-type="float" office:value="116733" calcext:value-type="float">
            <text:p>116733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- Model unknown</text:p>
          </table:table-cell>
          <table:table-cell office:value-type="float" office:value="561" calcext:value-type="float">
            <text:p>561</text:p>
          </table:table-cell>
          <table:table-cell office:value-type="float" office:value="3" calcext:value-type="float">
            <text:p>3</text:p>
          </table:table-cell>
          <table:table-cell office:value-type="float" office:value="1702583229942" calcext:value-type="float">
            <text:p>17025832299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0584" calcext:value-type="float">
            <text:p>41058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33.16" calcext:value-type="float">
            <text:p>13933.16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205" calcext:value-type="float">
            <text:p>1182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96.16" calcext:value-type="float">
            <text:p>14396.16</text:p>
          </table:table-cell>
          <table:table-cell office:value-type="float" office:value="463" calcext:value-type="float">
            <text:p>463</text:p>
          </table:table-cell>
          <table:table-cell office:value-type="float" office:value="11.66" calcext:value-type="float">
            <text:p>11.66</text:p>
          </table:table-cell>
          <table:table-cell office:value-type="float" office:value="1702583229479" calcext:value-type="float">
            <text:p>1702583229479</text:p>
          </table:table-cell>
          <table:table-cell office:value-type="float" office:value="667540" calcext:value-type="float">
            <text:p>66754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e6ecb96-675b-4be9-9d0c-555b2943074d</text:p>
          </table:table-cell>
          <table:table-cell office:value-type="string" calcext:value-type="string">
            <text:p>ofXn3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40" calcext:value-type="float">
            <text:p>1702582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3/12/14/[$LATEST]fd3fd4a84ff04333930f95eba64b0f60</text:p>
          </table:table-cell>
          <table:table-cell office:value-type="float" office:value="40510" calcext:value-type="float">
            <text:p>4051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unknown</text:p>
          </table:table-cell>
          <table:table-cell office:value-type="float" office:value="106136" calcext:value-type="float">
            <text:p>10613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office:value-type="float" office:value="1702583230085" calcext:value-type="float">
            <text:p>170258323008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15700" calcext:value-type="float">
            <text:p>4157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294.03" calcext:value-type="float">
            <text:p>13294.03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586" calcext:value-type="float">
            <text:p>1145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79.03" calcext:value-type="float">
            <text:p>13779.03</text:p>
          </table:table-cell>
          <table:table-cell office:value-type="float" office:value="485" calcext:value-type="float">
            <text:p>485</text:p>
          </table:table-cell>
          <table:table-cell office:value-type="float" office:value="12.82" calcext:value-type="float">
            <text:p>12.82</text:p>
          </table:table-cell>
          <table:table-cell office:value-type="float" office:value="1702583229600" calcext:value-type="float">
            <text:p>1702583229600</text:p>
          </table:table-cell>
          <table:table-cell office:value-type="float" office:value="667540" calcext:value-type="float">
            <text:p>66754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76dd71b-c504-43f8-ac24-c563c89909cd</text:p>
          </table:table-cell>
          <table:table-cell office:value-type="string" calcext:value-type="string">
            <text:p>GaK7g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94" calcext:value-type="float">
            <text:p>1702582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3/12/14/[$LATEST]243104ae5b5c4d79bae0677bf1c73158</text:p>
          </table:table-cell>
          <table:table-cell office:value-type="float" office:value="42148" calcext:value-type="float">
            <text:p>42148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unknown</text:p>
          </table:table-cell>
          <table:table-cell office:value-type="float" office:value="126274" calcext:value-type="float">
            <text:p>126274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- Model unknown</text:p>
          </table:table-cell>
          <table:table-cell office:value-type="float" office:value="503" calcext:value-type="float">
            <text:p>503</text:p>
          </table:table-cell>
          <table:table-cell office:value-type="float" office:value="8" calcext:value-type="float">
            <text:p>8</text:p>
          </table:table-cell>
          <table:table-cell office:value-type="float" office:value="1702583230086" calcext:value-type="float">
            <text:p>170258323008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1188" calcext:value-type="float">
            <text:p>4211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24.79" calcext:value-type="float">
            <text:p>13924.79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88" calcext:value-type="float">
            <text:p>1118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78.79" calcext:value-type="float">
            <text:p>14378.79</text:p>
          </table:table-cell>
          <table:table-cell office:value-type="float" office:value="454" calcext:value-type="float">
            <text:p>454</text:p>
          </table:table-cell>
          <table:table-cell office:value-type="float" office:value="13.02" calcext:value-type="float">
            <text:p>13.02</text:p>
          </table:table-cell>
          <table:table-cell office:value-type="float" office:value="1702583229632" calcext:value-type="float">
            <text:p>1702583229632</text:p>
          </table:table-cell>
          <table:table-cell office:value-type="float" office:value="667540" calcext:value-type="float">
            <text:p>66754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ecc4ff3-dc45-4938-b134-e731ab97dc2b</text:p>
          </table:table-cell>
          <table:table-cell office:value-type="string" calcext:value-type="string">
            <text:p>jVciF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593" calcext:value-type="float">
            <text:p>1702582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3/12/14/[$LATEST]dc5dd658142b429a8cc15aca4158ca9b</text:p>
          </table:table-cell>
          <table:table-cell office:value-type="float" office:value="37300" calcext:value-type="float">
            <text:p>3730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unknown</text:p>
          </table:table-cell>
          <table:table-cell office:value-type="float" office:value="40547" calcext:value-type="float">
            <text:p>40547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- Model unknown</text:p>
          </table:table-cell>
          <table:table-cell office:value-type="float" office:value="556" calcext:value-type="float">
            <text:p>556</text:p>
          </table:table-cell>
          <table:table-cell office:value-type="float" office:value="9" calcext:value-type="float">
            <text:p>9</text:p>
          </table:table-cell>
          <table:table-cell office:value-type="float" office:value="1702583230105" calcext:value-type="float">
            <text:p>17025832301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3736" calcext:value-type="float">
            <text:p>41373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787.84" calcext:value-type="float">
            <text:p>13787.84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897" calcext:value-type="float">
            <text:p>1198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80.84" calcext:value-type="float">
            <text:p>14380.84</text:p>
          </table:table-cell>
          <table:table-cell office:value-type="float" office:value="593" calcext:value-type="float">
            <text:p>593</text:p>
          </table:table-cell>
          <table:table-cell office:value-type="float" office:value="12.44" calcext:value-type="float">
            <text:p>12.44</text:p>
          </table:table-cell>
          <table:table-cell office:value-type="float" office:value="1702583229512" calcext:value-type="float">
            <text:p>1702583229512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655cbd16-88c1-4448-acfa-1c6837c72fab</text:p>
          </table:table-cell>
          <table:table-cell office:value-type="string" calcext:value-type="string">
            <text:p>uvl1k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21" calcext:value-type="float">
            <text:p>1702583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3/12/14/[$LATEST]4cfbec6dbf254bf991aef8be014d75ac</text:p>
          </table:table-cell>
          <table:table-cell office:value-type="float" office:value="38534" calcext:value-type="float">
            <text:p>3853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nknown</text:p>
          </table:table-cell>
          <table:table-cell office:value-type="float" office:value="81994" calcext:value-type="float">
            <text:p>8199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07" calcext:value-type="float">
            <text:p>507</text:p>
          </table:table-cell>
          <table:table-cell office:value-type="float" office:value="5" calcext:value-type="float">
            <text:p>5</text:p>
          </table:table-cell>
          <table:table-cell office:value-type="float" office:value="1702583230258" calcext:value-type="float">
            <text:p>17025832302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6560" calcext:value-type="float">
            <text:p>4165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87.03" calcext:value-type="float">
            <text:p>13987.03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66" calcext:value-type="float">
            <text:p>111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460.03" calcext:value-type="float">
            <text:p>14460.03</text:p>
          </table:table-cell>
          <table:table-cell office:value-type="float" office:value="473" calcext:value-type="float">
            <text:p>473</text:p>
          </table:table-cell>
          <table:table-cell office:value-type="float" office:value="15.06" calcext:value-type="float">
            <text:p>15.06</text:p>
          </table:table-cell>
          <table:table-cell office:value-type="float" office:value="1702583229785" calcext:value-type="float">
            <text:p>1702583229785</text:p>
          </table:table-cell>
          <table:table-cell office:value-type="float" office:value="667540" calcext:value-type="float">
            <text:p>66754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29ec960-d6dd-44f4-a054-2029d578f3a0</text:p>
          </table:table-cell>
          <table:table-cell office:value-type="string" calcext:value-type="string">
            <text:p>pkr2H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15" calcext:value-type="float">
            <text:p>1702582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3/12/14/[$LATEST]053a75f8c9754b609174dbb64f6132da</text:p>
          </table:table-cell>
          <table:table-cell office:value-type="float" office:value="38971" calcext:value-type="float">
            <text:p>3897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known</text:p>
          </table:table-cell>
          <table:table-cell office:value-type="float" office:value="87557" calcext:value-type="float">
            <text:p>87557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14" calcext:value-type="float">
            <text:p>514</text:p>
          </table:table-cell>
          <table:table-cell office:value-type="float" office:value="5" calcext:value-type="float">
            <text:p>5</text:p>
          </table:table-cell>
          <table:table-cell office:value-type="float" office:value="1702583230219" calcext:value-type="float">
            <text:p>17025832302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2276" calcext:value-type="float">
            <text:p>42227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850.49" calcext:value-type="float">
            <text:p>13850.49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71" calcext:value-type="float">
            <text:p>1137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33.49" calcext:value-type="float">
            <text:p>14333.49</text:p>
          </table:table-cell>
          <table:table-cell office:value-type="float" office:value="483" calcext:value-type="float">
            <text:p>483</text:p>
          </table:table-cell>
          <table:table-cell office:value-type="float" office:value="14.47" calcext:value-type="float">
            <text:p>14.47</text:p>
          </table:table-cell>
          <table:table-cell office:value-type="float" office:value="1702583229736" calcext:value-type="float">
            <text:p>1702583229736</text:p>
          </table:table-cell>
          <table:table-cell office:value-type="float" office:value="667540" calcext:value-type="float">
            <text:p>66754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84ceafff-0e20-4012-a357-176e9f590047</text:p>
          </table:table-cell>
          <table:table-cell office:value-type="string" calcext:value-type="string">
            <text:p>QSBB6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787" calcext:value-type="float">
            <text:p>1702582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3/12/14/[$LATEST]81042aeec7d147fe8f4e9ef1272c37ae</text:p>
          </table:table-cell>
          <table:table-cell office:value-type="float" office:value="45816" calcext:value-type="float">
            <text:p>45816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unknown</text:p>
          </table:table-cell>
          <table:table-cell office:value-type="float" office:value="150655" calcext:value-type="float">
            <text:p>15065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- Model unknown</text:p>
          </table:table-cell>
          <table:table-cell office:value-type="float" office:value="551" calcext:value-type="float">
            <text:p>551</text:p>
          </table:table-cell>
          <table:table-cell office:value-type="float" office:value="13" calcext:value-type="float">
            <text:p>13</text:p>
          </table:table-cell>
          <table:table-cell office:value-type="float" office:value="1702583230253" calcext:value-type="float">
            <text:p>17025832302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1848" calcext:value-type="float">
            <text:p>42184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4147.35" calcext:value-type="float">
            <text:p>14147.35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431" calcext:value-type="float">
            <text:p>1134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736.35" calcext:value-type="float">
            <text:p>14736.35</text:p>
          </table:table-cell>
          <table:table-cell office:value-type="float" office:value="589" calcext:value-type="float">
            <text:p>589</text:p>
          </table:table-cell>
          <table:table-cell office:value-type="float" office:value="14.22" calcext:value-type="float">
            <text:p>14.22</text:p>
          </table:table-cell>
          <table:table-cell office:value-type="float" office:value="1702583229664" calcext:value-type="float">
            <text:p>1702583229664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8c8fd6e-f65b-449b-9241-fd35a3e8e5c9</text:p>
          </table:table-cell>
          <table:table-cell office:value-type="string" calcext:value-type="string">
            <text:p>NIdXb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471" calcext:value-type="float">
            <text:p>1702582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3/12/14/[$LATEST]c6bcfe8aed3047c1a88a5c7bfeaba68c</text:p>
          </table:table-cell>
          <table:table-cell office:value-type="float" office:value="45500" calcext:value-type="float">
            <text:p>45500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unknown</text:p>
          </table:table-cell>
          <table:table-cell office:value-type="float" office:value="117508" calcext:value-type="float">
            <text:p>117508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28" calcext:value-type="float">
            <text:p>528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358" calcext:value-type="float">
            <text:p>17025832303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8340" calcext:value-type="float">
            <text:p>4183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02.82" calcext:value-type="float">
            <text:p>13302.82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153" calcext:value-type="float">
            <text:p>1141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29.82" calcext:value-type="float">
            <text:p>13929.82</text:p>
          </table:table-cell>
          <table:table-cell office:value-type="float" office:value="627" calcext:value-type="float">
            <text:p>627</text:p>
          </table:table-cell>
          <table:table-cell office:value-type="float" office:value="15.02" calcext:value-type="float">
            <text:p>15.02</text:p>
          </table:table-cell>
          <table:table-cell office:value-type="float" office:value="1702583229731" calcext:value-type="float">
            <text:p>1702583229731</text:p>
          </table:table-cell>
          <table:table-cell office:value-type="float" office:value="667540" calcext:value-type="float">
            <text:p>66754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2f8881c7-2cc7-4425-b467-48aace2cd296</text:p>
          </table:table-cell>
          <table:table-cell office:value-type="string" calcext:value-type="string">
            <text:p>xGk5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37" calcext:value-type="float">
            <text:p>1702582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3/12/14/[$LATEST]57e67f0134974884a7f29d1f07adeb29</text:p>
          </table:table-cell>
          <table:table-cell office:value-type="float" office:value="35285" calcext:value-type="float">
            <text:p>35285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unknown</text:p>
          </table:table-cell>
          <table:table-cell office:value-type="float" office:value="69304" calcext:value-type="float">
            <text:p>6930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02" calcext:value-type="float">
            <text:p>502</text:p>
          </table:table-cell>
          <table:table-cell office:value-type="float" office:value="11" calcext:value-type="float">
            <text:p>11</text:p>
          </table:table-cell>
          <table:table-cell office:value-type="float" office:value="1702583230585" calcext:value-type="float">
            <text:p>17025832305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1808" calcext:value-type="float">
            <text:p>42180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748.71" calcext:value-type="float">
            <text:p>13748.71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33" calcext:value-type="float">
            <text:p>1118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441.71" calcext:value-type="float">
            <text:p>14441.71</text:p>
          </table:table-cell>
          <table:table-cell office:value-type="float" office:value="693" calcext:value-type="float">
            <text:p>693</text:p>
          </table:table-cell>
          <table:table-cell office:value-type="float" office:value="14.96" calcext:value-type="float">
            <text:p>14.96</text:p>
          </table:table-cell>
          <table:table-cell office:value-type="float" office:value="1702583229892" calcext:value-type="float">
            <text:p>1702583229892</text:p>
          </table:table-cell>
          <table:table-cell office:value-type="float" office:value="667540" calcext:value-type="float">
            <text:p>66754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90876805-fde7-40e8-bb7c-5a8c2235a6cd</text:p>
          </table:table-cell>
          <table:table-cell office:value-type="string" calcext:value-type="string">
            <text:p>j7zF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79" calcext:value-type="float">
            <text:p>1702582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3/12/14/[$LATEST]e0170a995f8541a58d72b9cc2953d250</text:p>
          </table:table-cell>
          <table:table-cell office:value-type="float" office:value="49181" calcext:value-type="float">
            <text:p>49181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unknown</text:p>
          </table:table-cell>
          <table:table-cell office:value-type="float" office:value="187236" calcext:value-type="float">
            <text:p>18723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357" calcext:value-type="float">
            <text:p>17025832303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7360" calcext:value-type="float">
            <text:p>4073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744.65" calcext:value-type="float">
            <text:p>13744.65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381" calcext:value-type="float">
            <text:p>1143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42.65" calcext:value-type="float">
            <text:p>14342.65</text:p>
          </table:table-cell>
          <table:table-cell office:value-type="float" office:value="598" calcext:value-type="float">
            <text:p>598</text:p>
          </table:table-cell>
          <table:table-cell office:value-type="float" office:value="15.21" calcext:value-type="float">
            <text:p>15.21</text:p>
          </table:table-cell>
          <table:table-cell office:value-type="float" office:value="1702583229759" calcext:value-type="float">
            <text:p>1702583229759</text:p>
          </table:table-cell>
          <table:table-cell office:value-type="float" office:value="667540" calcext:value-type="float">
            <text:p>66754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22ec6e41-2b2e-4639-949b-a70fa4b6268a</text:p>
          </table:table-cell>
          <table:table-cell office:value-type="string" calcext:value-type="string">
            <text:p>bCQW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288" calcext:value-type="float">
            <text:p>1702582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3/12/14/[$LATEST]96332c5f112e4324b526d7055ea40b0d</text:p>
          </table:table-cell>
          <table:table-cell office:value-type="float" office:value="37116" calcext:value-type="float">
            <text:p>37116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unknown</text:p>
          </table:table-cell>
          <table:table-cell office:value-type="float" office:value="35540" calcext:value-type="float">
            <text:p>3554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1702583230418" calcext:value-type="float">
            <text:p>17025832304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2680" calcext:value-type="float">
            <text:p>4226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663.57" calcext:value-type="float">
            <text:p>13663.57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229" calcext:value-type="float">
            <text:p>1152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08.57" calcext:value-type="float">
            <text:p>14208.57</text:p>
          </table:table-cell>
          <table:table-cell office:value-type="float" office:value="545" calcext:value-type="float">
            <text:p>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702583229873" calcext:value-type="float">
            <text:p>170258322987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1cc2e91-52e8-445f-b3e5-a10dad5bd45d</text:p>
          </table:table-cell>
          <table:table-cell office:value-type="string" calcext:value-type="string">
            <text:p>DSjG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7" calcext:value-type="float">
            <text:p>1702583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3/12/14/[$LATEST]5c306290e41242f7bd863be052459cca</text:p>
          </table:table-cell>
          <table:table-cell office:value-type="float" office:value="35178" calcext:value-type="float">
            <text:p>35178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unknown</text:p>
          </table:table-cell>
          <table:table-cell office:value-type="float" office:value="72527" calcext:value-type="float">
            <text:p>72527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04" calcext:value-type="float">
            <text:p>504</text:p>
          </table:table-cell>
          <table:table-cell office:value-type="float" office:value="13" calcext:value-type="float">
            <text:p>13</text:p>
          </table:table-cell>
          <table:table-cell office:value-type="float" office:value="1702583230522" calcext:value-type="float">
            <text:p>17025832305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16008" calcext:value-type="float">
            <text:p>41600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67.49" calcext:value-type="float">
            <text:p>13467.49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021" calcext:value-type="float">
            <text:p>1140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02.49" calcext:value-type="float">
            <text:p>14202.49</text:p>
          </table:table-cell>
          <table:table-cell office:value-type="float" office:value="735" calcext:value-type="float">
            <text:p>735</text:p>
          </table:table-cell>
          <table:table-cell office:value-type="float" office:value="15.14" calcext:value-type="float">
            <text:p>15.14</text:p>
          </table:table-cell>
          <table:table-cell office:value-type="float" office:value="1702583229787" calcext:value-type="float">
            <text:p>1702583229787</text:p>
          </table:table-cell>
          <table:table-cell office:value-type="float" office:value="667540" calcext:value-type="float">
            <text:p>667540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39bd89cc-45fa-4d5c-9ff9-db487b0c3bdf</text:p>
          </table:table-cell>
          <table:table-cell office:value-type="string" calcext:value-type="string">
            <text:p>b1jnw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62" calcext:value-type="float">
            <text:p>1702582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3/12/14/[$LATEST]dc5dd658142b429a8cc15aca4158ca9b</text:p>
          </table:table-cell>
          <table:table-cell office:value-type="float" office:value="39788" calcext:value-type="float">
            <text:p>39788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unknown</text:p>
          </table:table-cell>
          <table:table-cell office:value-type="float" office:value="40658" calcext:value-type="float">
            <text:p>4065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 office:value-type="float" office:value="1702583230575" calcext:value-type="float">
            <text:p>170258323057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12556" calcext:value-type="float">
            <text:p>4125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50" calcext:value-type="float">
            <text:p>13950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35" calcext:value-type="float">
            <text:p>1200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89" calcext:value-type="float">
            <text:p>14389</text:p>
          </table:table-cell>
          <table:table-cell office:value-type="float" office:value="439" calcext:value-type="float">
            <text:p>439</text:p>
          </table:table-cell>
          <table:table-cell office:value-type="float" office:value="15.5" calcext:value-type="float">
            <text:p>15.5</text:p>
          </table:table-cell>
          <table:table-cell office:value-type="float" office:value="1702583230136" calcext:value-type="float">
            <text:p>1702583230136</text:p>
          </table:table-cell>
          <table:table-cell office:value-type="float" office:value="667540" calcext:value-type="float">
            <text:p>66754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655cbd16-88c1-4448-acfa-1c6837c72fab</text:p>
          </table:table-cell>
          <table:table-cell office:value-type="string" calcext:value-type="string">
            <text:p>uvl1k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21" calcext:value-type="float">
            <text:p>1702583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23/12/14/[$LATEST]50841c4c396646d8b78f13ec65998028</text:p>
          </table:table-cell>
          <table:table-cell office:value-type="float" office:value="40545" calcext:value-type="float">
            <text:p>4054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nknown</text:p>
          </table:table-cell>
          <table:table-cell office:value-type="float" office:value="215563" calcext:value-type="float">
            <text:p>215563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636" calcext:value-type="float">
            <text:p>636</text:p>
          </table:table-cell>
          <table:table-cell office:value-type="float" office:value="16" calcext:value-type="float">
            <text:p>16</text:p>
          </table:table-cell>
          <table:table-cell office:value-type="float" office:value="1702583230505" calcext:value-type="float">
            <text:p>17025832305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100" calcext:value-type="float">
            <text:p>444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178.41" calcext:value-type="float">
            <text:p>13178.41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40" calcext:value-type="float">
            <text:p>11674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73.41" calcext:value-type="float">
            <text:p>13873.41</text:p>
          </table:table-cell>
          <table:table-cell office:value-type="float" office:value="695" calcext:value-type="float">
            <text:p>695</text:p>
          </table:table-cell>
          <table:table-cell office:value-type="float" office:value="15.22" calcext:value-type="float">
            <text:p>15.22</text:p>
          </table:table-cell>
          <table:table-cell office:value-type="float" office:value="1702583229810" calcext:value-type="float">
            <text:p>1702583229810</text:p>
          </table:table-cell>
          <table:table-cell office:value-type="float" office:value="673180" calcext:value-type="float">
            <text:p>673180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8544e924-e481-4a94-92c8-558952dabc67</text:p>
          </table:table-cell>
          <table:table-cell office:value-type="string" calcext:value-type="string">
            <text:p>XtroD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7" calcext:value-type="float">
            <text:p>1702582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3/12/14/[$LATEST]64025b0c1b184ad2a264589b1c0ce3ed</text:p>
          </table:table-cell>
          <table:table-cell office:value-type="float" office:value="40141" calcext:value-type="float">
            <text:p>40141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unknown</text:p>
          </table:table-cell>
          <table:table-cell office:value-type="float" office:value="74832" calcext:value-type="float">
            <text:p>74832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- Model unknown</text:p>
          </table:table-cell>
          <table:table-cell office:value-type="float" office:value="517" calcext:value-type="float">
            <text:p>517</text:p>
          </table:table-cell>
          <table:table-cell office:value-type="float" office:value="12" calcext:value-type="float">
            <text:p>12</text:p>
          </table:table-cell>
          <table:table-cell office:value-type="float" office:value="1702583230596" calcext:value-type="float">
            <text:p>17025832305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3800" calcext:value-type="float">
            <text:p>423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777.54" calcext:value-type="float">
            <text:p>13777.54</text:p>
          </table:table-cell>
          <table:table-cell office:value-type="float" office:value="1071" calcext:value-type="float">
            <text:p>1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93" calcext:value-type="float">
            <text:p>1126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69.54" calcext:value-type="float">
            <text:p>14369.54</text:p>
          </table:table-cell>
          <table:table-cell office:value-type="float" office:value="592" calcext:value-type="float">
            <text:p>592</text:p>
          </table:table-cell>
          <table:table-cell office:value-type="float" office:value="15.03" calcext:value-type="float">
            <text:p>15.03</text:p>
          </table:table-cell>
          <table:table-cell office:value-type="float" office:value="1702583230004" calcext:value-type="float">
            <text:p>1702583230004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13d03eff-ba17-426a-bf5c-a1dd0f8ac3ec</text:p>
          </table:table-cell>
          <table:table-cell office:value-type="string" calcext:value-type="string">
            <text:p>GgmSY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51" calcext:value-type="float">
            <text:p>1702582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3/12/14/[$LATEST]f07ba8acee8d4137a4b22611642d48d1</text:p>
          </table:table-cell>
          <table:table-cell office:value-type="float" office:value="48793" calcext:value-type="float">
            <text:p>48793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unknown</text:p>
          </table:table-cell>
          <table:table-cell office:value-type="float" office:value="215879" calcext:value-type="float">
            <text:p>21587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724" calcext:value-type="float">
            <text:p>724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515" calcext:value-type="float">
            <text:p>17025832305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9828" calcext:value-type="float">
            <text:p>42982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506.1" calcext:value-type="float">
            <text:p>13506.1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897" calcext:value-type="float">
            <text:p>1238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56.1" calcext:value-type="float">
            <text:p>13956.1</text:p>
          </table:table-cell>
          <table:table-cell office:value-type="float" office:value="450" calcext:value-type="float">
            <text:p>450</text:p>
          </table:table-cell>
          <table:table-cell office:value-type="float" office:value="15.86" calcext:value-type="float">
            <text:p>15.86</text:p>
          </table:table-cell>
          <table:table-cell office:value-type="float" office:value="1702583230065" calcext:value-type="float">
            <text:p>1702583230065</text:p>
          </table:table-cell>
          <table:table-cell office:value-type="float" office:value="673180" calcext:value-type="float">
            <text:p>67318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39604db4-a5a4-4d2c-b185-23dab1161734</text:p>
          </table:table-cell>
          <table:table-cell office:value-type="string" calcext:value-type="string">
            <text:p>nhvv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5" calcext:value-type="float">
            <text:p>1702582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3/12/14/[$LATEST]65eac04f339d4c0aaf5f4ca50e81a537</text:p>
          </table:table-cell>
          <table:table-cell office:value-type="float" office:value="42789" calcext:value-type="float">
            <text:p>42789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unknown</text:p>
          </table:table-cell>
          <table:table-cell office:value-type="float" office:value="107417" calcext:value-type="float">
            <text:p>107417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24" calcext:value-type="float">
            <text:p>524</text:p>
          </table:table-cell>
          <table:table-cell office:value-type="float" office:value="7" calcext:value-type="float">
            <text:p>7</text:p>
          </table:table-cell>
          <table:table-cell office:value-type="float" office:value="1702583230732" calcext:value-type="float">
            <text:p>17025832307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6028" calcext:value-type="float">
            <text:p>41602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516.28" calcext:value-type="float">
            <text:p>13516.28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49" calcext:value-type="float">
            <text:p>1126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160.28" calcext:value-type="float">
            <text:p>14160.28</text:p>
          </table:table-cell>
          <table:table-cell office:value-type="float" office:value="644" calcext:value-type="float">
            <text:p>644</text:p>
          </table:table-cell>
          <table:table-cell office:value-type="float" office:value="13.51" calcext:value-type="float">
            <text:p>13.51</text:p>
          </table:table-cell>
          <table:table-cell office:value-type="float" office:value="1702583230088" calcext:value-type="float">
            <text:p>1702583230088</text:p>
          </table:table-cell>
          <table:table-cell office:value-type="float" office:value="667540" calcext:value-type="float">
            <text:p>667540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5fcf6bbc-efd3-4b2a-af5c-acc2d13110fd</text:p>
          </table:table-cell>
          <table:table-cell office:value-type="string" calcext:value-type="string">
            <text:p>VvKb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88" calcext:value-type="float">
            <text:p>1702582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3/12/14/[$LATEST]243104ae5b5c4d79bae0677bf1c73158</text:p>
          </table:table-cell>
          <table:table-cell office:value-type="float" office:value="44370" calcext:value-type="float">
            <text:p>44370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unknown</text:p>
          </table:table-cell>
          <table:table-cell office:value-type="float" office:value="126355" calcext:value-type="float">
            <text:p>126355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11" calcext:value-type="float">
            <text:p>511</text:p>
          </table:table-cell>
          <table:table-cell office:value-type="float" office:value="8" calcext:value-type="float">
            <text:p>8</text:p>
          </table:table-cell>
          <table:table-cell office:value-type="float" office:value="1702583230753" calcext:value-type="float">
            <text:p>17025832307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0132" calcext:value-type="float">
            <text:p>42013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73.26" calcext:value-type="float">
            <text:p>13973.26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13" calcext:value-type="float">
            <text:p>11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611.26" calcext:value-type="float">
            <text:p>14611.26</text:p>
          </table:table-cell>
          <table:table-cell office:value-type="float" office:value="638" calcext:value-type="float">
            <text:p>638</text:p>
          </table:table-cell>
          <table:table-cell office:value-type="float" office:value="13.18" calcext:value-type="float">
            <text:p>13.18</text:p>
          </table:table-cell>
          <table:table-cell office:value-type="float" office:value="1702583230115" calcext:value-type="float">
            <text:p>1702583230115</text:p>
          </table:table-cell>
          <table:table-cell office:value-type="float" office:value="667540" calcext:value-type="float">
            <text:p>667540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ecc4ff3-dc45-4938-b134-e731ab97dc2b</text:p>
          </table:table-cell>
          <table:table-cell office:value-type="string" calcext:value-type="string">
            <text:p>jVciF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593" calcext:value-type="float">
            <text:p>1702582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3/12/14/[$LATEST]86b22730545a465e84e38af33e8be2e6</text:p>
          </table:table-cell>
          <table:table-cell office:value-type="float" office:value="43222" calcext:value-type="float">
            <text:p>43222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unknown</text:p>
          </table:table-cell>
          <table:table-cell office:value-type="float" office:value="116814" calcext:value-type="float">
            <text:p>116814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64" calcext:value-type="float">
            <text:p>564</text:p>
          </table:table-cell>
          <table:table-cell office:value-type="float" office:value="13" calcext:value-type="float">
            <text:p>13</text:p>
          </table:table-cell>
          <table:table-cell office:value-type="float" office:value="1702583230566" calcext:value-type="float">
            <text:p>170258323056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9356" calcext:value-type="float">
            <text:p>4093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680.7" calcext:value-type="float">
            <text:p>13680.7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318" calcext:value-type="float">
            <text:p>1183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93.7" calcext:value-type="float">
            <text:p>14293.7</text:p>
          </table:table-cell>
          <table:table-cell office:value-type="float" office:value="613" calcext:value-type="float">
            <text:p>613</text:p>
          </table:table-cell>
          <table:table-cell office:value-type="float" office:value="15.13" calcext:value-type="float">
            <text:p>15.13</text:p>
          </table:table-cell>
          <table:table-cell office:value-type="float" office:value="1702583229953" calcext:value-type="float">
            <text:p>170258322995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de6ecb96-675b-4be9-9d0c-555b2943074d</text:p>
          </table:table-cell>
          <table:table-cell office:value-type="string" calcext:value-type="string">
            <text:p>ofXn3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40" calcext:value-type="float">
            <text:p>1702582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3/12/14/[$LATEST]3e59dc04e1a24c5bb10e18c1863fc787</text:p>
          </table:table-cell>
          <table:table-cell office:value-type="float" office:value="31798" calcext:value-type="float">
            <text:p>31798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unknown</text:p>
          </table:table-cell>
          <table:table-cell office:value-type="float" office:value="31650" calcext:value-type="float">
            <text:p>31650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850" calcext:value-type="float">
            <text:p>17025832308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0236" calcext:value-type="float">
            <text:p>42023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191.66" calcext:value-type="float">
            <text:p>13191.66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03" calcext:value-type="float">
            <text:p>113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72.66" calcext:value-type="float">
            <text:p>13872.66</text:p>
          </table:table-cell>
          <table:table-cell office:value-type="float" office:value="681" calcext:value-type="float">
            <text:p>681</text:p>
          </table:table-cell>
          <table:table-cell office:value-type="float" office:value="11.54" calcext:value-type="float">
            <text:p>11.54</text:p>
          </table:table-cell>
          <table:table-cell office:value-type="float" office:value="1702583230169" calcext:value-type="float">
            <text:p>1702583230169</text:p>
          </table:table-cell>
          <table:table-cell office:value-type="float" office:value="667540" calcext:value-type="float">
            <text:p>66754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8794ca3a-7181-4ae7-ba58-78e734d80769</text:p>
          </table:table-cell>
          <table:table-cell office:value-type="string" calcext:value-type="string">
            <text:p>QWav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67" calcext:value-type="float">
            <text:p>1702583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3/12/14/[$LATEST]5ff35e6fdda543acb3deabf2fd79728d</text:p>
          </table:table-cell>
          <table:table-cell office:value-type="float" office:value="32234" calcext:value-type="float">
            <text:p>32234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unknown</text:p>
          </table:table-cell>
          <table:table-cell office:value-type="float" office:value="35322" calcext:value-type="float">
            <text:p>3532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490" calcext:value-type="float">
            <text:p>490</text:p>
          </table:table-cell>
          <table:table-cell office:value-type="float" office:value="11" calcext:value-type="float">
            <text:p>11</text:p>
          </table:table-cell>
          <table:table-cell office:value-type="float" office:value="1702583230802" calcext:value-type="float">
            <text:p>17025832308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1760" calcext:value-type="float">
            <text:p>4217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00.45" calcext:value-type="float">
            <text:p>13300.45</text:p>
          </table:table-cell>
          <table:table-cell office:value-type="float" office:value="1038" calcext:value-type="float">
            <text:p>1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58" calcext:value-type="float">
            <text:p>1133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014.45" calcext:value-type="float">
            <text:p>14014.45</text:p>
          </table:table-cell>
          <table:table-cell office:value-type="float" office:value="714" calcext:value-type="float">
            <text:p>714</text:p>
          </table:table-cell>
          <table:table-cell office:value-type="float" office:value="12.61" calcext:value-type="float">
            <text:p>12.61</text:p>
          </table:table-cell>
          <table:table-cell office:value-type="float" office:value="1702583230088" calcext:value-type="float">
            <text:p>1702583230088</text:p>
          </table:table-cell>
          <table:table-cell office:value-type="float" office:value="667540" calcext:value-type="float">
            <text:p>66754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dd061130-c465-413a-8a7f-9fefada2912b</text:p>
          </table:table-cell>
          <table:table-cell office:value-type="string" calcext:value-type="string">
            <text:p>nQ9Vc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9" calcext:value-type="float">
            <text:p>17025830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3/12/14/[$LATEST]a9c2b69cf49d4ed7bd1d0d871c368dd2</text:p>
          </table:table-cell>
          <table:table-cell office:value-type="float" office:value="40573" calcext:value-type="float">
            <text:p>4057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nknown</text:p>
          </table:table-cell>
          <table:table-cell office:value-type="float" office:value="209891" calcext:value-type="float">
            <text:p>209891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630" calcext:value-type="float">
            <text:p>630</text:p>
          </table:table-cell>
          <table:table-cell office:value-type="float" office:value="15" calcext:value-type="float">
            <text:p>15</text:p>
          </table:table-cell>
          <table:table-cell office:value-type="float" office:value="1702583230937" calcext:value-type="float">
            <text:p>170258323093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8824" calcext:value-type="float">
            <text:p>4388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91.49" calcext:value-type="float">
            <text:p>13491.49</text:p>
          </table:table-cell>
          <table:table-cell office:value-type="float" office:value="1083" calcext:value-type="float">
            <text:p>1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17" calcext:value-type="float">
            <text:p>1189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11.49" calcext:value-type="float">
            <text:p>14211.49</text:p>
          </table:table-cell>
          <table:table-cell office:value-type="float" office:value="720" calcext:value-type="float">
            <text:p>720</text:p>
          </table:table-cell>
          <table:table-cell office:value-type="float" office:value="9.84" calcext:value-type="float">
            <text:p>9.84</text:p>
          </table:table-cell>
          <table:table-cell office:value-type="float" office:value="1702583230217" calcext:value-type="float">
            <text:p>1702583230217</text:p>
          </table:table-cell>
          <table:table-cell office:value-type="float" office:value="673180" calcext:value-type="float">
            <text:p>67318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b0bb074d-34af-4c6a-a05a-c066323bb3d8</text:p>
          </table:table-cell>
          <table:table-cell office:value-type="string" calcext:value-type="string">
            <text:p>ByyI9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76" calcext:value-type="float">
            <text:p>1702582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3/12/14/[$LATEST]fd3fd4a84ff04333930f95eba64b0f60</text:p>
          </table:table-cell>
          <table:table-cell office:value-type="float" office:value="42718" calcext:value-type="float">
            <text:p>42718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unknown</text:p>
          </table:table-cell>
          <table:table-cell office:value-type="float" office:value="106227" calcext:value-type="float">
            <text:p>106227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- Model unknown</text:p>
          </table:table-cell>
          <table:table-cell office:value-type="float" office:value="528" calcext:value-type="float">
            <text:p>528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731" calcext:value-type="float">
            <text:p>17025832307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4660" calcext:value-type="float">
            <text:p>4146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93.36" calcext:value-type="float">
            <text:p>13393.36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12" calcext:value-type="float">
            <text:p>1147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72.36" calcext:value-type="float">
            <text:p>13972.36</text:p>
          </table:table-cell>
          <table:table-cell office:value-type="float" office:value="579" calcext:value-type="float">
            <text:p>579</text:p>
          </table:table-cell>
          <table:table-cell office:value-type="float" office:value="13.35" calcext:value-type="float">
            <text:p>13.35</text:p>
          </table:table-cell>
          <table:table-cell office:value-type="float" office:value="1702583230152" calcext:value-type="float">
            <text:p>1702583230152</text:p>
          </table:table-cell>
          <table:table-cell office:value-type="float" office:value="667540" calcext:value-type="float">
            <text:p>66754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76dd71b-c504-43f8-ac24-c563c89909cd</text:p>
          </table:table-cell>
          <table:table-cell office:value-type="string" calcext:value-type="string">
            <text:p>GaK7g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94" calcext:value-type="float">
            <text:p>1702582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3/12/14/[$LATEST]585eddedd68b494e95e6c97b586db072</text:p>
          </table:table-cell>
          <table:table-cell office:value-type="float" office:value="36172" calcext:value-type="float">
            <text:p>36172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unknown</text:p>
          </table:table-cell>
          <table:table-cell office:value-type="float" office:value="24519" calcext:value-type="float">
            <text:p>24519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- Model unknown</text:p>
          </table:table-cell>
          <table:table-cell office:value-type="float" office:value="527" calcext:value-type="float">
            <text:p>527</text:p>
          </table:table-cell>
          <table:table-cell office:value-type="float" office:value="8" calcext:value-type="float">
            <text:p>8</text:p>
          </table:table-cell>
          <table:table-cell office:value-type="float" office:value="1702583230632" calcext:value-type="float">
            <text:p>17025832306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0968" calcext:value-type="float">
            <text:p>42096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64.79" calcext:value-type="float">
            <text:p>13464.79</text:p>
          </table:table-cell>
          <table:table-cell office:value-type="float" office:value="1081" calcext:value-type="float">
            <text:p>1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649" calcext:value-type="float">
            <text:p>1146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070.79" calcext:value-type="float">
            <text:p>14070.79</text:p>
          </table:table-cell>
          <table:table-cell office:value-type="float" office:value="606" calcext:value-type="float">
            <text:p>606</text:p>
          </table:table-cell>
          <table:table-cell office:value-type="float" office:value="14.67" calcext:value-type="float">
            <text:p>14.67</text:p>
          </table:table-cell>
          <table:table-cell office:value-type="float" office:value="1702583230026" calcext:value-type="float">
            <text:p>1702583230026</text:p>
          </table:table-cell>
          <table:table-cell office:value-type="float" office:value="667540" calcext:value-type="float">
            <text:p>66754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6075f65d-35f7-4ee1-b946-8a197e5d51b5</text:p>
          </table:table-cell>
          <table:table-cell office:value-type="string" calcext:value-type="string">
            <text:p>hDYVi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102" calcext:value-type="float">
            <text:p>1702583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3/12/14/[$LATEST]96332c5f112e4324b526d7055ea40b0d</text:p>
          </table:table-cell>
          <table:table-cell office:value-type="float" office:value="39574" calcext:value-type="float">
            <text:p>39574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unknown</text:p>
          </table:table-cell>
          <table:table-cell office:value-type="float" office:value="35645" calcext:value-type="float">
            <text:p>35645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1702583230950" calcext:value-type="float">
            <text:p>17025832309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1560" calcext:value-type="float">
            <text:p>4215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61.36" calcext:value-type="float">
            <text:p>13361.36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63" calcext:value-type="float">
            <text:p>1153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14.36" calcext:value-type="float">
            <text:p>13814.36</text:p>
          </table:table-cell>
          <table:table-cell office:value-type="float" office:value="453" calcext:value-type="float">
            <text:p>453</text:p>
          </table:table-cell>
          <table:table-cell office:value-type="float" office:value="5.89" calcext:value-type="float">
            <text:p>5.89</text:p>
          </table:table-cell>
          <table:table-cell office:value-type="float" office:value="1702583230497" calcext:value-type="float">
            <text:p>1702583230497</text:p>
          </table:table-cell>
          <table:table-cell office:value-type="float" office:value="667540" calcext:value-type="float">
            <text:p>66754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41cc2e91-52e8-445f-b3e5-a10dad5bd45d</text:p>
          </table:table-cell>
          <table:table-cell office:value-type="string" calcext:value-type="string">
            <text:p>DSjG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7" calcext:value-type="float">
            <text:p>1702583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3/12/14/[$LATEST]4cfbec6dbf254bf991aef8be014d75ac</text:p>
          </table:table-cell>
          <table:table-cell office:value-type="float" office:value="40691" calcext:value-type="float">
            <text:p>40691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unknown</text:p>
          </table:table-cell>
          <table:table-cell office:value-type="float" office:value="82078" calcext:value-type="float">
            <text:p>82078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- Model unknown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1702583230821" calcext:value-type="float">
            <text:p>17025832308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5504" calcext:value-type="float">
            <text:p>41550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18.3" calcext:value-type="float">
            <text:p>13318.3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81" calcext:value-type="float">
            <text:p>1113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58.3" calcext:value-type="float">
            <text:p>13858.3</text:p>
          </table:table-cell>
          <table:table-cell office:value-type="float" office:value="540" calcext:value-type="float">
            <text:p>540</text:p>
          </table:table-cell>
          <table:table-cell office:value-type="float" office:value="10.81" calcext:value-type="float">
            <text:p>10.81</text:p>
          </table:table-cell>
          <table:table-cell office:value-type="float" office:value="1702583230281" calcext:value-type="float">
            <text:p>1702583230281</text:p>
          </table:table-cell>
          <table:table-cell office:value-type="float" office:value="667540" calcext:value-type="float">
            <text:p>66754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a29ec960-d6dd-44f4-a054-2029d578f3a0</text:p>
          </table:table-cell>
          <table:table-cell office:value-type="string" calcext:value-type="string">
            <text:p>pkr2H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15" calcext:value-type="float">
            <text:p>1702582815</text:p>
          </table:table-cell>
        </table:table-row>
        <table:table-row table:style-name="ro1">
          <table:table-cell office:value-type="string" calcext:value-type="string">
            <text:p>Successful Runs: 50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Category containerID: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ntainerID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avg_contextSwitches</text:p>
          </table:table-cell>
          <table:table-cell office:value-type="string" calcext:value-type="string">
            <text:p>avg_contextSwitchesDelta</text:p>
          </table:table-cell>
          <table:table-cell office:value-type="string" calcext:value-type="string">
            <text:p>avg_cpuIdleDelta</text:p>
          </table:table-cell>
          <table:table-cell office:value-type="string" calcext:value-type="string">
            <text:p>avg_cpuIowaitDelta</text:p>
          </table:table-cell>
          <table:table-cell office:value-type="string" calcext:value-type="string">
            <text:p>avg_cpuIrqDelta</text:p>
          </table:table-cell>
          <table:table-cell office:value-type="string" calcext:value-type="string">
            <text:p>avg_cpuKrnDelta</text:p>
          </table:table-cell>
          <table:table-cell office:value-type="string" calcext:value-type="string">
            <text:p>avg_cpuNiceDelta</text:p>
          </table:table-cell>
          <table:table-cell office:value-type="string" calcext:value-type="string">
            <text:p>avg_cpuSoftIrqDelta</text:p>
          </table:table-cell>
          <table:table-cell office:value-type="string" calcext:value-type="string">
            <text:p>cpuType_list</text:p>
          </table:table-cell>
          <table:table-cell office:value-type="string" calcext:value-type="string">
            <text:p>avg_cpuUsrDelta</text:p>
          </table:table-cell>
          <table:table-cell office:value-type="string" calcext:value-type="string">
            <text:p>avg_endTime</text:p>
          </table:table-cell>
          <table:table-cell office:value-type="string" calcext:value-type="string">
            <text:p>avg_frameworkRuntime</text:p>
          </table:table-cell>
          <table:table-cell office:value-type="string" calcext:value-type="string">
            <text:p>avg_frameworkRuntimeDeltas</text:p>
          </table:table-cell>
          <table:table-cell office:value-type="string" calcext:value-type="string">
            <text:p>avg_freeMemory</text:p>
          </table:table-cell>
          <table:table-cell office:value-type="string" calcext:value-type="string">
            <text:p>avg_functionMemory</text:p>
          </table:table-cell>
          <table:table-cell office:value-type="string" calcext:value-type="string">
            <text:p>avg_latency</text:p>
          </table:table-cell>
          <table:table-cell office:value-type="string" calcext:value-type="string">
            <text:p>avg_majorPageFaults</text:p>
          </table:table-cell>
          <table:table-cell office:value-type="string" calcext:value-type="string">
            <text:p>avg_majorPageFaultsDelta</text:p>
          </table:table-cell>
          <table:table-cell office:value-type="string" calcext:value-type="string">
            <text:p>sum_newcontainer</text:p>
          </table:table-cell>
          <table:table-cell office:value-type="string" calcext:value-type="string">
            <text:p>avg_pageFaults</text:p>
          </table:table-cell>
          <table:table-cell office:value-type="string" calcext:value-type="string">
            <text:p>avg_pageFaultsDelta</text:p>
          </table:table-cell>
          <table:table-cell office:value-type="string" calcext:value-type="string">
            <text:p>avg_roundTripTime</text:p>
          </table:table-cell>
          <table:table-cell office:value-type="string" calcext:value-type="string">
            <text:p>avg_runtime</text:p>
          </table:table-cell>
          <table:table-cell office:value-type="string" calcext:value-type="string">
            <text:p>avg_runtimeOverlap</text:p>
          </table:table-cell>
          <table:table-cell office:value-type="string" calcext:value-type="string">
            <text:p>avg_startTime</text:p>
          </table:table-cell>
          <table:table-cell office:value-type="string" calcext:value-type="string">
            <text:p>avg_tenants[vmID]</text:p>
          </table:table-cell>
          <table:table-cell office:value-type="string" calcext:value-type="string">
            <text:p>avg_totalMemory</text:p>
          </table:table-cell>
          <table:table-cell office:value-type="string" calcext:value-type="string">
            <text:p>avg_userRuntime</text:p>
          </table:table-cell>
          <table:table-cell office:value-type="string" calcext:value-type="string">
            <text:p>vmID_list</text:p>
          </table:table-cell>
          <table:table-cell office:value-type="string" calcext:value-type="string">
            <text:p>avg_vmcpusteal</text:p>
          </table:table-cell>
          <table:table-cell office:value-type="string" calcext:value-type="string">
            <text:p>avg_vmcpustealDelta</text:p>
          </table:table-cell>
          <table:table-cell office:value-type="string" calcext:value-type="string">
            <text:p>avg_vmupt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053a75f8c9754b609174dbb64f6132da</text:p>
          </table:table-cell>
          <table:table-cell office:value-type="float" office:value="2" calcext:value-type="float">
            <text:p>2</text:p>
          </table:table-cell>
          <table:table-cell office:value-type="float" office:value="37829.5" calcext:value-type="float">
            <text:p>37829.5</text:p>
          </table:table-cell>
          <table:table-cell office:value-type="float" office:value="2048" calcext:value-type="float">
            <text:p>2048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8" calcext:value-type="float">
            <text:p>8</text:p>
          </table:table-cell>
          <table:table-cell office:value-type="float" office:value="1702583229658.5" calcext:value-type="float">
            <text:p>1702583229658.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421854" calcext:value-type="float">
            <text:p>421854</text:p>
          </table:table-cell>
          <table:table-cell office:value-type="float" office:value="512" calcext:value-type="float">
            <text:p>512</text:p>
          </table:table-cell>
          <table:table-cell office:value-type="float" office:value="13450.06" calcext:value-type="float">
            <text:p>13450.06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12" calcext:value-type="float">
            <text:p>113712</text:p>
          </table:table-cell>
          <table:table-cell office:value-type="float" office:value="8" calcext:value-type="float">
            <text:p>8</text:p>
          </table:table-cell>
          <table:table-cell office:value-type="float" office:value="14052.06" calcext:value-type="float">
            <text:p>14052.06</text:p>
          </table:table-cell>
          <table:table-cell office:value-type="float" office:value="602" calcext:value-type="float">
            <text:p>602</text:p>
          </table:table-cell>
          <table:table-cell office:value-type="float" office:value="11.48" calcext:value-type="float">
            <text:p>11.48</text:p>
          </table:table-cell>
          <table:table-cell office:value-type="float" office:value="1702583229056.5" calcext:value-type="float">
            <text:p>1702583229056.5</text:p>
          </table:table-cell>
          <table:table-cell office:value-type="float" office:value="2" calcext:value-type="float">
            <text:p>2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['QSBB6E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787" calcext:value-type="float">
            <text:p>17025827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243104ae5b5c4d79bae0677bf1c73158</text:p>
          </table:table-cell>
          <table:table-cell office:value-type="float" office:value="3" calcext:value-type="float">
            <text:p>3</text:p>
          </table:table-cell>
          <table:table-cell office:value-type="float" office:value="42086.67" calcext:value-type="float">
            <text:p>42086.67</text:p>
          </table:table-cell>
          <table:table-cell office:value-type="float" office:value="2152.33" calcext:value-type="float">
            <text:p>2152.33</text:p>
          </table:table-cell>
          <table:table-cell office:value-type="float" office:value="109" calcext:value-type="float">
            <text:p>109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['unknown - Model unknown']</text:p>
          </table:table-cell>
          <table:table-cell office:value-type="float" office:value="9.67" calcext:value-type="float">
            <text:p>9.67</text:p>
          </table:table-cell>
          <table:table-cell office:value-type="float" office:value="1702583230145.33" calcext:value-type="float">
            <text:p>1702583230145.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1970.67" calcext:value-type="float">
            <text:p>421970.67</text:p>
          </table:table-cell>
          <table:table-cell office:value-type="float" office:value="512" calcext:value-type="float">
            <text:p>512</text:p>
          </table:table-cell>
          <table:table-cell office:value-type="float" office:value="13593.73" calcext:value-type="float">
            <text:p>13593.73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76.67" calcext:value-type="float">
            <text:p>111876.67</text:p>
          </table:table-cell>
          <table:table-cell office:value-type="float" office:value="27.33" calcext:value-type="float">
            <text:p>27.33</text:p>
          </table:table-cell>
          <table:table-cell office:value-type="float" office:value="14248.4" calcext:value-type="float">
            <text:p>14248.4</text:p>
          </table:table-cell>
          <table:table-cell office:value-type="float" office:value="654.67" calcext:value-type="float">
            <text:p>654.67</text:p>
          </table:table-cell>
          <table:table-cell office:value-type="float" office:value="12.18" calcext:value-type="float">
            <text:p>12.18</text:p>
          </table:table-cell>
          <table:table-cell office:value-type="float" office:value="1702583229490.67" calcext:value-type="float">
            <text:p>1702583229490.67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45.67" calcext:value-type="float">
            <text:p>645.67</text:p>
          </table:table-cell>
          <table:table-cell office:value-type="string" calcext:value-type="string">
            <text:p>['jVciFH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593" calcext:value-type="float">
            <text:p>17025825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3e59dc04e1a24c5bb10e18c1863fc787</text:p>
          </table:table-cell>
          <table:table-cell office:value-type="float" office:value="1" calcext:value-type="float">
            <text:p>1</text:p>
          </table:table-cell>
          <table:table-cell office:value-type="float" office:value="31798" calcext:value-type="float">
            <text:p>31798</text:p>
          </table:table-cell>
          <table:table-cell office:value-type="float" office:value="2099" calcext:value-type="float">
            <text:p>209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850" calcext:value-type="float">
            <text:p>17025832308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0236" calcext:value-type="float">
            <text:p>420236</text:p>
          </table:table-cell>
          <table:table-cell office:value-type="float" office:value="512" calcext:value-type="float">
            <text:p>512</text:p>
          </table:table-cell>
          <table:table-cell office:value-type="float" office:value="13191.66" calcext:value-type="float">
            <text:p>13191.66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03" calcext:value-type="float">
            <text:p>113603</text:p>
          </table:table-cell>
          <table:table-cell office:value-type="float" office:value="4" calcext:value-type="float">
            <text:p>4</text:p>
          </table:table-cell>
          <table:table-cell office:value-type="float" office:value="13872.66" calcext:value-type="float">
            <text:p>13872.66</text:p>
          </table:table-cell>
          <table:table-cell office:value-type="float" office:value="681" calcext:value-type="float">
            <text:p>681</text:p>
          </table:table-cell>
          <table:table-cell office:value-type="float" office:value="11.54" calcext:value-type="float">
            <text:p>11.54</text:p>
          </table:table-cell>
          <table:table-cell office:value-type="float" office:value="1702583230169" calcext:value-type="float">
            <text:p>1702583230169</text:p>
          </table:table-cell>
          <table:table-cell office:value-type="float" office:value="1" calcext:value-type="float">
            <text:p>1</text:p>
          </table:table-cell>
          <table:table-cell office:value-type="float" office:value="667540" calcext:value-type="float">
            <text:p>66754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['QWavOC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67" calcext:value-type="float">
            <text:p>17025830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4cfbec6dbf254bf991aef8be014d75ac</text:p>
          </table:table-cell>
          <table:table-cell office:value-type="float" office:value="3" calcext:value-type="float">
            <text:p>3</text:p>
          </table:table-cell>
          <table:table-cell office:value-type="float" office:value="38464" calcext:value-type="float">
            <text:p>38464</text:p>
          </table:table-cell>
          <table:table-cell office:value-type="float" office:value="2145.33" calcext:value-type="float">
            <text:p>2145.33</text:p>
          </table:table-cell>
          <table:table-cell office:value-type="float" office:value="95" calcext:value-type="float">
            <text:p>95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8.33" calcext:value-type="float">
            <text:p>8.33</text:p>
          </table:table-cell>
          <table:table-cell office:value-type="float" office:value="1702583230265" calcext:value-type="float">
            <text:p>1702583230265</text:p>
          </table:table-cell>
          <table:table-cell office:value-type="float" office:value="4.33" calcext:value-type="float">
            <text:p>4.33</text:p>
          </table:table-cell>
          <table:table-cell office:value-type="float" office:value="0.67" calcext:value-type="float">
            <text:p>0.67</text:p>
          </table:table-cell>
          <table:table-cell office:value-type="float" office:value="417325.33" calcext:value-type="float">
            <text:p>417325.33</text:p>
          </table:table-cell>
          <table:table-cell office:value-type="float" office:value="512" calcext:value-type="float">
            <text:p>512</text:p>
          </table:table-cell>
          <table:table-cell office:value-type="float" office:value="13577.49" calcext:value-type="float">
            <text:p>13577.49</text:p>
          </table:table-cell>
          <table:table-cell office:value-type="float" office:value="1068.33" calcext:value-type="float">
            <text:p>106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10.33" calcext:value-type="float">
            <text:p>111210.33</text:p>
          </table:table-cell>
          <table:table-cell office:value-type="float" office:value="17.67" calcext:value-type="float">
            <text:p>17.67</text:p>
          </table:table-cell>
          <table:table-cell office:value-type="float" office:value="14145.49" calcext:value-type="float">
            <text:p>14145.49</text:p>
          </table:table-cell>
          <table:table-cell office:value-type="float" office:value="568" calcext:value-type="float">
            <text:p>568</text:p>
          </table:table-cell>
          <table:table-cell office:value-type="float" office:value="12.02" calcext:value-type="float">
            <text:p>12.02</text:p>
          </table:table-cell>
          <table:table-cell office:value-type="float" office:value="1702583229697" calcext:value-type="float">
            <text:p>1702583229697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['pkr2HG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15" calcext:value-type="float">
            <text:p>17025828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50841c4c396646d8b78f13ec65998028</text:p>
          </table:table-cell>
          <table:table-cell office:value-type="float" office:value="1" calcext:value-type="float">
            <text:p>1</text:p>
          </table:table-cell>
          <table:table-cell office:value-type="float" office:value="40545" calcext:value-type="float">
            <text:p>40545</text:p>
          </table:table-cell>
          <table:table-cell office:value-type="float" office:value="2022" calcext:value-type="float">
            <text:p>202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6" calcext:value-type="float">
            <text:p>16</text:p>
          </table:table-cell>
          <table:table-cell office:value-type="float" office:value="1702583230505" calcext:value-type="float">
            <text:p>17025832305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100" calcext:value-type="float">
            <text:p>444100</text:p>
          </table:table-cell>
          <table:table-cell office:value-type="float" office:value="512" calcext:value-type="float">
            <text:p>512</text:p>
          </table:table-cell>
          <table:table-cell office:value-type="float" office:value="13178.41" calcext:value-type="float">
            <text:p>13178.41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40" calcext:value-type="float">
            <text:p>116740</text:p>
          </table:table-cell>
          <table:table-cell office:value-type="float" office:value="176" calcext:value-type="float">
            <text:p>176</text:p>
          </table:table-cell>
          <table:table-cell office:value-type="float" office:value="13873.41" calcext:value-type="float">
            <text:p>13873.41</text:p>
          </table:table-cell>
          <table:table-cell office:value-type="float" office:value="695" calcext:value-type="float">
            <text:p>695</text:p>
          </table:table-cell>
          <table:table-cell office:value-type="float" office:value="15.22" calcext:value-type="float">
            <text:p>15.22</text:p>
          </table:table-cell>
          <table:table-cell office:value-type="float" office:value="1702583229810" calcext:value-type="float">
            <text:p>1702583229810</text:p>
          </table:table-cell>
          <table:table-cell office:value-type="float" office:value="1" calcext:value-type="float">
            <text:p>1</text:p>
          </table:table-cell>
          <table:table-cell office:value-type="float" office:value="673180" calcext:value-type="float">
            <text:p>673180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['XtroDK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7" calcext:value-type="float">
            <text:p>17025821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57e67f0134974884a7f29d1f07adeb29</text:p>
          </table:table-cell>
          <table:table-cell office:value-type="float" office:value="1" calcext:value-type="float">
            <text:p>1</text:p>
          </table:table-cell>
          <table:table-cell office:value-type="float" office:value="35285" calcext:value-type="float">
            <text:p>35285</text:p>
          </table:table-cell>
          <table:table-cell office:value-type="float" office:value="2120" calcext:value-type="float">
            <text:p>2120</text:p>
          </table:table-cell>
          <table:table-cell office:value-type="float" office:value="116" calcext:value-type="float">
            <text:p>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1" calcext:value-type="float">
            <text:p>11</text:p>
          </table:table-cell>
          <table:table-cell office:value-type="float" office:value="1702583230585" calcext:value-type="float">
            <text:p>17025832305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1808" calcext:value-type="float">
            <text:p>421808</text:p>
          </table:table-cell>
          <table:table-cell office:value-type="float" office:value="512" calcext:value-type="float">
            <text:p>512</text:p>
          </table:table-cell>
          <table:table-cell office:value-type="float" office:value="13748.71" calcext:value-type="float">
            <text:p>13748.71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33" calcext:value-type="float">
            <text:p>111833</text:p>
          </table:table-cell>
          <table:table-cell office:value-type="float" office:value="4" calcext:value-type="float">
            <text:p>4</text:p>
          </table:table-cell>
          <table:table-cell office:value-type="float" office:value="14441.71" calcext:value-type="float">
            <text:p>14441.71</text:p>
          </table:table-cell>
          <table:table-cell office:value-type="float" office:value="693" calcext:value-type="float">
            <text:p>693</text:p>
          </table:table-cell>
          <table:table-cell office:value-type="float" office:value="14.96" calcext:value-type="float">
            <text:p>14.96</text:p>
          </table:table-cell>
          <table:table-cell office:value-type="float" office:value="1702583229892" calcext:value-type="float">
            <text:p>1702583229892</text:p>
          </table:table-cell>
          <table:table-cell office:value-type="float" office:value="1" calcext:value-type="float">
            <text:p>1</text:p>
          </table:table-cell>
          <table:table-cell office:value-type="float" office:value="667540" calcext:value-type="float">
            <text:p>66754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['j7zFEA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79" calcext:value-type="float">
            <text:p>17025828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585eddedd68b494e95e6c97b586db072</text:p>
          </table:table-cell>
          <table:table-cell office:value-type="float" office:value="3" calcext:value-type="float">
            <text:p>3</text:p>
          </table:table-cell>
          <table:table-cell office:value-type="float" office:value="33969.33" calcext:value-type="float">
            <text:p>33969.33</text:p>
          </table:table-cell>
          <table:table-cell office:value-type="float" office:value="2107" calcext:value-type="float">
            <text:p>2107</text:p>
          </table:table-cell>
          <table:table-cell office:value-type="float" office:value="100.33" calcext:value-type="float">
            <text:p>100.33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['unknown - Model unknown']</text:p>
          </table:table-cell>
          <table:table-cell office:value-type="float" office:value="8.33" calcext:value-type="float">
            <text:p>8.33</text:p>
          </table:table-cell>
          <table:table-cell office:value-type="float" office:value="1702583230052.67" calcext:value-type="float">
            <text:p>1702583230052.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2114.67" calcext:value-type="float">
            <text:p>422114.67</text:p>
          </table:table-cell>
          <table:table-cell office:value-type="float" office:value="512" calcext:value-type="float">
            <text:p>512</text:p>
          </table:table-cell>
          <table:table-cell office:value-type="float" office:value="13475.97" calcext:value-type="float">
            <text:p>13475.97</text:p>
          </table:table-cell>
          <table:table-cell office:value-type="float" office:value="1080.33" calcext:value-type="float">
            <text:p>108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481" calcext:value-type="float">
            <text:p>114481</text:p>
          </table:table-cell>
          <table:table-cell office:value-type="float" office:value="10.67" calcext:value-type="float">
            <text:p>10.67</text:p>
          </table:table-cell>
          <table:table-cell office:value-type="float" office:value="14075.64" calcext:value-type="float">
            <text:p>14075.64</text:p>
          </table:table-cell>
          <table:table-cell office:value-type="float" office:value="599.67" calcext:value-type="float">
            <text:p>599.67</text:p>
          </table:table-cell>
          <table:table-cell office:value-type="float" office:value="12.43" calcext:value-type="float">
            <text:p>12.43</text:p>
          </table:table-cell>
          <table:table-cell office:value-type="float" office:value="1702583229453" calcext:value-type="float">
            <text:p>1702583229453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92.67" calcext:value-type="float">
            <text:p>592.67</text:p>
          </table:table-cell>
          <table:table-cell office:value-type="string" calcext:value-type="string">
            <text:p>['hDYViJ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102" calcext:value-type="float">
            <text:p>17025831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5c306290e41242f7bd863be052459cca</text:p>
          </table:table-cell>
          <table:table-cell office:value-type="float" office:value="1" calcext:value-type="float">
            <text:p>1</text:p>
          </table:table-cell>
          <table:table-cell office:value-type="float" office:value="35178" calcext:value-type="float">
            <text:p>35178</text:p>
          </table:table-cell>
          <table:table-cell office:value-type="float" office:value="2096" calcext:value-type="float">
            <text:p>209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3" calcext:value-type="float">
            <text:p>13</text:p>
          </table:table-cell>
          <table:table-cell office:value-type="float" office:value="1702583230522" calcext:value-type="float">
            <text:p>17025832305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16008" calcext:value-type="float">
            <text:p>416008</text:p>
          </table:table-cell>
          <table:table-cell office:value-type="float" office:value="512" calcext:value-type="float">
            <text:p>512</text:p>
          </table:table-cell>
          <table:table-cell office:value-type="float" office:value="13467.49" calcext:value-type="float">
            <text:p>13467.49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021" calcext:value-type="float">
            <text:p>114021</text:p>
          </table:table-cell>
          <table:table-cell office:value-type="float" office:value="19" calcext:value-type="float">
            <text:p>19</text:p>
          </table:table-cell>
          <table:table-cell office:value-type="float" office:value="14202.49" calcext:value-type="float">
            <text:p>14202.49</text:p>
          </table:table-cell>
          <table:table-cell office:value-type="float" office:value="735" calcext:value-type="float">
            <text:p>735</text:p>
          </table:table-cell>
          <table:table-cell office:value-type="float" office:value="15.14" calcext:value-type="float">
            <text:p>15.14</text:p>
          </table:table-cell>
          <table:table-cell office:value-type="float" office:value="1702583229787" calcext:value-type="float">
            <text:p>1702583229787</text:p>
          </table:table-cell>
          <table:table-cell office:value-type="float" office:value="1" calcext:value-type="float">
            <text:p>1</text:p>
          </table:table-cell>
          <table:table-cell office:value-type="float" office:value="667540" calcext:value-type="float">
            <text:p>667540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['b1jnwC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62" calcext:value-type="float">
            <text:p>17025828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5ff35e6fdda543acb3deabf2fd79728d</text:p>
          </table:table-cell>
          <table:table-cell office:value-type="float" office:value="1" calcext:value-type="float">
            <text:p>1</text:p>
          </table:table-cell>
          <table:table-cell office:value-type="float" office:value="32234" calcext:value-type="float">
            <text:p>32234</text:p>
          </table:table-cell>
          <table:table-cell office:value-type="float" office:value="2134" calcext:value-type="float">
            <text:p>213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1" calcext:value-type="float">
            <text:p>11</text:p>
          </table:table-cell>
          <table:table-cell office:value-type="float" office:value="1702583230802" calcext:value-type="float">
            <text:p>17025832308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1760" calcext:value-type="float">
            <text:p>421760</text:p>
          </table:table-cell>
          <table:table-cell office:value-type="float" office:value="512" calcext:value-type="float">
            <text:p>512</text:p>
          </table:table-cell>
          <table:table-cell office:value-type="float" office:value="13300.45" calcext:value-type="float">
            <text:p>13300.45</text:p>
          </table:table-cell>
          <table:table-cell office:value-type="float" office:value="1038" calcext:value-type="float">
            <text:p>1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58" calcext:value-type="float">
            <text:p>113358</text:p>
          </table:table-cell>
          <table:table-cell office:value-type="float" office:value="28" calcext:value-type="float">
            <text:p>28</text:p>
          </table:table-cell>
          <table:table-cell office:value-type="float" office:value="14014.45" calcext:value-type="float">
            <text:p>14014.45</text:p>
          </table:table-cell>
          <table:table-cell office:value-type="float" office:value="714" calcext:value-type="float">
            <text:p>714</text:p>
          </table:table-cell>
          <table:table-cell office:value-type="float" office:value="12.61" calcext:value-type="float">
            <text:p>12.61</text:p>
          </table:table-cell>
          <table:table-cell office:value-type="float" office:value="1702583230088" calcext:value-type="float">
            <text:p>1702583230088</text:p>
          </table:table-cell>
          <table:table-cell office:value-type="float" office:value="1" calcext:value-type="float">
            <text:p>1</text:p>
          </table:table-cell>
          <table:table-cell office:value-type="float" office:value="667540" calcext:value-type="float">
            <text:p>66754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['nQ9VcL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9" calcext:value-type="float">
            <text:p>17025830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64025b0c1b184ad2a264589b1c0ce3ed</text:p>
          </table:table-cell>
          <table:table-cell office:value-type="float" office:value="3" calcext:value-type="float">
            <text:p>3</text:p>
          </table:table-cell>
          <table:table-cell office:value-type="float" office:value="37851.67" calcext:value-type="float">
            <text:p>37851.67</text:p>
          </table:table-cell>
          <table:table-cell office:value-type="float" office:value="2132.67" calcext:value-type="float">
            <text:p>2132.67</text:p>
          </table:table-cell>
          <table:table-cell office:value-type="float" office:value="98.33" calcext:value-type="float">
            <text:p>98.33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0.33" calcext:value-type="float">
            <text:p>10.33</text:p>
          </table:table-cell>
          <table:table-cell office:value-type="float" office:value="1702583230011" calcext:value-type="float">
            <text:p>1702583230011</text:p>
          </table:table-cell>
          <table:table-cell office:value-type="float" office:value="10.33" calcext:value-type="float">
            <text:p>10.33</text:p>
          </table:table-cell>
          <table:table-cell office:value-type="float" office:value="1" calcext:value-type="float">
            <text:p>1</text:p>
          </table:table-cell>
          <table:table-cell office:value-type="float" office:value="424934.67" calcext:value-type="float">
            <text:p>424934.67</text:p>
          </table:table-cell>
          <table:table-cell office:value-type="float" office:value="512" calcext:value-type="float">
            <text:p>512</text:p>
          </table:table-cell>
          <table:table-cell office:value-type="float" office:value="13485.4" calcext:value-type="float">
            <text:p>13485.4</text:p>
          </table:table-cell>
          <table:table-cell office:value-type="float" office:value="1070.33" calcext:value-type="float">
            <text:p>107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18" calcext:value-type="float">
            <text:p>112518</text:p>
          </table:table-cell>
          <table:table-cell office:value-type="float" office:value="18" calcext:value-type="float">
            <text:p>18</text:p>
          </table:table-cell>
          <table:table-cell office:value-type="float" office:value="14085.06" calcext:value-type="float">
            <text:p>14085.06</text:p>
          </table:table-cell>
          <table:table-cell office:value-type="float" office:value="599.67" calcext:value-type="float">
            <text:p>599.67</text:p>
          </table:table-cell>
          <table:table-cell office:value-type="float" office:value="12.48" calcext:value-type="float">
            <text:p>12.48</text:p>
          </table:table-cell>
          <table:table-cell office:value-type="float" office:value="1702583229411.33" calcext:value-type="float">
            <text:p>1702583229411.33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8.33" calcext:value-type="float">
            <text:p>588.33</text:p>
          </table:table-cell>
          <table:table-cell office:value-type="string" calcext:value-type="string">
            <text:p>['GgmSYC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51" calcext:value-type="float">
            <text:p>17025828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65eac04f339d4c0aaf5f4ca50e81a537</text:p>
          </table:table-cell>
          <table:table-cell office:value-type="float" office:value="3" calcext:value-type="float">
            <text:p>3</text:p>
          </table:table-cell>
          <table:table-cell office:value-type="float" office:value="40561.33" calcext:value-type="float">
            <text:p>40561.33</text:p>
          </table:table-cell>
          <table:table-cell office:value-type="float" office:value="2126.67" calcext:value-type="float">
            <text:p>2126.67</text:p>
          </table:table-cell>
          <table:table-cell office:value-type="float" office:value="101.33" calcext:value-type="float">
            <text:p>101.33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8.67" calcext:value-type="float">
            <text:p>8.67</text:p>
          </table:table-cell>
          <table:table-cell office:value-type="float" office:value="1702583230021.67" calcext:value-type="float">
            <text:p>1702583230021.6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7117.33" calcext:value-type="float">
            <text:p>417117.33</text:p>
          </table:table-cell>
          <table:table-cell office:value-type="float" office:value="512" calcext:value-type="float">
            <text:p>512</text:p>
          </table:table-cell>
          <table:table-cell office:value-type="float" office:value="13401.89" calcext:value-type="float">
            <text:p>13401.89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29.67" calcext:value-type="float">
            <text:p>112529.67</text:p>
          </table:table-cell>
          <table:table-cell office:value-type="float" office:value="9" calcext:value-type="float">
            <text:p>9</text:p>
          </table:table-cell>
          <table:table-cell office:value-type="float" office:value="14008.56" calcext:value-type="float">
            <text:p>14008.56</text:p>
          </table:table-cell>
          <table:table-cell office:value-type="float" office:value="606.67" calcext:value-type="float">
            <text:p>606.67</text:p>
          </table:table-cell>
          <table:table-cell office:value-type="float" office:value="11.8" calcext:value-type="float">
            <text:p>11.8</text:p>
          </table:table-cell>
          <table:table-cell office:value-type="float" office:value="1702583229415" calcext:value-type="float">
            <text:p>1702583229415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98.67" calcext:value-type="float">
            <text:p>598.67</text:p>
          </table:table-cell>
          <table:table-cell office:value-type="string" calcext:value-type="string">
            <text:p>['VvKbTG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88" calcext:value-type="float">
            <text:p>17025826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81042aeec7d147fe8f4e9ef1272c37ae</text:p>
          </table:table-cell>
          <table:table-cell office:value-type="float" office:value="3" calcext:value-type="float">
            <text:p>3</text:p>
          </table:table-cell>
          <table:table-cell office:value-type="float" office:value="43582" calcext:value-type="float">
            <text:p>43582</text:p>
          </table:table-cell>
          <table:table-cell office:value-type="float" office:value="2085.33" calcext:value-type="float">
            <text:p>2085.33</text:p>
          </table:table-cell>
          <table:table-cell office:value-type="float" office:value="98.33" calcext:value-type="float">
            <text:p>98.33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1" calcext:value-type="float">
            <text:p>11</text:p>
          </table:table-cell>
          <table:table-cell office:value-type="float" office:value="1702583229675" calcext:value-type="float">
            <text:p>170258322967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3596" calcext:value-type="float">
            <text:p>423596</text:p>
          </table:table-cell>
          <table:table-cell office:value-type="float" office:value="512" calcext:value-type="float">
            <text:p>512</text:p>
          </table:table-cell>
          <table:table-cell office:value-type="float" office:value="13513.69" calcext:value-type="float">
            <text:p>13513.69</text:p>
          </table:table-cell>
          <table:table-cell office:value-type="float" office:value="1020.67" calcext:value-type="float">
            <text:p>102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262.67" calcext:value-type="float">
            <text:p>113262.67</text:p>
          </table:table-cell>
          <table:table-cell office:value-type="float" office:value="51.33" calcext:value-type="float">
            <text:p>51.33</text:p>
          </table:table-cell>
          <table:table-cell office:value-type="float" office:value="14103.02" calcext:value-type="float">
            <text:p>14103.02</text:p>
          </table:table-cell>
          <table:table-cell office:value-type="float" office:value="589.33" calcext:value-type="float">
            <text:p>589.33</text:p>
          </table:table-cell>
          <table:table-cell office:value-type="float" office:value="10.96" calcext:value-type="float">
            <text:p>10.96</text:p>
          </table:table-cell>
          <table:table-cell office:value-type="float" office:value="1702583229085.67" calcext:value-type="float">
            <text:p>1702583229085.67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1.33" calcext:value-type="float">
            <text:p>581.33</text:p>
          </table:table-cell>
          <table:table-cell office:value-type="string" calcext:value-type="string">
            <text:p>['NIdXbG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471" calcext:value-type="float">
            <text:p>17025824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86b22730545a465e84e38af33e8be2e6</text:p>
          </table:table-cell>
          <table:table-cell office:value-type="float" office:value="3" calcext:value-type="float">
            <text:p>3</text:p>
          </table:table-cell>
          <table:table-cell office:value-type="float" office:value="40997.67" calcext:value-type="float">
            <text:p>40997.67</text:p>
          </table:table-cell>
          <table:table-cell office:value-type="float" office:value="2119.67" calcext:value-type="float">
            <text:p>2119.67</text:p>
          </table:table-cell>
          <table:table-cell office:value-type="float" office:value="98.67" calcext:value-type="float">
            <text:p>98.67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['unknown - Model unknown']</text:p>
          </table:table-cell>
          <table:table-cell office:value-type="float" office:value="9.67" calcext:value-type="float">
            <text:p>9.67</text:p>
          </table:table-cell>
          <table:table-cell office:value-type="float" office:value="1702583229990.67" calcext:value-type="float">
            <text:p>1702583229990.67</text:p>
          </table:table-cell>
          <table:table-cell office:value-type="float" office:value="7" calcext:value-type="float">
            <text:p>7</text:p>
          </table:table-cell>
          <table:table-cell office:value-type="float" office:value="0.67" calcext:value-type="float">
            <text:p>0.67</text:p>
          </table:table-cell>
          <table:table-cell office:value-type="float" office:value="411176" calcext:value-type="float">
            <text:p>411176</text:p>
          </table:table-cell>
          <table:table-cell office:value-type="float" office:value="512" calcext:value-type="float">
            <text:p>512</text:p>
          </table:table-cell>
          <table:table-cell office:value-type="float" office:value="13591.38" calcext:value-type="float">
            <text:p>13591.38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54.67" calcext:value-type="float">
            <text:p>118154.67</text:p>
          </table:table-cell>
          <table:table-cell office:value-type="float" office:value="8.67" calcext:value-type="float">
            <text:p>8.67</text:p>
          </table:table-cell>
          <table:table-cell office:value-type="float" office:value="14185.38" calcext:value-type="float">
            <text:p>14185.38</text:p>
          </table:table-cell>
          <table:table-cell office:value-type="float" office:value="594" calcext:value-type="float">
            <text:p>594</text:p>
          </table:table-cell>
          <table:table-cell office:value-type="float" office:value="12.46" calcext:value-type="float">
            <text:p>12.46</text:p>
          </table:table-cell>
          <table:table-cell office:value-type="float" office:value="1702583229396.67" calcext:value-type="float">
            <text:p>1702583229396.67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6.33" calcext:value-type="float">
            <text:p>586.33</text:p>
          </table:table-cell>
          <table:table-cell office:value-type="string" calcext:value-type="string">
            <text:p>['ofXn3F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40" calcext:value-type="float">
            <text:p>17025826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96332c5f112e4324b526d7055ea40b0d</text:p>
          </table:table-cell>
          <table:table-cell office:value-type="float" office:value="4" calcext:value-type="float">
            <text:p>4</text:p>
          </table:table-cell>
          <table:table-cell office:value-type="float" office:value="36036.25" calcext:value-type="float">
            <text:p>36036.25</text:p>
          </table:table-cell>
          <table:table-cell office:value-type="float" office:value="2110" calcext:value-type="float">
            <text:p>2110</text:p>
          </table:table-cell>
          <table:table-cell office:value-type="float" office:value="93.25" calcext:value-type="float">
            <text:p>93.2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8.75" calcext:value-type="float">
            <text:p>8.75</text:p>
          </table:table-cell>
          <table:table-cell office:value-type="float" office:value="1702583230076.25" calcext:value-type="float">
            <text:p>1702583230076.2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423149" calcext:value-type="float">
            <text:p>423149</text:p>
          </table:table-cell>
          <table:table-cell office:value-type="float" office:value="512" calcext:value-type="float">
            <text:p>512</text:p>
          </table:table-cell>
          <table:table-cell office:value-type="float" office:value="13327.84" calcext:value-type="float">
            <text:p>13327.84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170.75" calcext:value-type="float">
            <text:p>115170.75</text:p>
          </table:table-cell>
          <table:table-cell office:value-type="float" office:value="15.75" calcext:value-type="float">
            <text:p>15.75</text:p>
          </table:table-cell>
          <table:table-cell office:value-type="float" office:value="13884.09" calcext:value-type="float">
            <text:p>13884.09</text:p>
          </table:table-cell>
          <table:table-cell office:value-type="float" office:value="556.25" calcext:value-type="float">
            <text:p>556.25</text:p>
          </table:table-cell>
          <table:table-cell office:value-type="float" office:value="10.07" calcext:value-type="float">
            <text:p>10.07</text:p>
          </table:table-cell>
          <table:table-cell office:value-type="float" office:value="1702583229520" calcext:value-type="float">
            <text:p>1702583229520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551.5" calcext:value-type="float">
            <text:p>551.5</text:p>
          </table:table-cell>
          <table:table-cell office:value-type="string" calcext:value-type="string">
            <text:p>['DSjGuN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7" calcext:value-type="float">
            <text:p>17025830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a9c2b69cf49d4ed7bd1d0d871c368dd2</text:p>
          </table:table-cell>
          <table:table-cell office:value-type="float" office:value="1" calcext:value-type="float">
            <text:p>1</text:p>
          </table:table-cell>
          <table:table-cell office:value-type="float" office:value="40573" calcext:value-type="float">
            <text:p>40573</text:p>
          </table:table-cell>
          <table:table-cell office:value-type="float" office:value="2016" calcext:value-type="float">
            <text:p>201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5" calcext:value-type="float">
            <text:p>15</text:p>
          </table:table-cell>
          <table:table-cell office:value-type="float" office:value="1702583230937" calcext:value-type="float">
            <text:p>170258323093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8824" calcext:value-type="float">
            <text:p>438824</text:p>
          </table:table-cell>
          <table:table-cell office:value-type="float" office:value="512" calcext:value-type="float">
            <text:p>512</text:p>
          </table:table-cell>
          <table:table-cell office:value-type="float" office:value="13491.49" calcext:value-type="float">
            <text:p>13491.49</text:p>
          </table:table-cell>
          <table:table-cell office:value-type="float" office:value="1083" calcext:value-type="float">
            <text:p>1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17" calcext:value-type="float">
            <text:p>118917</text:p>
          </table:table-cell>
          <table:table-cell office:value-type="float" office:value="17" calcext:value-type="float">
            <text:p>17</text:p>
          </table:table-cell>
          <table:table-cell office:value-type="float" office:value="14211.49" calcext:value-type="float">
            <text:p>14211.49</text:p>
          </table:table-cell>
          <table:table-cell office:value-type="float" office:value="720" calcext:value-type="float">
            <text:p>720</text:p>
          </table:table-cell>
          <table:table-cell office:value-type="float" office:value="9.84" calcext:value-type="float">
            <text:p>9.84</text:p>
          </table:table-cell>
          <table:table-cell office:value-type="float" office:value="1702583230217" calcext:value-type="float">
            <text:p>1702583230217</text:p>
          </table:table-cell>
          <table:table-cell office:value-type="float" office:value="1" calcext:value-type="float">
            <text:p>1</text:p>
          </table:table-cell>
          <table:table-cell office:value-type="float" office:value="673180" calcext:value-type="float">
            <text:p>67318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['ByyI9I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76" calcext:value-type="float">
            <text:p>17025821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c6bcfe8aed3047c1a88a5c7bfeaba68c</text:p>
          </table:table-cell>
          <table:table-cell office:value-type="float" office:value="3" calcext:value-type="float">
            <text:p>3</text:p>
          </table:table-cell>
          <table:table-cell office:value-type="float" office:value="43275" calcext:value-type="float">
            <text:p>43275</text:p>
          </table:table-cell>
          <table:table-cell office:value-type="float" office:value="2117.33" calcext:value-type="float">
            <text:p>2117.33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['unknown - Model unknown']</text:p>
          </table:table-cell>
          <table:table-cell office:value-type="float" office:value="8.67" calcext:value-type="float">
            <text:p>8.67</text:p>
          </table:table-cell>
          <table:table-cell office:value-type="float" office:value="1702583229529.67" calcext:value-type="float">
            <text:p>1702583229529.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9177.33" calcext:value-type="float">
            <text:p>419177.33</text:p>
          </table:table-cell>
          <table:table-cell office:value-type="float" office:value="512" calcext:value-type="float">
            <text:p>512</text:p>
          </table:table-cell>
          <table:table-cell office:value-type="float" office:value="13118.12" calcext:value-type="float">
            <text:p>13118.12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029.33" calcext:value-type="float">
            <text:p>114029.33</text:p>
          </table:table-cell>
          <table:table-cell office:value-type="float" office:value="17" calcext:value-type="float">
            <text:p>17</text:p>
          </table:table-cell>
          <table:table-cell office:value-type="float" office:value="13712.12" calcext:value-type="float">
            <text:p>13712.12</text:p>
          </table:table-cell>
          <table:table-cell office:value-type="float" office:value="594" calcext:value-type="float">
            <text:p>594</text:p>
          </table:table-cell>
          <table:table-cell office:value-type="float" office:value="10.39" calcext:value-type="float">
            <text:p>10.39</text:p>
          </table:table-cell>
          <table:table-cell office:value-type="float" office:value="1702583228935.67" calcext:value-type="float">
            <text:p>1702583228935.67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['xGk5gI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37" calcext:value-type="float">
            <text:p>17025826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dc5dd658142b429a8cc15aca4158ca9b</text:p>
          </table:table-cell>
          <table:table-cell office:value-type="float" office:value="4" calcext:value-type="float">
            <text:p>4</text:p>
          </table:table-cell>
          <table:table-cell office:value-type="float" office:value="36277.5" calcext:value-type="float">
            <text:p>36277.5</text:p>
          </table:table-cell>
          <table:table-cell office:value-type="float" office:value="2076.5" calcext:value-type="float">
            <text:p>2076.5</text:p>
          </table:table-cell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'unknown - Model unknown']</text:p>
          </table:table-cell>
          <table:table-cell office:value-type="float" office:value="7.75" calcext:value-type="float">
            <text:p>7.75</text:p>
          </table:table-cell>
          <table:table-cell office:value-type="float" office:value="1702583229740.75" calcext:value-type="float">
            <text:p>1702583229740.75</text:p>
          </table:table-cell>
          <table:table-cell office:value-type="float" office:value="13.25" calcext:value-type="float">
            <text:p>13.25</text:p>
          </table:table-cell>
          <table:table-cell office:value-type="float" office:value="0.25" calcext:value-type="float">
            <text:p>0.25</text:p>
          </table:table-cell>
          <table:table-cell office:value-type="float" office:value="414176" calcext:value-type="float">
            <text:p>414176</text:p>
          </table:table-cell>
          <table:table-cell office:value-type="float" office:value="512" calcext:value-type="float">
            <text:p>512</text:p>
          </table:table-cell>
          <table:table-cell office:value-type="float" office:value="13550.36" calcext:value-type="float">
            <text:p>13550.36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841.25" calcext:value-type="float">
            <text:p>119841.25</text:p>
          </table:table-cell>
          <table:table-cell office:value-type="float" office:value="14.5" calcext:value-type="float">
            <text:p>14.5</text:p>
          </table:table-cell>
          <table:table-cell office:value-type="float" office:value="14109.61" calcext:value-type="float">
            <text:p>14109.61</text:p>
          </table:table-cell>
          <table:table-cell office:value-type="float" office:value="559.25" calcext:value-type="float">
            <text:p>559.25</text:p>
          </table:table-cell>
          <table:table-cell office:value-type="float" office:value="10.84" calcext:value-type="float">
            <text:p>10.84</text:p>
          </table:table-cell>
          <table:table-cell office:value-type="float" office:value="1702583229181.5" calcext:value-type="float">
            <text:p>1702583229181.5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545.75" calcext:value-type="float">
            <text:p>545.75</text:p>
          </table:table-cell>
          <table:table-cell office:value-type="string" calcext:value-type="string">
            <text:p>['uvl1kD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21" calcext:value-type="float">
            <text:p>17025830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e0170a995f8541a58d72b9cc2953d250</text:p>
          </table:table-cell>
          <table:table-cell office:value-type="float" office:value="3" calcext:value-type="float">
            <text:p>3</text:p>
          </table:table-cell>
          <table:table-cell office:value-type="float" office:value="46977.67" calcext:value-type="float">
            <text:p>46977.67</text:p>
          </table:table-cell>
          <table:table-cell office:value-type="float" office:value="2095.67" calcext:value-type="float">
            <text:p>2095.67</text:p>
          </table:table-cell>
          <table:table-cell office:value-type="float" office:value="99.33" calcext:value-type="float">
            <text:p>99.33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['unknown - Model unknown']</text:p>
          </table:table-cell>
          <table:table-cell office:value-type="float" office:value="9.67" calcext:value-type="float">
            <text:p>9.67</text:p>
          </table:table-cell>
          <table:table-cell office:value-type="float" office:value="1702583229748" calcext:value-type="float">
            <text:p>1702583229748</text:p>
          </table:table-cell>
          <table:table-cell office:value-type="float" office:value="6.33" calcext:value-type="float">
            <text:p>6.33</text:p>
          </table:table-cell>
          <table:table-cell office:value-type="float" office:value="0.67" calcext:value-type="float">
            <text:p>0.67</text:p>
          </table:table-cell>
          <table:table-cell office:value-type="float" office:value="408348" calcext:value-type="float">
            <text:p>408348</text:p>
          </table:table-cell>
          <table:table-cell office:value-type="float" office:value="512" calcext:value-type="float">
            <text:p>512</text:p>
          </table:table-cell>
          <table:table-cell office:value-type="float" office:value="13336.35" calcext:value-type="float">
            <text:p>13336.35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68.33" calcext:value-type="float">
            <text:p>114268.33</text:p>
          </table:table-cell>
          <table:table-cell office:value-type="float" office:value="13.67" calcext:value-type="float">
            <text:p>13.67</text:p>
          </table:table-cell>
          <table:table-cell office:value-type="float" office:value="13933.02" calcext:value-type="float">
            <text:p>13933.02</text:p>
          </table:table-cell>
          <table:table-cell office:value-type="float" office:value="596.67" calcext:value-type="float">
            <text:p>596.67</text:p>
          </table:table-cell>
          <table:table-cell office:value-type="float" office:value="11.34" calcext:value-type="float">
            <text:p>11.34</text:p>
          </table:table-cell>
          <table:table-cell office:value-type="float" office:value="1702583229151.33" calcext:value-type="float">
            <text:p>1702583229151.33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9.67" calcext:value-type="float">
            <text:p>589.67</text:p>
          </table:table-cell>
          <table:table-cell office:value-type="string" calcext:value-type="string">
            <text:p>['bCQWMG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288" calcext:value-type="float">
            <text:p>17025822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f07ba8acee8d4137a4b22611642d48d1</text:p>
          </table:table-cell>
          <table:table-cell office:value-type="float" office:value="4" calcext:value-type="float">
            <text:p>4</text:p>
          </table:table-cell>
          <table:table-cell office:value-type="float" office:value="45413.75" calcext:value-type="float">
            <text:p>45413.75</text:p>
          </table:table-cell>
          <table:table-cell office:value-type="float" office:value="2020" calcext:value-type="float">
            <text:p>2020</text:p>
          </table:table-cell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1.5" calcext:value-type="float">
            <text:p>11.5</text:p>
          </table:table-cell>
          <table:table-cell office:value-type="float" office:value="1702583229550.75" calcext:value-type="float">
            <text:p>1702583229550.7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432193" calcext:value-type="float">
            <text:p>432193</text:p>
          </table:table-cell>
          <table:table-cell office:value-type="float" office:value="512" calcext:value-type="float">
            <text:p>512</text:p>
          </table:table-cell>
          <table:table-cell office:value-type="float" office:value="13293.1" calcext:value-type="float">
            <text:p>13293.1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599.5" calcext:value-type="float">
            <text:p>123599.5</text:p>
          </table:table-cell>
          <table:table-cell office:value-type="float" office:value="47" calcext:value-type="float">
            <text:p>47</text:p>
          </table:table-cell>
          <table:table-cell office:value-type="float" office:value="13849.1" calcext:value-type="float">
            <text:p>13849.1</text:p>
          </table:table-cell>
          <table:table-cell office:value-type="float" office:value="556" calcext:value-type="float">
            <text:p>556</text:p>
          </table:table-cell>
          <table:table-cell office:value-type="float" office:value="10.15" calcext:value-type="float">
            <text:p>10.15</text:p>
          </table:table-cell>
          <table:table-cell office:value-type="float" office:value="1702583228994.75" calcext:value-type="float">
            <text:p>1702583228994.75</text:p>
          </table:table-cell>
          <table:table-cell office:value-type="float" office:value="4" calcext:value-type="float">
            <text:p>4</text:p>
          </table:table-cell>
          <table:table-cell office:value-type="float" office:value="673180" calcext:value-type="float">
            <text:p>673180</text:p>
          </table:table-cell>
          <table:table-cell office:value-type="float" office:value="551.5" calcext:value-type="float">
            <text:p>551.5</text:p>
          </table:table-cell>
          <table:table-cell office:value-type="string" calcext:value-type="string">
            <text:p>['nhvv0E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5" calcext:value-type="float">
            <text:p>17025821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/12/14/[$LATEST]fd3fd4a84ff04333930f95eba64b0f60</text:p>
          </table:table-cell>
          <table:table-cell office:value-type="float" office:value="3" calcext:value-type="float">
            <text:p>3</text:p>
          </table:table-cell>
          <table:table-cell office:value-type="float" office:value="40500.33" calcext:value-type="float">
            <text:p>40500.33</text:p>
          </table:table-cell>
          <table:table-cell office:value-type="float" office:value="2140" calcext:value-type="float">
            <text:p>2140</text:p>
          </table:table-cell>
          <table:table-cell office:value-type="float" office:value="95" calcext:value-type="float">
            <text:p>95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['unknown - Model unknown']</text:p>
          </table:table-cell>
          <table:table-cell office:value-type="float" office:value="8.67" calcext:value-type="float">
            <text:p>8.67</text:p>
          </table:table-cell>
          <table:table-cell office:value-type="float" office:value="1702583230066" calcext:value-type="float">
            <text:p>1702583230066</text:p>
          </table:table-cell>
          <table:table-cell office:value-type="float" office:value="9.67" calcext:value-type="float">
            <text:p>9.67</text:p>
          </table:table-cell>
          <table:table-cell office:value-type="float" office:value="0.67" calcext:value-type="float">
            <text:p>0.67</text:p>
          </table:table-cell>
          <table:table-cell office:value-type="float" office:value="415673.33" calcext:value-type="float">
            <text:p>415673.33</text:p>
          </table:table-cell>
          <table:table-cell office:value-type="float" office:value="512" calcext:value-type="float">
            <text:p>512</text:p>
          </table:table-cell>
          <table:table-cell office:value-type="float" office:value="13246.41" calcext:value-type="float">
            <text:p>13246.41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581.67" calcext:value-type="float">
            <text:p>114581.67</text:p>
          </table:table-cell>
          <table:table-cell office:value-type="float" office:value="20" calcext:value-type="float">
            <text:p>20</text:p>
          </table:table-cell>
          <table:table-cell office:value-type="float" office:value="13822.74" calcext:value-type="float">
            <text:p>13822.74</text:p>
          </table:table-cell>
          <table:table-cell office:value-type="float" office:value="576.33" calcext:value-type="float">
            <text:p>576.33</text:p>
          </table:table-cell>
          <table:table-cell office:value-type="float" office:value="12.26" calcext:value-type="float">
            <text:p>12.26</text:p>
          </table:table-cell>
          <table:table-cell office:value-type="float" office:value="1702583229489.67" calcext:value-type="float">
            <text:p>1702583229489.67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['GaK7gL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94" calcext:value-type="float">
            <text:p>17025826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number of unique containerIDs: 20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Category cpuType: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puType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containerID_list</text:p>
          </table:table-cell>
          <table:table-cell office:value-type="string" calcext:value-type="string">
            <text:p>avg_contextSwitches</text:p>
          </table:table-cell>
          <table:table-cell office:value-type="string" calcext:value-type="string">
            <text:p>avg_contextSwitchesDelta</text:p>
          </table:table-cell>
          <table:table-cell office:value-type="string" calcext:value-type="string">
            <text:p>avg_cpuIdleDelta</text:p>
          </table:table-cell>
          <table:table-cell office:value-type="string" calcext:value-type="string">
            <text:p>avg_cpuIowaitDelta</text:p>
          </table:table-cell>
          <table:table-cell office:value-type="string" calcext:value-type="string">
            <text:p>avg_cpuIrqDelta</text:p>
          </table:table-cell>
          <table:table-cell office:value-type="string" calcext:value-type="string">
            <text:p>avg_cpuKrnDelta</text:p>
          </table:table-cell>
          <table:table-cell office:value-type="string" calcext:value-type="string">
            <text:p>avg_cpuNiceDelta</text:p>
          </table:table-cell>
          <table:table-cell office:value-type="string" calcext:value-type="string">
            <text:p>avg_cpuSoftIrqDelta</text:p>
          </table:table-cell>
          <table:table-cell office:value-type="string" calcext:value-type="string">
            <text:p>avg_cpuUsrDelta</text:p>
          </table:table-cell>
          <table:table-cell office:value-type="string" calcext:value-type="string">
            <text:p>avg_endTime</text:p>
          </table:table-cell>
          <table:table-cell office:value-type="string" calcext:value-type="string">
            <text:p>avg_frameworkRuntime</text:p>
          </table:table-cell>
          <table:table-cell office:value-type="string" calcext:value-type="string">
            <text:p>avg_frameworkRuntimeDeltas</text:p>
          </table:table-cell>
          <table:table-cell office:value-type="string" calcext:value-type="string">
            <text:p>avg_freeMemory</text:p>
          </table:table-cell>
          <table:table-cell office:value-type="string" calcext:value-type="string">
            <text:p>avg_functionMemory</text:p>
          </table:table-cell>
          <table:table-cell office:value-type="string" calcext:value-type="string">
            <text:p>avg_latency</text:p>
          </table:table-cell>
          <table:table-cell office:value-type="string" calcext:value-type="string">
            <text:p>avg_majorPageFaults</text:p>
          </table:table-cell>
          <table:table-cell office:value-type="string" calcext:value-type="string">
            <text:p>avg_majorPageFaultsDelta</text:p>
          </table:table-cell>
          <table:table-cell office:value-type="string" calcext:value-type="string">
            <text:p>sum_newcontainer</text:p>
          </table:table-cell>
          <table:table-cell office:value-type="string" calcext:value-type="string">
            <text:p>avg_pageFaults</text:p>
          </table:table-cell>
          <table:table-cell office:value-type="string" calcext:value-type="string">
            <text:p>avg_pageFaultsDelta</text:p>
          </table:table-cell>
          <table:table-cell office:value-type="string" calcext:value-type="string">
            <text:p>avg_roundTripTime</text:p>
          </table:table-cell>
          <table:table-cell office:value-type="string" calcext:value-type="string">
            <text:p>avg_runtime</text:p>
          </table:table-cell>
          <table:table-cell office:value-type="string" calcext:value-type="string">
            <text:p>avg_runtimeOverlap</text:p>
          </table:table-cell>
          <table:table-cell office:value-type="string" calcext:value-type="string">
            <text:p>avg_startTime</text:p>
          </table:table-cell>
          <table:table-cell office:value-type="string" calcext:value-type="string">
            <text:p>avg_tenants[vmID]</text:p>
          </table:table-cell>
          <table:table-cell office:value-type="string" calcext:value-type="string">
            <text:p>avg_totalMemory</text:p>
          </table:table-cell>
          <table:table-cell office:value-type="string" calcext:value-type="string">
            <text:p>avg_userRuntime</text:p>
          </table:table-cell>
          <table:table-cell office:value-type="string" calcext:value-type="string">
            <text:p>vmID_list</text:p>
          </table:table-cell>
          <table:table-cell office:value-type="string" calcext:value-type="string">
            <text:p>avg_vmcpusteal</text:p>
          </table:table-cell>
          <table:table-cell office:value-type="string" calcext:value-type="string">
            <text:p>avg_vmcpustealDelta</text:p>
          </table:table-cell>
          <table:table-cell office:value-type="string" calcext:value-type="string">
            <text:p>avg_vmupt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known - Model unknow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2023/12/14/[$LATEST]053a75f8c9754b609174dbb64f6132da'; '2023/12/14/[$LATEST]243104ae5b5c4d79bae0677bf1c73158'; '2023/12/14/[$LATEST]3e59dc04e1a24c5bb10e18c1863fc787'; '2023/12/14/[$LATEST]4cfbec6dbf254bf991aef8be014d75ac'; '2023/12/14/[$LATEST]50841c4c396646d8b78f13ec65998028'; '2023/12/14/[$LATEST]57e67f0134974884a7f29d1f07adeb29'; '2023/12/14/[$LATEST]585eddedd68b494e95e6c97b586db072'; '2023/12/14/[$LATEST]5c306290e41242f7bd863be052459cca'; '2023/12/14/[$LATEST]5ff35e6fdda543acb3deabf2fd79728d'; '2023/12/14/[$LATEST]64025b0c1b184ad2a264589b1c0ce3ed'; '2023/12/14/[$LATEST]65eac04f339d4c0aaf5f4ca50e81a537'; '2023/12/14/[$LATEST]81042aeec7d147fe8f4e9ef1272c37ae'; '2023/12/14/[$LATEST]86b22730545a465e84e38af33e8be2e6'; '2023/12/14/[$LATEST]96332c5f112e4324b526d7055ea40b0d'; '2023/12/14/[$LATEST]a9c2b69cf49d4ed7bd1d0d871c368dd2'; '2023/12/14/[$LATEST]c6bcfe8aed3047c1a88a5c7bfeaba68c'; '2023/12/14/[$LATEST]dc5dd658142b429a8cc15aca4158ca9b'; '2023/12/14/[$LATEST]e0170a995f8541a58d72b9cc2953d250'; '2023/12/14/[$LATEST]f07ba8acee8d4137a4b22611642d48d1'; '2023/12/14/[$LATEST]fd3fd4a84ff04333930f95eba64b0f60']</text:p>
          </table:table-cell>
          <table:table-cell office:value-type="float" office:value="39739.58" calcext:value-type="float">
            <text:p>39739.58</text:p>
          </table:table-cell>
          <table:table-cell office:value-type="float" office:value="2101.5" calcext:value-type="float">
            <text:p>2101.5</text:p>
          </table:table-cell>
          <table:table-cell office:value-type="float" office:value="100.06" calcext:value-type="float">
            <text:p>100.06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9.66" calcext:value-type="float">
            <text:p>9.66</text:p>
          </table:table-cell>
          <table:table-cell office:value-type="float" office:value="1702583229990.08" calcext:value-type="float">
            <text:p>1702583229990.08</text:p>
          </table:table-cell>
          <table:table-cell office:value-type="float" office:value="7.5" calcext:value-type="float">
            <text:p>7.5</text:p>
          </table:table-cell>
          <table:table-cell office:value-type="float" office:value="0.74" calcext:value-type="float">
            <text:p>0.74</text:p>
          </table:table-cell>
          <table:table-cell office:value-type="float" office:value="420576.32" calcext:value-type="float">
            <text:p>420576.32</text:p>
          </table:table-cell>
          <table:table-cell office:value-type="float" office:value="512" calcext:value-type="float">
            <text:p>512</text:p>
          </table:table-cell>
          <table:table-cell office:value-type="float" office:value="13419.7" calcext:value-type="float">
            <text:p>13419.7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221.58" calcext:value-type="float">
            <text:p>115221.58</text:p>
          </table:table-cell>
          <table:table-cell office:value-type="float" office:value="23.06" calcext:value-type="float">
            <text:p>23.06</text:p>
          </table:table-cell>
          <table:table-cell office:value-type="float" office:value="14021" calcext:value-type="float">
            <text:p>14021</text:p>
          </table:table-cell>
          <table:table-cell office:value-type="float" office:value="601.3" calcext:value-type="float">
            <text:p>601.3</text:p>
          </table:table-cell>
          <table:table-cell office:value-type="float" office:value="11.63" calcext:value-type="float">
            <text:p>11.63</text:p>
          </table:table-cell>
          <table:table-cell office:value-type="float" office:value="1702583229388.78" calcext:value-type="float">
            <text:p>1702583229388.78</text:p>
          </table:table-cell>
          <table:table-cell office:value-type="float" office:value="2.96" calcext:value-type="float">
            <text:p>2.96</text:p>
          </table:table-cell>
          <table:table-cell office:value-type="float" office:value="668216.8" calcext:value-type="float">
            <text:p>668216.8</text:p>
          </table:table-cell>
          <table:table-cell office:value-type="float" office:value="593.04" calcext:value-type="float">
            <text:p>593.04</text:p>
          </table:table-cell>
          <table:table-cell office:value-type="string" calcext:value-type="string">
            <text:p>['ByyI9I'; 'DSjGuN'; 'GaK7gL'; 'GgmSYC'; 'NIdXbG'; 'QSBB6E'; 'QWavOC'; 'VvKbTG'; 'XtroDK'; 'b1jnwC'; 'bCQWMG'; 'hDYViJ'; 'j7zFEA'; 'jVciFH'; 'nQ9VcL'; 'nhvv0E'; 'ofXn3F'; 'pkr2HG'; 'uvl1kD'; 'xGk5gI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98.86" calcext:value-type="float">
            <text:p>1702582698.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number of unique cpuTypes: 1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--- Runs of Group cpuType ---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Category cpuType with unknown - Model unknown: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ntainerID</text:p>
          </table:table-cell>
          <table:table-cell office:value-type="string" calcext:value-type="string">
            <text:p>contextSwitches</text:p>
          </table:table-cell>
          <table:table-cell office:value-type="string" calcext:value-type="string">
            <text:p>contextSwitchesDelta</text:p>
          </table:table-cell>
          <table:table-cell office:value-type="string" calcext:value-type="string">
            <text:p>cpuCores</text:p>
          </table:table-cell>
          <table:table-cell office:value-type="string" calcext:value-type="string">
            <text:p>cpuIdleDelta</text:p>
          </table:table-cell>
          <table:table-cell office:value-type="string" calcext:value-type="string">
            <text:p>cpuIowaitDelta</text:p>
          </table:table-cell>
          <table:table-cell office:value-type="string" calcext:value-type="string">
            <text:p>cpuIrqDelta</text:p>
          </table:table-cell>
          <table:table-cell office:value-type="string" calcext:value-type="string">
            <text:p>cpuKrnDelta</text:p>
          </table:table-cell>
          <table:table-cell office:value-type="string" calcext:value-type="string">
            <text:p>cpuNiceDelta</text:p>
          </table:table-cell>
          <table:table-cell office:value-type="string" calcext:value-type="string">
            <text:p>cpuSoftIrqDelta</text:p>
          </table:table-cell>
          <table:table-cell office:value-type="string" calcext:value-type="string">
            <text:p>cpuUsrDelta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frameworkRuntime</text:p>
          </table:table-cell>
          <table:table-cell office:value-type="string" calcext:value-type="string">
            <text:p>frameworkRuntimeDeltas</text:p>
          </table:table-cell>
          <table:table-cell office:value-type="string" calcext:value-type="string">
            <text:p>freeMemory</text:p>
          </table:table-cell>
          <table:table-cell office:value-type="string" calcext:value-type="string">
            <text:p>functionMemory</text:p>
          </table:table-cell>
          <table:table-cell office:value-type="string" calcext:value-type="string">
            <text:p>functionName</text:p>
          </table:table-cell>
          <table:table-cell office:value-type="string" calcext:value-type="string">
            <text:p>functionRegion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majorPageFaults</text:p>
          </table:table-cell>
          <table:table-cell office:value-type="string" calcext:value-type="string">
            <text:p>majorPageFaultsDelta</text:p>
          </table:table-cell>
          <table:table-cell office:value-type="string" calcext:value-type="string">
            <text:p>newcontainer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pageFaultsDelta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oundTripTime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runtimeOverlap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tenants[vmID]</text:p>
          </table:table-cell>
          <table:table-cell office:value-type="string" calcext:value-type="string">
            <text:p>totalMemory</text:p>
          </table:table-cell>
          <table:table-cell office:value-type="string" calcext:value-type="string">
            <text:p>userRuntime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vmID</text:p>
          </table:table-cell>
          <table:table-cell office:value-type="string" calcext:value-type="string">
            <text:p>vmcpusteal</text:p>
          </table:table-cell>
          <table:table-cell office:value-type="string" calcext:value-type="string">
            <text:p>vmcpustealDelta</text:p>
          </table:table-cell>
          <table:table-cell office:value-type="string" calcext:value-type="string">
            <text:p>vmuptime</text:p>
          </table:table-cell>
          <table:table-cell office:value-type="string" calcext:value-type="string">
            <text:p>zTenancy[vmID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f07ba8acee8d4137a4b22611642d48d1</text:p>
          </table:table-cell>
          <table:table-cell office:value-type="float" office:value="42060" calcext:value-type="float">
            <text:p>42060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unknown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02583228632" calcext:value-type="float">
            <text:p>17025832286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34400" calcext:value-type="float">
            <text:p>434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600.39" calcext:value-type="float">
            <text:p>12600.39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367" calcext:value-type="float">
            <text:p>1233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351.39" calcext:value-type="float">
            <text:p>13351.39</text:p>
          </table:table-cell>
          <table:table-cell office:value-type="float" office:value="751" calcext:value-type="float">
            <text:p>751</text:p>
          </table:table-cell>
          <table:table-cell office:value-type="float" office:value="2.64" calcext:value-type="float">
            <text:p>2.64</text:p>
          </table:table-cell>
          <table:table-cell office:value-type="float" office:value="1702583227881" calcext:value-type="float">
            <text:p>1702583227881</text:p>
          </table:table-cell>
          <table:table-cell office:value-type="float" office:value="4" calcext:value-type="float">
            <text:p>4</text:p>
          </table:table-cell>
          <table:table-cell office:value-type="float" office:value="673180" calcext:value-type="float">
            <text:p>67318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39604db4-a5a4-4d2c-b185-23dab1161734</text:p>
          </table:table-cell>
          <table:table-cell office:value-type="string" calcext:value-type="string">
            <text:p>nhvv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5" calcext:value-type="float">
            <text:p>1702582145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e0170a995f8541a58d72b9cc2953d250</text:p>
          </table:table-cell>
          <table:table-cell office:value-type="float" office:value="44751" calcext:value-type="float">
            <text:p>44751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unknown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02583229153" calcext:value-type="float">
            <text:p>170258322915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9284" calcext:value-type="float">
            <text:p>40928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720.23" calcext:value-type="float">
            <text:p>12720.23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156" calcext:value-type="float">
            <text:p>114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470.23" calcext:value-type="float">
            <text:p>13470.23</text:p>
          </table:table-cell>
          <table:table-cell office:value-type="float" office:value="750" calcext:value-type="float">
            <text:p>750</text:p>
          </table:table-cell>
          <table:table-cell office:value-type="float" office:value="8.82" calcext:value-type="float">
            <text:p>8.82</text:p>
          </table:table-cell>
          <table:table-cell office:value-type="float" office:value="1702583228403" calcext:value-type="float">
            <text:p>1702583228403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22ec6e41-2b2e-4639-949b-a70fa4b6268a</text:p>
          </table:table-cell>
          <table:table-cell office:value-type="string" calcext:value-type="string">
            <text:p>bCQW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288" calcext:value-type="float">
            <text:p>1702582288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81042aeec7d147fe8f4e9ef1272c37ae</text:p>
          </table:table-cell>
          <table:table-cell office:value-type="float" office:value="41278" calcext:value-type="float">
            <text:p>41278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unknown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02583229132" calcext:value-type="float">
            <text:p>17025832291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5968" calcext:value-type="float">
            <text:p>42596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800.62" calcext:value-type="float">
            <text:p>12800.62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483.62" calcext:value-type="float">
            <text:p>13483.62</text:p>
          </table:table-cell>
          <table:table-cell office:value-type="float" office:value="683" calcext:value-type="float">
            <text:p>683</text:p>
          </table:table-cell>
          <table:table-cell office:value-type="float" office:value="9.05" calcext:value-type="float">
            <text:p>9.05</text:p>
          </table:table-cell>
          <table:table-cell office:value-type="float" office:value="1702583228449" calcext:value-type="float">
            <text:p>1702583228449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08c8fd6e-f65b-449b-9241-fd35a3e8e5c9</text:p>
          </table:table-cell>
          <table:table-cell office:value-type="string" calcext:value-type="string">
            <text:p>NIdXb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471" calcext:value-type="float">
            <text:p>1702582471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c6bcfe8aed3047c1a88a5c7bfeaba68c</text:p>
          </table:table-cell>
          <table:table-cell office:value-type="float" office:value="43320" calcext:value-type="float">
            <text:p>4332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known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02583229365" calcext:value-type="float">
            <text:p>170258322936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9240" calcext:value-type="float">
            <text:p>4192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097.59" calcext:value-type="float">
            <text:p>13097.59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032" calcext:value-type="float">
            <text:p>1140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527.59" calcext:value-type="float">
            <text:p>13527.59</text:p>
          </table:table-cell>
          <table:table-cell office:value-type="float" office:value="430" calcext:value-type="float">
            <text:p>430</text:p>
          </table:table-cell>
          <table:table-cell office:value-type="float" office:value="10.7" calcext:value-type="float">
            <text:p>10.7</text:p>
          </table:table-cell>
          <table:table-cell office:value-type="float" office:value="1702583228935" calcext:value-type="float">
            <text:p>1702583228935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2f8881c7-2cc7-4425-b467-48aace2cd296</text:p>
          </table:table-cell>
          <table:table-cell office:value-type="string" calcext:value-type="string">
            <text:p>xGk5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37" calcext:value-type="float">
            <text:p>1702582637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c6bcfe8aed3047c1a88a5c7bfeaba68c</text:p>
          </table:table-cell>
          <table:table-cell office:value-type="float" office:value="41005" calcext:value-type="float">
            <text:p>41005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unknown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02583228866" calcext:value-type="float">
            <text:p>17025832288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9952" calcext:value-type="float">
            <text:p>41995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953.94" calcext:value-type="float">
            <text:p>12953.94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903" calcext:value-type="float">
            <text:p>1139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678.94" calcext:value-type="float">
            <text:p>13678.94</text:p>
          </table:table-cell>
          <table:table-cell office:value-type="float" office:value="725" calcext:value-type="float">
            <text:p>725</text:p>
          </table:table-cell>
          <table:table-cell office:value-type="float" office:value="5.45" calcext:value-type="float">
            <text:p>5.45</text:p>
          </table:table-cell>
          <table:table-cell office:value-type="float" office:value="1702583228141" calcext:value-type="float">
            <text:p>1702583228141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2f8881c7-2cc7-4425-b467-48aace2cd296</text:p>
          </table:table-cell>
          <table:table-cell office:value-type="string" calcext:value-type="string">
            <text:p>xGk5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37" calcext:value-type="float">
            <text:p>1702582637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dc5dd658142b429a8cc15aca4158ca9b</text:p>
          </table:table-cell>
          <table:table-cell office:value-type="float" office:value="32885" calcext:value-type="float">
            <text:p>32885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unknown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02583228838" calcext:value-type="float">
            <text:p>17025832288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5620" calcext:value-type="float">
            <text:p>4156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979.41" calcext:value-type="float">
            <text:p>12979.41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655" calcext:value-type="float">
            <text:p>1196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40.41" calcext:value-type="float">
            <text:p>13740.41</text:p>
          </table:table-cell>
          <table:table-cell office:value-type="float" office:value="761" calcext:value-type="float">
            <text:p>761</text:p>
          </table:table-cell>
          <table:table-cell office:value-type="float" office:value="4.87" calcext:value-type="float">
            <text:p>4.87</text:p>
          </table:table-cell>
          <table:table-cell office:value-type="float" office:value="1702583228077" calcext:value-type="float">
            <text:p>1702583228077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655cbd16-88c1-4448-acfa-1c6837c72fab</text:p>
          </table:table-cell>
          <table:table-cell office:value-type="string" calcext:value-type="string">
            <text:p>uvl1k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21" calcext:value-type="float">
            <text:p>1702583021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96332c5f112e4324b526d7055ea40b0d</text:p>
          </table:table-cell>
          <table:table-cell office:value-type="float" office:value="32556" calcext:value-type="float">
            <text:p>32556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unknown</text:p>
          </table:table-cell>
          <table:table-cell office:value-type="float" office:value="129" calcext:value-type="float">
            <text:p>1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02583229125" calcext:value-type="float">
            <text:p>17025832291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4776" calcext:value-type="float">
            <text:p>42477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920.91" calcext:value-type="float">
            <text:p>12920.91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984" calcext:value-type="float">
            <text:p>1149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683.91" calcext:value-type="float">
            <text:p>13683.91</text:p>
          </table:table-cell>
          <table:table-cell office:value-type="float" office:value="763" calcext:value-type="float">
            <text:p>763</text:p>
          </table:table-cell>
          <table:table-cell office:value-type="float" office:value="8.5" calcext:value-type="float">
            <text:p>8.5</text:p>
          </table:table-cell>
          <table:table-cell office:value-type="float" office:value="1702583228362" calcext:value-type="float">
            <text:p>1702583228362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41cc2e91-52e8-445f-b3e5-a10dad5bd45d</text:p>
          </table:table-cell>
          <table:table-cell office:value-type="string" calcext:value-type="string">
            <text:p>DSjG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7" calcext:value-type="float">
            <text:p>1702583047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fd3fd4a84ff04333930f95eba64b0f60</text:p>
          </table:table-cell>
          <table:table-cell office:value-type="float" office:value="38273" calcext:value-type="float">
            <text:p>38273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unknown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2583229382" calcext:value-type="float">
            <text:p>170258322938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6660" calcext:value-type="float">
            <text:p>4166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051.84" calcext:value-type="float">
            <text:p>13051.84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447" calcext:value-type="float">
            <text:p>1144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16.84" calcext:value-type="float">
            <text:p>13716.84</text:p>
          </table:table-cell>
          <table:table-cell office:value-type="float" office:value="665" calcext:value-type="float">
            <text:p>665</text:p>
          </table:table-cell>
          <table:table-cell office:value-type="float" office:value="10.62" calcext:value-type="float">
            <text:p>10.62</text:p>
          </table:table-cell>
          <table:table-cell office:value-type="float" office:value="1702583228717" calcext:value-type="float">
            <text:p>1702583228717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076dd71b-c504-43f8-ac24-c563c89909cd</text:p>
          </table:table-cell>
          <table:table-cell office:value-type="string" calcext:value-type="string">
            <text:p>GaK7g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94" calcext:value-type="float">
            <text:p>1702582694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f07ba8acee8d4137a4b22611642d48d1</text:p>
          </table:table-cell>
          <table:table-cell office:value-type="float" office:value="44352" calcext:value-type="float">
            <text:p>44352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unknown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02583229140" calcext:value-type="float">
            <text:p>17025832291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2924" calcext:value-type="float">
            <text:p>4329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112.3" calcext:value-type="float">
            <text:p>13112.3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499" calcext:value-type="float">
            <text:p>1234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552.3" calcext:value-type="float">
            <text:p>13552.3</text:p>
          </table:table-cell>
          <table:table-cell office:value-type="float" office:value="440" calcext:value-type="float">
            <text:p>440</text:p>
          </table:table-cell>
          <table:table-cell office:value-type="float" office:value="10.96" calcext:value-type="float">
            <text:p>10.96</text:p>
          </table:table-cell>
          <table:table-cell office:value-type="float" office:value="1702583228700" calcext:value-type="float">
            <text:p>1702583228700</text:p>
          </table:table-cell>
          <table:table-cell office:value-type="float" office:value="4" calcext:value-type="float">
            <text:p>4</text:p>
          </table:table-cell>
          <table:table-cell office:value-type="float" office:value="673180" calcext:value-type="float">
            <text:p>67318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39604db4-a5a4-4d2c-b185-23dab1161734</text:p>
          </table:table-cell>
          <table:table-cell office:value-type="string" calcext:value-type="string">
            <text:p>nhvv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5" calcext:value-type="float">
            <text:p>1702582145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053a75f8c9754b609174dbb64f6132da</text:p>
          </table:table-cell>
          <table:table-cell office:value-type="float" office:value="36688" calcext:value-type="float">
            <text:p>36688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unknown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02583229098" calcext:value-type="float">
            <text:p>170258322909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21432" calcext:value-type="float">
            <text:p>42143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049.64" calcext:value-type="float">
            <text:p>13049.64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53" calcext:value-type="float">
            <text:p>1136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70.64" calcext:value-type="float">
            <text:p>13770.64</text:p>
          </table:table-cell>
          <table:table-cell office:value-type="float" office:value="721" calcext:value-type="float">
            <text:p>721</text:p>
          </table:table-cell>
          <table:table-cell office:value-type="float" office:value="8.48" calcext:value-type="float">
            <text:p>8.48</text:p>
          </table:table-cell>
          <table:table-cell office:value-type="float" office:value="1702583228377" calcext:value-type="float">
            <text:p>1702583228377</text:p>
          </table:table-cell>
          <table:table-cell office:value-type="float" office:value="2" calcext:value-type="float">
            <text:p>2</text:p>
          </table:table-cell>
          <table:table-cell office:value-type="float" office:value="667540" calcext:value-type="float">
            <text:p>66754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84ceafff-0e20-4012-a357-176e9f590047</text:p>
          </table:table-cell>
          <table:table-cell office:value-type="string" calcext:value-type="string">
            <text:p>QSBB6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787" calcext:value-type="float">
            <text:p>1702582787</text:p>
          </table:table-cell>
          <table:table-cell office:value-type="string" calcext:value-type="string">
            <text:p>unknown - Model unknown -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86b22730545a465e84e38af33e8be2e6</text:p>
          </table:table-cell>
          <table:table-cell office:value-type="float" office:value="38706" calcext:value-type="float">
            <text:p>38706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unknown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02583229464" calcext:value-type="float">
            <text:p>17025832294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3588" calcext:value-type="float">
            <text:p>4135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160.29" calcext:value-type="float">
            <text:p>13160.29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941" calcext:value-type="float">
            <text:p>1179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66.29" calcext:value-type="float">
            <text:p>13866.29</text:p>
          </table:table-cell>
          <table:table-cell office:value-type="float" office:value="706" calcext:value-type="float">
            <text:p>706</text:p>
          </table:table-cell>
          <table:table-cell office:value-type="float" office:value="10.6" calcext:value-type="float">
            <text:p>10.6</text:p>
          </table:table-cell>
          <table:table-cell office:value-type="float" office:value="1702583228758" calcext:value-type="float">
            <text:p>1702583228758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de6ecb96-675b-4be9-9d0c-555b2943074d</text:p>
          </table:table-cell>
          <table:table-cell office:value-type="string" calcext:value-type="string">
            <text:p>ofXn3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40" calcext:value-type="float">
            <text:p>1702582640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64025b0c1b184ad2a264589b1c0ce3ed</text:p>
          </table:table-cell>
          <table:table-cell office:value-type="float" office:value="35501" calcext:value-type="float">
            <text:p>35501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unknown</text:p>
          </table:table-cell>
          <table:table-cell office:value-type="float" office:value="122" calcext:value-type="float">
            <text:p>1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02583229471" calcext:value-type="float">
            <text:p>17025832294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6056" calcext:value-type="float">
            <text:p>4260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940.61" calcext:value-type="float">
            <text:p>12940.61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88" calcext:value-type="float">
            <text:p>1122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671.61" calcext:value-type="float">
            <text:p>13671.61</text:p>
          </table:table-cell>
          <table:table-cell office:value-type="float" office:value="731" calcext:value-type="float">
            <text:p>731</text:p>
          </table:table-cell>
          <table:table-cell office:value-type="float" office:value="10.56" calcext:value-type="float">
            <text:p>10.56</text:p>
          </table:table-cell>
          <table:table-cell office:value-type="float" office:value="1702583228740" calcext:value-type="float">
            <text:p>1702583228740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3d03eff-ba17-426a-bf5c-a1dd0f8ac3ec</text:p>
          </table:table-cell>
          <table:table-cell office:value-type="string" calcext:value-type="string">
            <text:p>GgmSY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51" calcext:value-type="float">
            <text:p>1702582851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65eac04f339d4c0aaf5f4ca50e81a537</text:p>
          </table:table-cell>
          <table:table-cell office:value-type="float" office:value="38295" calcext:value-type="float">
            <text:p>38295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unknown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02583229416" calcext:value-type="float">
            <text:p>17025832294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18224" calcext:value-type="float">
            <text:p>4182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013.05" calcext:value-type="float">
            <text:p>13013.05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412" calcext:value-type="float">
            <text:p>112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00.05" calcext:value-type="float">
            <text:p>13700.05</text:p>
          </table:table-cell>
          <table:table-cell office:value-type="float" office:value="687" calcext:value-type="float">
            <text:p>687</text:p>
          </table:table-cell>
          <table:table-cell office:value-type="float" office:value="10.65" calcext:value-type="float">
            <text:p>10.65</text:p>
          </table:table-cell>
          <table:table-cell office:value-type="float" office:value="1702583228729" calcext:value-type="float">
            <text:p>1702583228729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5fcf6bbc-efd3-4b2a-af5c-acc2d13110fd</text:p>
          </table:table-cell>
          <table:table-cell office:value-type="string" calcext:value-type="string">
            <text:p>VvKb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88" calcext:value-type="float">
            <text:p>1702582688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243104ae5b5c4d79bae0677bf1c73158</text:p>
          </table:table-cell>
          <table:table-cell office:value-type="float" office:value="39742" calcext:value-type="float">
            <text:p>39742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unknown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02583229597" calcext:value-type="float">
            <text:p>170258322959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4592" calcext:value-type="float">
            <text:p>42459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883.15" calcext:value-type="float">
            <text:p>12883.15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729" calcext:value-type="float">
            <text:p>1117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55.15" calcext:value-type="float">
            <text:p>13755.15</text:p>
          </table:table-cell>
          <table:table-cell office:value-type="float" office:value="872" calcext:value-type="float">
            <text:p>872</text:p>
          </table:table-cell>
          <table:table-cell office:value-type="float" office:value="10.35" calcext:value-type="float">
            <text:p>10.35</text:p>
          </table:table-cell>
          <table:table-cell office:value-type="float" office:value="1702583228725" calcext:value-type="float">
            <text:p>1702583228725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1ecc4ff3-dc45-4938-b134-e731ab97dc2b</text:p>
          </table:table-cell>
          <table:table-cell office:value-type="string" calcext:value-type="string">
            <text:p>jVciF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593" calcext:value-type="float">
            <text:p>1702582593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81042aeec7d147fe8f4e9ef1272c37ae</text:p>
          </table:table-cell>
          <table:table-cell office:value-type="float" office:value="43652" calcext:value-type="float">
            <text:p>43652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nknown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02583229640" calcext:value-type="float">
            <text:p>17025832296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2972" calcext:value-type="float">
            <text:p>42297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593.1" calcext:value-type="float">
            <text:p>13593.1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14" calcext:value-type="float">
            <text:p>113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089.1" calcext:value-type="float">
            <text:p>14089.1</text:p>
          </table:table-cell>
          <table:table-cell office:value-type="float" office:value="496" calcext:value-type="float">
            <text:p>496</text:p>
          </table:table-cell>
          <table:table-cell office:value-type="float" office:value="9.6" calcext:value-type="float">
            <text:p>9.6</text:p>
          </table:table-cell>
          <table:table-cell office:value-type="float" office:value="1702583229144" calcext:value-type="float">
            <text:p>1702583229144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08c8fd6e-f65b-449b-9241-fd35a3e8e5c9</text:p>
          </table:table-cell>
          <table:table-cell office:value-type="string" calcext:value-type="string">
            <text:p>NIdXb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471" calcext:value-type="float">
            <text:p>1702582471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dc5dd658142b429a8cc15aca4158ca9b</text:p>
          </table:table-cell>
          <table:table-cell office:value-type="float" office:value="35137" calcext:value-type="float">
            <text:p>35137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unknown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02583229445" calcext:value-type="float">
            <text:p>17025832294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4792" calcext:value-type="float">
            <text:p>41479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84.19" calcext:value-type="float">
            <text:p>13484.19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78" calcext:value-type="float">
            <text:p>1197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28.19" calcext:value-type="float">
            <text:p>13928.19</text:p>
          </table:table-cell>
          <table:table-cell office:value-type="float" office:value="444" calcext:value-type="float">
            <text:p>444</text:p>
          </table:table-cell>
          <table:table-cell office:value-type="float" office:value="10.54" calcext:value-type="float">
            <text:p>10.54</text:p>
          </table:table-cell>
          <table:table-cell office:value-type="float" office:value="1702583229001" calcext:value-type="float">
            <text:p>1702583229001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655cbd16-88c1-4448-acfa-1c6837c72fab</text:p>
          </table:table-cell>
          <table:table-cell office:value-type="string" calcext:value-type="string">
            <text:p>uvl1k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21" calcext:value-type="float">
            <text:p>1702583021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e0170a995f8541a58d72b9cc2953d250</text:p>
          </table:table-cell>
          <table:table-cell office:value-type="float" office:value="47001" calcext:value-type="float">
            <text:p>4700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known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02583229734" calcext:value-type="float">
            <text:p>17025832297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8400" calcext:value-type="float">
            <text:p>408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544.18" calcext:value-type="float">
            <text:p>13544.18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68" calcext:value-type="float">
            <text:p>1142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86.18" calcext:value-type="float">
            <text:p>13986.18</text:p>
          </table:table-cell>
          <table:table-cell office:value-type="float" office:value="442" calcext:value-type="float">
            <text:p>442</text:p>
          </table:table-cell>
          <table:table-cell office:value-type="float" office:value="9.99" calcext:value-type="float">
            <text:p>9.99</text:p>
          </table:table-cell>
          <table:table-cell office:value-type="float" office:value="1702583229292" calcext:value-type="float">
            <text:p>1702583229292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22ec6e41-2b2e-4639-949b-a70fa4b6268a</text:p>
          </table:table-cell>
          <table:table-cell office:value-type="string" calcext:value-type="string">
            <text:p>bCQW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288" calcext:value-type="float">
            <text:p>1702582288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4cfbec6dbf254bf991aef8be014d75ac</text:p>
          </table:table-cell>
          <table:table-cell office:value-type="float" office:value="36167" calcext:value-type="float">
            <text:p>36167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unknown</text:p>
          </table:table-cell>
          <table:table-cell office:value-type="float" office:value="116" calcext:value-type="float">
            <text:p>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02583229716" calcext:value-type="float">
            <text:p>17025832297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9912" calcext:value-type="float">
            <text:p>41991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27.14" calcext:value-type="float">
            <text:p>13427.14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984" calcext:value-type="float">
            <text:p>1109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118.14" calcext:value-type="float">
            <text:p>14118.14</text:p>
          </table:table-cell>
          <table:table-cell office:value-type="float" office:value="691" calcext:value-type="float">
            <text:p>691</text:p>
          </table:table-cell>
          <table:table-cell office:value-type="float" office:value="10.19" calcext:value-type="float">
            <text:p>10.19</text:p>
          </table:table-cell>
          <table:table-cell office:value-type="float" office:value="1702583229025" calcext:value-type="float">
            <text:p>1702583229025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a29ec960-d6dd-44f4-a054-2029d578f3a0</text:p>
          </table:table-cell>
          <table:table-cell office:value-type="string" calcext:value-type="string">
            <text:p>pkr2H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15" calcext:value-type="float">
            <text:p>1702582815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585eddedd68b494e95e6c97b586db072</text:p>
          </table:table-cell>
          <table:table-cell office:value-type="float" office:value="31720" calcext:value-type="float">
            <text:p>31720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unknown</text:p>
          </table:table-cell>
          <table:table-cell office:value-type="float" office:value="117" calcext:value-type="float">
            <text:p>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2583229510" calcext:value-type="float">
            <text:p>17025832295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3220" calcext:value-type="float">
            <text:p>4232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508.34" calcext:value-type="float">
            <text:p>13508.34</text:p>
          </table:table-cell>
          <table:table-cell office:value-type="float" office:value="1079" calcext:value-type="float">
            <text:p>1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59" calcext:value-type="float">
            <text:p>1142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12.34" calcext:value-type="float">
            <text:p>14212.34</text:p>
          </table:table-cell>
          <table:table-cell office:value-type="float" office:value="704" calcext:value-type="float">
            <text:p>704</text:p>
          </table:table-cell>
          <table:table-cell office:value-type="float" office:value="10.42" calcext:value-type="float">
            <text:p>10.42</text:p>
          </table:table-cell>
          <table:table-cell office:value-type="float" office:value="1702583228806" calcext:value-type="float">
            <text:p>1702583228806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6075f65d-35f7-4ee1-b946-8a197e5d51b5</text:p>
          </table:table-cell>
          <table:table-cell office:value-type="string" calcext:value-type="string">
            <text:p>hDYVi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102" calcext:value-type="float">
            <text:p>1702583102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64025b0c1b184ad2a264589b1c0ce3ed</text:p>
          </table:table-cell>
          <table:table-cell office:value-type="float" office:value="37913" calcext:value-type="float">
            <text:p>37913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unknown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02583229966" calcext:value-type="float">
            <text:p>170258322996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24948" calcext:value-type="float">
            <text:p>42494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738.04" calcext:value-type="float">
            <text:p>13738.04</text:p>
          </table:table-cell>
          <table:table-cell office:value-type="float" office:value="1071" calcext:value-type="float">
            <text:p>1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73" calcext:value-type="float">
            <text:p>1125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14.04" calcext:value-type="float">
            <text:p>14214.04</text:p>
          </table:table-cell>
          <table:table-cell office:value-type="float" office:value="476" calcext:value-type="float">
            <text:p>476</text:p>
          </table:table-cell>
          <table:table-cell office:value-type="float" office:value="11.84" calcext:value-type="float">
            <text:p>11.84</text:p>
          </table:table-cell>
          <table:table-cell office:value-type="float" office:value="1702583229490" calcext:value-type="float">
            <text:p>1702583229490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13d03eff-ba17-426a-bf5c-a1dd0f8ac3ec</text:p>
          </table:table-cell>
          <table:table-cell office:value-type="string" calcext:value-type="string">
            <text:p>GgmSY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51" calcext:value-type="float">
            <text:p>1702582851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585eddedd68b494e95e6c97b586db072</text:p>
          </table:table-cell>
          <table:table-cell office:value-type="float" office:value="34016" calcext:value-type="float">
            <text:p>3401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02583230016" calcext:value-type="float">
            <text:p>17025832300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2156" calcext:value-type="float">
            <text:p>4221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54.79" calcext:value-type="float">
            <text:p>13454.79</text:p>
          </table:table-cell>
          <table:table-cell office:value-type="float" office:value="1081" calcext:value-type="float">
            <text:p>1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535" calcext:value-type="float">
            <text:p>1145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43.79" calcext:value-type="float">
            <text:p>13943.79</text:p>
          </table:table-cell>
          <table:table-cell office:value-type="float" office:value="489" calcext:value-type="float">
            <text:p>489</text:p>
          </table:table-cell>
          <table:table-cell office:value-type="float" office:value="12.2" calcext:value-type="float">
            <text:p>12.2</text:p>
          </table:table-cell>
          <table:table-cell office:value-type="float" office:value="1702583229527" calcext:value-type="float">
            <text:p>1702583229527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6075f65d-35f7-4ee1-b946-8a197e5d51b5</text:p>
          </table:table-cell>
          <table:table-cell office:value-type="string" calcext:value-type="string">
            <text:p>hDYVi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102" calcext:value-type="float">
            <text:p>1702583102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96332c5f112e4324b526d7055ea40b0d</text:p>
          </table:table-cell>
          <table:table-cell office:value-type="float" office:value="34899" calcext:value-type="float">
            <text:p>34899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unknown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02583229812" calcext:value-type="float">
            <text:p>17025832298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3580" calcext:value-type="float">
            <text:p>4235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65.51" calcext:value-type="float">
            <text:p>13365.51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107" calcext:value-type="float">
            <text:p>115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29.51" calcext:value-type="float">
            <text:p>13829.51</text:p>
          </table:table-cell>
          <table:table-cell office:value-type="float" office:value="464" calcext:value-type="float">
            <text:p>464</text:p>
          </table:table-cell>
          <table:table-cell office:value-type="float" office:value="10.35" calcext:value-type="float">
            <text:p>10.35</text:p>
          </table:table-cell>
          <table:table-cell office:value-type="float" office:value="1702583229348" calcext:value-type="float">
            <text:p>1702583229348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41cc2e91-52e8-445f-b3e5-a10dad5bd45d</text:p>
          </table:table-cell>
          <table:table-cell office:value-type="string" calcext:value-type="string">
            <text:p>DSjG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7" calcext:value-type="float">
            <text:p>1702583047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65eac04f339d4c0aaf5f4ca50e81a537</text:p>
          </table:table-cell>
          <table:table-cell office:value-type="float" office:value="40600" calcext:value-type="float">
            <text:p>4060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nknown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02583229917" calcext:value-type="float">
            <text:p>17025832299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7100" calcext:value-type="float">
            <text:p>417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676.35" calcext:value-type="float">
            <text:p>13676.35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28" calcext:value-type="float">
            <text:p>1125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165.35" calcext:value-type="float">
            <text:p>14165.35</text:p>
          </table:table-cell>
          <table:table-cell office:value-type="float" office:value="489" calcext:value-type="float">
            <text:p>489</text:p>
          </table:table-cell>
          <table:table-cell office:value-type="float" office:value="11.25" calcext:value-type="float">
            <text:p>11.25</text:p>
          </table:table-cell>
          <table:table-cell office:value-type="float" office:value="1702583229428" calcext:value-type="float">
            <text:p>1702583229428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5fcf6bbc-efd3-4b2a-af5c-acc2d13110fd</text:p>
          </table:table-cell>
          <table:table-cell office:value-type="string" calcext:value-type="string">
            <text:p>VvKb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88" calcext:value-type="float">
            <text:p>1702582688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f07ba8acee8d4137a4b22611642d48d1</text:p>
          </table:table-cell>
          <table:table-cell office:value-type="float" office:value="46450" calcext:value-type="float">
            <text:p>46450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unknown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02583229916" calcext:value-type="float">
            <text:p>17025832299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1620" calcext:value-type="float">
            <text:p>4316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53.61" calcext:value-type="float">
            <text:p>13953.61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635" calcext:value-type="float">
            <text:p>12363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536.61" calcext:value-type="float">
            <text:p>14536.61</text:p>
          </table:table-cell>
          <table:table-cell office:value-type="float" office:value="583" calcext:value-type="float">
            <text:p>583</text:p>
          </table:table-cell>
          <table:table-cell office:value-type="float" office:value="11.14" calcext:value-type="float">
            <text:p>11.14</text:p>
          </table:table-cell>
          <table:table-cell office:value-type="float" office:value="1702583229333" calcext:value-type="float">
            <text:p>1702583229333</text:p>
          </table:table-cell>
          <table:table-cell office:value-type="float" office:value="4" calcext:value-type="float">
            <text:p>4</text:p>
          </table:table-cell>
          <table:table-cell office:value-type="float" office:value="673180" calcext:value-type="float">
            <text:p>67318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39604db4-a5a4-4d2c-b185-23dab1161734</text:p>
          </table:table-cell>
          <table:table-cell office:value-type="string" calcext:value-type="string">
            <text:p>nhvv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5" calcext:value-type="float">
            <text:p>1702582145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86b22730545a465e84e38af33e8be2e6</text:p>
          </table:table-cell>
          <table:table-cell office:value-type="float" office:value="41065" calcext:value-type="float">
            <text:p>4106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unknown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02583229942" calcext:value-type="float">
            <text:p>17025832299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0584" calcext:value-type="float">
            <text:p>41058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33.16" calcext:value-type="float">
            <text:p>13933.16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205" calcext:value-type="float">
            <text:p>1182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96.16" calcext:value-type="float">
            <text:p>14396.16</text:p>
          </table:table-cell>
          <table:table-cell office:value-type="float" office:value="463" calcext:value-type="float">
            <text:p>463</text:p>
          </table:table-cell>
          <table:table-cell office:value-type="float" office:value="11.66" calcext:value-type="float">
            <text:p>11.66</text:p>
          </table:table-cell>
          <table:table-cell office:value-type="float" office:value="1702583229479" calcext:value-type="float">
            <text:p>1702583229479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e6ecb96-675b-4be9-9d0c-555b2943074d</text:p>
          </table:table-cell>
          <table:table-cell office:value-type="string" calcext:value-type="string">
            <text:p>ofXn3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40" calcext:value-type="float">
            <text:p>1702582640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fd3fd4a84ff04333930f95eba64b0f60</text:p>
          </table:table-cell>
          <table:table-cell office:value-type="float" office:value="40510" calcext:value-type="float">
            <text:p>4051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unknown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02583230085" calcext:value-type="float">
            <text:p>170258323008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15700" calcext:value-type="float">
            <text:p>4157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294.03" calcext:value-type="float">
            <text:p>13294.03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586" calcext:value-type="float">
            <text:p>1145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79.03" calcext:value-type="float">
            <text:p>13779.03</text:p>
          </table:table-cell>
          <table:table-cell office:value-type="float" office:value="485" calcext:value-type="float">
            <text:p>485</text:p>
          </table:table-cell>
          <table:table-cell office:value-type="float" office:value="12.82" calcext:value-type="float">
            <text:p>12.82</text:p>
          </table:table-cell>
          <table:table-cell office:value-type="float" office:value="1702583229600" calcext:value-type="float">
            <text:p>1702583229600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76dd71b-c504-43f8-ac24-c563c89909cd</text:p>
          </table:table-cell>
          <table:table-cell office:value-type="string" calcext:value-type="string">
            <text:p>GaK7g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94" calcext:value-type="float">
            <text:p>1702582694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243104ae5b5c4d79bae0677bf1c73158</text:p>
          </table:table-cell>
          <table:table-cell office:value-type="float" office:value="42148" calcext:value-type="float">
            <text:p>42148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unknown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02583230086" calcext:value-type="float">
            <text:p>170258323008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1188" calcext:value-type="float">
            <text:p>4211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24.79" calcext:value-type="float">
            <text:p>13924.79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88" calcext:value-type="float">
            <text:p>1118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78.79" calcext:value-type="float">
            <text:p>14378.79</text:p>
          </table:table-cell>
          <table:table-cell office:value-type="float" office:value="454" calcext:value-type="float">
            <text:p>454</text:p>
          </table:table-cell>
          <table:table-cell office:value-type="float" office:value="13.02" calcext:value-type="float">
            <text:p>13.02</text:p>
          </table:table-cell>
          <table:table-cell office:value-type="float" office:value="1702583229632" calcext:value-type="float">
            <text:p>1702583229632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ecc4ff3-dc45-4938-b134-e731ab97dc2b</text:p>
          </table:table-cell>
          <table:table-cell office:value-type="string" calcext:value-type="string">
            <text:p>jVciF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593" calcext:value-type="float">
            <text:p>1702582593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dc5dd658142b429a8cc15aca4158ca9b</text:p>
          </table:table-cell>
          <table:table-cell office:value-type="float" office:value="37300" calcext:value-type="float">
            <text:p>3730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unknown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02583230105" calcext:value-type="float">
            <text:p>17025832301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3736" calcext:value-type="float">
            <text:p>41373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787.84" calcext:value-type="float">
            <text:p>13787.84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897" calcext:value-type="float">
            <text:p>1198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80.84" calcext:value-type="float">
            <text:p>14380.84</text:p>
          </table:table-cell>
          <table:table-cell office:value-type="float" office:value="593" calcext:value-type="float">
            <text:p>593</text:p>
          </table:table-cell>
          <table:table-cell office:value-type="float" office:value="12.44" calcext:value-type="float">
            <text:p>12.44</text:p>
          </table:table-cell>
          <table:table-cell office:value-type="float" office:value="1702583229512" calcext:value-type="float">
            <text:p>1702583229512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655cbd16-88c1-4448-acfa-1c6837c72fab</text:p>
          </table:table-cell>
          <table:table-cell office:value-type="string" calcext:value-type="string">
            <text:p>uvl1k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21" calcext:value-type="float">
            <text:p>1702583021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4cfbec6dbf254bf991aef8be014d75ac</text:p>
          </table:table-cell>
          <table:table-cell office:value-type="float" office:value="38534" calcext:value-type="float">
            <text:p>3853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nknow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02583230258" calcext:value-type="float">
            <text:p>17025832302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6560" calcext:value-type="float">
            <text:p>4165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87.03" calcext:value-type="float">
            <text:p>13987.03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66" calcext:value-type="float">
            <text:p>111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460.03" calcext:value-type="float">
            <text:p>14460.03</text:p>
          </table:table-cell>
          <table:table-cell office:value-type="float" office:value="473" calcext:value-type="float">
            <text:p>473</text:p>
          </table:table-cell>
          <table:table-cell office:value-type="float" office:value="15.06" calcext:value-type="float">
            <text:p>15.06</text:p>
          </table:table-cell>
          <table:table-cell office:value-type="float" office:value="1702583229785" calcext:value-type="float">
            <text:p>1702583229785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29ec960-d6dd-44f4-a054-2029d578f3a0</text:p>
          </table:table-cell>
          <table:table-cell office:value-type="string" calcext:value-type="string">
            <text:p>pkr2H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15" calcext:value-type="float">
            <text:p>1702582815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053a75f8c9754b609174dbb64f6132da</text:p>
          </table:table-cell>
          <table:table-cell office:value-type="float" office:value="38971" calcext:value-type="float">
            <text:p>3897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known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02583230219" calcext:value-type="float">
            <text:p>17025832302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2276" calcext:value-type="float">
            <text:p>42227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850.49" calcext:value-type="float">
            <text:p>13850.49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71" calcext:value-type="float">
            <text:p>1137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33.49" calcext:value-type="float">
            <text:p>14333.49</text:p>
          </table:table-cell>
          <table:table-cell office:value-type="float" office:value="483" calcext:value-type="float">
            <text:p>483</text:p>
          </table:table-cell>
          <table:table-cell office:value-type="float" office:value="14.47" calcext:value-type="float">
            <text:p>14.47</text:p>
          </table:table-cell>
          <table:table-cell office:value-type="float" office:value="1702583229736" calcext:value-type="float">
            <text:p>1702583229736</text:p>
          </table:table-cell>
          <table:table-cell office:value-type="float" office:value="2" calcext:value-type="float">
            <text:p>2</text:p>
          </table:table-cell>
          <table:table-cell office:value-type="float" office:value="667540" calcext:value-type="float">
            <text:p>66754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84ceafff-0e20-4012-a357-176e9f590047</text:p>
          </table:table-cell>
          <table:table-cell office:value-type="string" calcext:value-type="string">
            <text:p>QSBB6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787" calcext:value-type="float">
            <text:p>1702582787</text:p>
          </table:table-cell>
          <table:table-cell office:value-type="string" calcext:value-type="string">
            <text:p>unknown - Model unknown -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81042aeec7d147fe8f4e9ef1272c37ae</text:p>
          </table:table-cell>
          <table:table-cell office:value-type="float" office:value="45816" calcext:value-type="float">
            <text:p>45816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unknown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02583230253" calcext:value-type="float">
            <text:p>17025832302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1848" calcext:value-type="float">
            <text:p>42184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4147.35" calcext:value-type="float">
            <text:p>14147.35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431" calcext:value-type="float">
            <text:p>1134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736.35" calcext:value-type="float">
            <text:p>14736.35</text:p>
          </table:table-cell>
          <table:table-cell office:value-type="float" office:value="589" calcext:value-type="float">
            <text:p>589</text:p>
          </table:table-cell>
          <table:table-cell office:value-type="float" office:value="14.22" calcext:value-type="float">
            <text:p>14.22</text:p>
          </table:table-cell>
          <table:table-cell office:value-type="float" office:value="1702583229664" calcext:value-type="float">
            <text:p>1702583229664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8c8fd6e-f65b-449b-9241-fd35a3e8e5c9</text:p>
          </table:table-cell>
          <table:table-cell office:value-type="string" calcext:value-type="string">
            <text:p>NIdXb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471" calcext:value-type="float">
            <text:p>1702582471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c6bcfe8aed3047c1a88a5c7bfeaba68c</text:p>
          </table:table-cell>
          <table:table-cell office:value-type="float" office:value="45500" calcext:value-type="float">
            <text:p>45500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unknown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358" calcext:value-type="float">
            <text:p>17025832303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8340" calcext:value-type="float">
            <text:p>4183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02.82" calcext:value-type="float">
            <text:p>13302.82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153" calcext:value-type="float">
            <text:p>1141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29.82" calcext:value-type="float">
            <text:p>13929.82</text:p>
          </table:table-cell>
          <table:table-cell office:value-type="float" office:value="627" calcext:value-type="float">
            <text:p>627</text:p>
          </table:table-cell>
          <table:table-cell office:value-type="float" office:value="15.02" calcext:value-type="float">
            <text:p>15.02</text:p>
          </table:table-cell>
          <table:table-cell office:value-type="float" office:value="1702583229731" calcext:value-type="float">
            <text:p>1702583229731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2f8881c7-2cc7-4425-b467-48aace2cd296</text:p>
          </table:table-cell>
          <table:table-cell office:value-type="string" calcext:value-type="string">
            <text:p>xGk5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37" calcext:value-type="float">
            <text:p>1702582637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57e67f0134974884a7f29d1f07adeb29</text:p>
          </table:table-cell>
          <table:table-cell office:value-type="float" office:value="35285" calcext:value-type="float">
            <text:p>35285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unknown</text:p>
          </table:table-cell>
          <table:table-cell office:value-type="float" office:value="116" calcext:value-type="float">
            <text:p>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02583230585" calcext:value-type="float">
            <text:p>17025832305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1808" calcext:value-type="float">
            <text:p>42180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748.71" calcext:value-type="float">
            <text:p>13748.71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33" calcext:value-type="float">
            <text:p>1118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441.71" calcext:value-type="float">
            <text:p>14441.71</text:p>
          </table:table-cell>
          <table:table-cell office:value-type="float" office:value="693" calcext:value-type="float">
            <text:p>693</text:p>
          </table:table-cell>
          <table:table-cell office:value-type="float" office:value="14.96" calcext:value-type="float">
            <text:p>14.96</text:p>
          </table:table-cell>
          <table:table-cell office:value-type="float" office:value="1702583229892" calcext:value-type="float">
            <text:p>1702583229892</text:p>
          </table:table-cell>
          <table:table-cell office:value-type="float" office:value="1" calcext:value-type="float">
            <text:p>1</text:p>
          </table:table-cell>
          <table:table-cell office:value-type="float" office:value="667540" calcext:value-type="float">
            <text:p>66754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90876805-fde7-40e8-bb7c-5a8c2235a6cd</text:p>
          </table:table-cell>
          <table:table-cell office:value-type="string" calcext:value-type="string">
            <text:p>j7zF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79" calcext:value-type="float">
            <text:p>1702582879</text:p>
          </table:table-cell>
          <table:table-cell office:value-type="string" calcext:value-type="string">
            <text:p>unknown - Model unknown -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e0170a995f8541a58d72b9cc2953d250</text:p>
          </table:table-cell>
          <table:table-cell office:value-type="float" office:value="49181" calcext:value-type="float">
            <text:p>49181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unknown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357" calcext:value-type="float">
            <text:p>17025832303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7360" calcext:value-type="float">
            <text:p>4073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744.65" calcext:value-type="float">
            <text:p>13744.65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381" calcext:value-type="float">
            <text:p>1143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42.65" calcext:value-type="float">
            <text:p>14342.65</text:p>
          </table:table-cell>
          <table:table-cell office:value-type="float" office:value="598" calcext:value-type="float">
            <text:p>598</text:p>
          </table:table-cell>
          <table:table-cell office:value-type="float" office:value="15.21" calcext:value-type="float">
            <text:p>15.21</text:p>
          </table:table-cell>
          <table:table-cell office:value-type="float" office:value="1702583229759" calcext:value-type="float">
            <text:p>1702583229759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22ec6e41-2b2e-4639-949b-a70fa4b6268a</text:p>
          </table:table-cell>
          <table:table-cell office:value-type="string" calcext:value-type="string">
            <text:p>bCQW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288" calcext:value-type="float">
            <text:p>1702582288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96332c5f112e4324b526d7055ea40b0d</text:p>
          </table:table-cell>
          <table:table-cell office:value-type="float" office:value="37116" calcext:value-type="float">
            <text:p>37116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unknown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02583230418" calcext:value-type="float">
            <text:p>17025832304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2680" calcext:value-type="float">
            <text:p>4226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663.57" calcext:value-type="float">
            <text:p>13663.57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229" calcext:value-type="float">
            <text:p>1152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08.57" calcext:value-type="float">
            <text:p>14208.57</text:p>
          </table:table-cell>
          <table:table-cell office:value-type="float" office:value="545" calcext:value-type="float">
            <text:p>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702583229873" calcext:value-type="float">
            <text:p>1702583229873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1cc2e91-52e8-445f-b3e5-a10dad5bd45d</text:p>
          </table:table-cell>
          <table:table-cell office:value-type="string" calcext:value-type="string">
            <text:p>DSjG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7" calcext:value-type="float">
            <text:p>1702583047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5c306290e41242f7bd863be052459cca</text:p>
          </table:table-cell>
          <table:table-cell office:value-type="float" office:value="35178" calcext:value-type="float">
            <text:p>35178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unknown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02583230522" calcext:value-type="float">
            <text:p>17025832305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16008" calcext:value-type="float">
            <text:p>41600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67.49" calcext:value-type="float">
            <text:p>13467.49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021" calcext:value-type="float">
            <text:p>1140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02.49" calcext:value-type="float">
            <text:p>14202.49</text:p>
          </table:table-cell>
          <table:table-cell office:value-type="float" office:value="735" calcext:value-type="float">
            <text:p>735</text:p>
          </table:table-cell>
          <table:table-cell office:value-type="float" office:value="15.14" calcext:value-type="float">
            <text:p>15.14</text:p>
          </table:table-cell>
          <table:table-cell office:value-type="float" office:value="1702583229787" calcext:value-type="float">
            <text:p>1702583229787</text:p>
          </table:table-cell>
          <table:table-cell office:value-type="float" office:value="1" calcext:value-type="float">
            <text:p>1</text:p>
          </table:table-cell>
          <table:table-cell office:value-type="float" office:value="667540" calcext:value-type="float">
            <text:p>667540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39bd89cc-45fa-4d5c-9ff9-db487b0c3bdf</text:p>
          </table:table-cell>
          <table:table-cell office:value-type="string" calcext:value-type="string">
            <text:p>b1jnw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62" calcext:value-type="float">
            <text:p>1702582862</text:p>
          </table:table-cell>
          <table:table-cell office:value-type="string" calcext:value-type="string">
            <text:p>unknown - Model unknown -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dc5dd658142b429a8cc15aca4158ca9b</text:p>
          </table:table-cell>
          <table:table-cell office:value-type="float" office:value="39788" calcext:value-type="float">
            <text:p>39788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unknown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02583230575" calcext:value-type="float">
            <text:p>170258323057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12556" calcext:value-type="float">
            <text:p>4125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50" calcext:value-type="float">
            <text:p>13950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35" calcext:value-type="float">
            <text:p>1200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89" calcext:value-type="float">
            <text:p>14389</text:p>
          </table:table-cell>
          <table:table-cell office:value-type="float" office:value="439" calcext:value-type="float">
            <text:p>439</text:p>
          </table:table-cell>
          <table:table-cell office:value-type="float" office:value="15.5" calcext:value-type="float">
            <text:p>15.5</text:p>
          </table:table-cell>
          <table:table-cell office:value-type="float" office:value="1702583230136" calcext:value-type="float">
            <text:p>1702583230136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655cbd16-88c1-4448-acfa-1c6837c72fab</text:p>
          </table:table-cell>
          <table:table-cell office:value-type="string" calcext:value-type="string">
            <text:p>uvl1k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21" calcext:value-type="float">
            <text:p>1702583021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50841c4c396646d8b78f13ec65998028</text:p>
          </table:table-cell>
          <table:table-cell office:value-type="float" office:value="40545" calcext:value-type="float">
            <text:p>4054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nknown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02583230505" calcext:value-type="float">
            <text:p>17025832305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100" calcext:value-type="float">
            <text:p>444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178.41" calcext:value-type="float">
            <text:p>13178.41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40" calcext:value-type="float">
            <text:p>11674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73.41" calcext:value-type="float">
            <text:p>13873.41</text:p>
          </table:table-cell>
          <table:table-cell office:value-type="float" office:value="695" calcext:value-type="float">
            <text:p>695</text:p>
          </table:table-cell>
          <table:table-cell office:value-type="float" office:value="15.22" calcext:value-type="float">
            <text:p>15.22</text:p>
          </table:table-cell>
          <table:table-cell office:value-type="float" office:value="1702583229810" calcext:value-type="float">
            <text:p>1702583229810</text:p>
          </table:table-cell>
          <table:table-cell office:value-type="float" office:value="1" calcext:value-type="float">
            <text:p>1</text:p>
          </table:table-cell>
          <table:table-cell office:value-type="float" office:value="673180" calcext:value-type="float">
            <text:p>673180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8544e924-e481-4a94-92c8-558952dabc67</text:p>
          </table:table-cell>
          <table:table-cell office:value-type="string" calcext:value-type="string">
            <text:p>XtroD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7" calcext:value-type="float">
            <text:p>1702582147</text:p>
          </table:table-cell>
          <table:table-cell office:value-type="string" calcext:value-type="string">
            <text:p>unknown - Model unknown -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64025b0c1b184ad2a264589b1c0ce3ed</text:p>
          </table:table-cell>
          <table:table-cell office:value-type="float" office:value="40141" calcext:value-type="float">
            <text:p>40141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unknown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02583230596" calcext:value-type="float">
            <text:p>17025832305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3800" calcext:value-type="float">
            <text:p>423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777.54" calcext:value-type="float">
            <text:p>13777.54</text:p>
          </table:table-cell>
          <table:table-cell office:value-type="float" office:value="1071" calcext:value-type="float">
            <text:p>1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93" calcext:value-type="float">
            <text:p>1126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69.54" calcext:value-type="float">
            <text:p>14369.54</text:p>
          </table:table-cell>
          <table:table-cell office:value-type="float" office:value="592" calcext:value-type="float">
            <text:p>592</text:p>
          </table:table-cell>
          <table:table-cell office:value-type="float" office:value="15.03" calcext:value-type="float">
            <text:p>15.03</text:p>
          </table:table-cell>
          <table:table-cell office:value-type="float" office:value="1702583230004" calcext:value-type="float">
            <text:p>1702583230004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13d03eff-ba17-426a-bf5c-a1dd0f8ac3ec</text:p>
          </table:table-cell>
          <table:table-cell office:value-type="string" calcext:value-type="string">
            <text:p>GgmSY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51" calcext:value-type="float">
            <text:p>1702582851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f07ba8acee8d4137a4b22611642d48d1</text:p>
          </table:table-cell>
          <table:table-cell office:value-type="float" office:value="48793" calcext:value-type="float">
            <text:p>48793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unknow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515" calcext:value-type="float">
            <text:p>17025832305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9828" calcext:value-type="float">
            <text:p>42982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506.1" calcext:value-type="float">
            <text:p>13506.1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897" calcext:value-type="float">
            <text:p>1238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56.1" calcext:value-type="float">
            <text:p>13956.1</text:p>
          </table:table-cell>
          <table:table-cell office:value-type="float" office:value="450" calcext:value-type="float">
            <text:p>450</text:p>
          </table:table-cell>
          <table:table-cell office:value-type="float" office:value="15.86" calcext:value-type="float">
            <text:p>15.86</text:p>
          </table:table-cell>
          <table:table-cell office:value-type="float" office:value="1702583230065" calcext:value-type="float">
            <text:p>1702583230065</text:p>
          </table:table-cell>
          <table:table-cell office:value-type="float" office:value="4" calcext:value-type="float">
            <text:p>4</text:p>
          </table:table-cell>
          <table:table-cell office:value-type="float" office:value="673180" calcext:value-type="float">
            <text:p>67318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39604db4-a5a4-4d2c-b185-23dab1161734</text:p>
          </table:table-cell>
          <table:table-cell office:value-type="string" calcext:value-type="string">
            <text:p>nhvv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5" calcext:value-type="float">
            <text:p>1702582145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65eac04f339d4c0aaf5f4ca50e81a537</text:p>
          </table:table-cell>
          <table:table-cell office:value-type="float" office:value="42789" calcext:value-type="float">
            <text:p>42789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unknown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02583230732" calcext:value-type="float">
            <text:p>17025832307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6028" calcext:value-type="float">
            <text:p>41602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516.28" calcext:value-type="float">
            <text:p>13516.28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49" calcext:value-type="float">
            <text:p>1126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160.28" calcext:value-type="float">
            <text:p>14160.28</text:p>
          </table:table-cell>
          <table:table-cell office:value-type="float" office:value="644" calcext:value-type="float">
            <text:p>644</text:p>
          </table:table-cell>
          <table:table-cell office:value-type="float" office:value="13.51" calcext:value-type="float">
            <text:p>13.51</text:p>
          </table:table-cell>
          <table:table-cell office:value-type="float" office:value="1702583230088" calcext:value-type="float">
            <text:p>1702583230088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5fcf6bbc-efd3-4b2a-af5c-acc2d13110fd</text:p>
          </table:table-cell>
          <table:table-cell office:value-type="string" calcext:value-type="string">
            <text:p>VvKb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88" calcext:value-type="float">
            <text:p>1702582688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243104ae5b5c4d79bae0677bf1c73158</text:p>
          </table:table-cell>
          <table:table-cell office:value-type="float" office:value="44370" calcext:value-type="float">
            <text:p>44370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unknown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02583230753" calcext:value-type="float">
            <text:p>17025832307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0132" calcext:value-type="float">
            <text:p>42013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73.26" calcext:value-type="float">
            <text:p>13973.26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13" calcext:value-type="float">
            <text:p>11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611.26" calcext:value-type="float">
            <text:p>14611.26</text:p>
          </table:table-cell>
          <table:table-cell office:value-type="float" office:value="638" calcext:value-type="float">
            <text:p>638</text:p>
          </table:table-cell>
          <table:table-cell office:value-type="float" office:value="13.18" calcext:value-type="float">
            <text:p>13.18</text:p>
          </table:table-cell>
          <table:table-cell office:value-type="float" office:value="1702583230115" calcext:value-type="float">
            <text:p>1702583230115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ecc4ff3-dc45-4938-b134-e731ab97dc2b</text:p>
          </table:table-cell>
          <table:table-cell office:value-type="string" calcext:value-type="string">
            <text:p>jVciF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593" calcext:value-type="float">
            <text:p>1702582593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86b22730545a465e84e38af33e8be2e6</text:p>
          </table:table-cell>
          <table:table-cell office:value-type="float" office:value="43222" calcext:value-type="float">
            <text:p>43222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unknown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02583230566" calcext:value-type="float">
            <text:p>170258323056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9356" calcext:value-type="float">
            <text:p>4093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680.7" calcext:value-type="float">
            <text:p>13680.7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318" calcext:value-type="float">
            <text:p>1183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93.7" calcext:value-type="float">
            <text:p>14293.7</text:p>
          </table:table-cell>
          <table:table-cell office:value-type="float" office:value="613" calcext:value-type="float">
            <text:p>613</text:p>
          </table:table-cell>
          <table:table-cell office:value-type="float" office:value="15.13" calcext:value-type="float">
            <text:p>15.13</text:p>
          </table:table-cell>
          <table:table-cell office:value-type="float" office:value="1702583229953" calcext:value-type="float">
            <text:p>1702583229953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de6ecb96-675b-4be9-9d0c-555b2943074d</text:p>
          </table:table-cell>
          <table:table-cell office:value-type="string" calcext:value-type="string">
            <text:p>ofXn3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40" calcext:value-type="float">
            <text:p>1702582640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3e59dc04e1a24c5bb10e18c1863fc787</text:p>
          </table:table-cell>
          <table:table-cell office:value-type="float" office:value="31798" calcext:value-type="float">
            <text:p>31798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unknow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850" calcext:value-type="float">
            <text:p>17025832308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0236" calcext:value-type="float">
            <text:p>42023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191.66" calcext:value-type="float">
            <text:p>13191.66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03" calcext:value-type="float">
            <text:p>113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72.66" calcext:value-type="float">
            <text:p>13872.66</text:p>
          </table:table-cell>
          <table:table-cell office:value-type="float" office:value="681" calcext:value-type="float">
            <text:p>681</text:p>
          </table:table-cell>
          <table:table-cell office:value-type="float" office:value="11.54" calcext:value-type="float">
            <text:p>11.54</text:p>
          </table:table-cell>
          <table:table-cell office:value-type="float" office:value="1702583230169" calcext:value-type="float">
            <text:p>1702583230169</text:p>
          </table:table-cell>
          <table:table-cell office:value-type="float" office:value="1" calcext:value-type="float">
            <text:p>1</text:p>
          </table:table-cell>
          <table:table-cell office:value-type="float" office:value="667540" calcext:value-type="float">
            <text:p>66754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8794ca3a-7181-4ae7-ba58-78e734d80769</text:p>
          </table:table-cell>
          <table:table-cell office:value-type="string" calcext:value-type="string">
            <text:p>QWav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67" calcext:value-type="float">
            <text:p>1702583067</text:p>
          </table:table-cell>
          <table:table-cell office:value-type="string" calcext:value-type="string">
            <text:p>unknown - Model unknown -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5ff35e6fdda543acb3deabf2fd79728d</text:p>
          </table:table-cell>
          <table:table-cell office:value-type="float" office:value="32234" calcext:value-type="float">
            <text:p>32234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unknown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02583230802" calcext:value-type="float">
            <text:p>17025832308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1760" calcext:value-type="float">
            <text:p>4217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00.45" calcext:value-type="float">
            <text:p>13300.45</text:p>
          </table:table-cell>
          <table:table-cell office:value-type="float" office:value="1038" calcext:value-type="float">
            <text:p>1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58" calcext:value-type="float">
            <text:p>1133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014.45" calcext:value-type="float">
            <text:p>14014.45</text:p>
          </table:table-cell>
          <table:table-cell office:value-type="float" office:value="714" calcext:value-type="float">
            <text:p>714</text:p>
          </table:table-cell>
          <table:table-cell office:value-type="float" office:value="12.61" calcext:value-type="float">
            <text:p>12.61</text:p>
          </table:table-cell>
          <table:table-cell office:value-type="float" office:value="1702583230088" calcext:value-type="float">
            <text:p>1702583230088</text:p>
          </table:table-cell>
          <table:table-cell office:value-type="float" office:value="1" calcext:value-type="float">
            <text:p>1</text:p>
          </table:table-cell>
          <table:table-cell office:value-type="float" office:value="667540" calcext:value-type="float">
            <text:p>66754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dd061130-c465-413a-8a7f-9fefada2912b</text:p>
          </table:table-cell>
          <table:table-cell office:value-type="string" calcext:value-type="string">
            <text:p>nQ9Vc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9" calcext:value-type="float">
            <text:p>1702583049</text:p>
          </table:table-cell>
          <table:table-cell office:value-type="string" calcext:value-type="string">
            <text:p>unknown - Model unknown -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a9c2b69cf49d4ed7bd1d0d871c368dd2</text:p>
          </table:table-cell>
          <table:table-cell office:value-type="float" office:value="40573" calcext:value-type="float">
            <text:p>4057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nknown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02583230937" calcext:value-type="float">
            <text:p>170258323093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8824" calcext:value-type="float">
            <text:p>4388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91.49" calcext:value-type="float">
            <text:p>13491.49</text:p>
          </table:table-cell>
          <table:table-cell office:value-type="float" office:value="1083" calcext:value-type="float">
            <text:p>1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17" calcext:value-type="float">
            <text:p>1189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11.49" calcext:value-type="float">
            <text:p>14211.49</text:p>
          </table:table-cell>
          <table:table-cell office:value-type="float" office:value="720" calcext:value-type="float">
            <text:p>720</text:p>
          </table:table-cell>
          <table:table-cell office:value-type="float" office:value="9.84" calcext:value-type="float">
            <text:p>9.84</text:p>
          </table:table-cell>
          <table:table-cell office:value-type="float" office:value="1702583230217" calcext:value-type="float">
            <text:p>1702583230217</text:p>
          </table:table-cell>
          <table:table-cell office:value-type="float" office:value="1" calcext:value-type="float">
            <text:p>1</text:p>
          </table:table-cell>
          <table:table-cell office:value-type="float" office:value="673180" calcext:value-type="float">
            <text:p>67318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b0bb074d-34af-4c6a-a05a-c066323bb3d8</text:p>
          </table:table-cell>
          <table:table-cell office:value-type="string" calcext:value-type="string">
            <text:p>ByyI9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76" calcext:value-type="float">
            <text:p>1702582176</text:p>
          </table:table-cell>
          <table:table-cell office:value-type="string" calcext:value-type="string">
            <text:p>unknown - Model unknown -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fd3fd4a84ff04333930f95eba64b0f60</text:p>
          </table:table-cell>
          <table:table-cell office:value-type="float" office:value="42718" calcext:value-type="float">
            <text:p>42718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unknown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731" calcext:value-type="float">
            <text:p>17025832307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4660" calcext:value-type="float">
            <text:p>4146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93.36" calcext:value-type="float">
            <text:p>13393.36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12" calcext:value-type="float">
            <text:p>1147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72.36" calcext:value-type="float">
            <text:p>13972.36</text:p>
          </table:table-cell>
          <table:table-cell office:value-type="float" office:value="579" calcext:value-type="float">
            <text:p>579</text:p>
          </table:table-cell>
          <table:table-cell office:value-type="float" office:value="13.35" calcext:value-type="float">
            <text:p>13.35</text:p>
          </table:table-cell>
          <table:table-cell office:value-type="float" office:value="1702583230152" calcext:value-type="float">
            <text:p>1702583230152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76dd71b-c504-43f8-ac24-c563c89909cd</text:p>
          </table:table-cell>
          <table:table-cell office:value-type="string" calcext:value-type="string">
            <text:p>GaK7g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94" calcext:value-type="float">
            <text:p>1702582694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585eddedd68b494e95e6c97b586db072</text:p>
          </table:table-cell>
          <table:table-cell office:value-type="float" office:value="36172" calcext:value-type="float">
            <text:p>36172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unknown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02583230632" calcext:value-type="float">
            <text:p>17025832306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0968" calcext:value-type="float">
            <text:p>42096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64.79" calcext:value-type="float">
            <text:p>13464.79</text:p>
          </table:table-cell>
          <table:table-cell office:value-type="float" office:value="1081" calcext:value-type="float">
            <text:p>1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649" calcext:value-type="float">
            <text:p>1146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070.79" calcext:value-type="float">
            <text:p>14070.79</text:p>
          </table:table-cell>
          <table:table-cell office:value-type="float" office:value="606" calcext:value-type="float">
            <text:p>606</text:p>
          </table:table-cell>
          <table:table-cell office:value-type="float" office:value="14.67" calcext:value-type="float">
            <text:p>14.67</text:p>
          </table:table-cell>
          <table:table-cell office:value-type="float" office:value="1702583230026" calcext:value-type="float">
            <text:p>1702583230026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6075f65d-35f7-4ee1-b946-8a197e5d51b5</text:p>
          </table:table-cell>
          <table:table-cell office:value-type="string" calcext:value-type="string">
            <text:p>hDYVi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102" calcext:value-type="float">
            <text:p>1702583102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96332c5f112e4324b526d7055ea40b0d</text:p>
          </table:table-cell>
          <table:table-cell office:value-type="float" office:value="39574" calcext:value-type="float">
            <text:p>39574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unknown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02583230950" calcext:value-type="float">
            <text:p>17025832309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1560" calcext:value-type="float">
            <text:p>4215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61.36" calcext:value-type="float">
            <text:p>13361.36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63" calcext:value-type="float">
            <text:p>1153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14.36" calcext:value-type="float">
            <text:p>13814.36</text:p>
          </table:table-cell>
          <table:table-cell office:value-type="float" office:value="453" calcext:value-type="float">
            <text:p>453</text:p>
          </table:table-cell>
          <table:table-cell office:value-type="float" office:value="5.89" calcext:value-type="float">
            <text:p>5.89</text:p>
          </table:table-cell>
          <table:table-cell office:value-type="float" office:value="1702583230497" calcext:value-type="float">
            <text:p>1702583230497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41cc2e91-52e8-445f-b3e5-a10dad5bd45d</text:p>
          </table:table-cell>
          <table:table-cell office:value-type="string" calcext:value-type="string">
            <text:p>DSjG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7" calcext:value-type="float">
            <text:p>1702583047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4cfbec6dbf254bf991aef8be014d75ac</text:p>
          </table:table-cell>
          <table:table-cell office:value-type="float" office:value="40691" calcext:value-type="float">
            <text:p>40691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unknown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02583230821" calcext:value-type="float">
            <text:p>17025832308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5504" calcext:value-type="float">
            <text:p>41550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18.3" calcext:value-type="float">
            <text:p>13318.3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81" calcext:value-type="float">
            <text:p>1113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58.3" calcext:value-type="float">
            <text:p>13858.3</text:p>
          </table:table-cell>
          <table:table-cell office:value-type="float" office:value="540" calcext:value-type="float">
            <text:p>540</text:p>
          </table:table-cell>
          <table:table-cell office:value-type="float" office:value="10.81" calcext:value-type="float">
            <text:p>10.81</text:p>
          </table:table-cell>
          <table:table-cell office:value-type="float" office:value="1702583230281" calcext:value-type="float">
            <text:p>1702583230281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a29ec960-d6dd-44f4-a054-2029d578f3a0</text:p>
          </table:table-cell>
          <table:table-cell office:value-type="string" calcext:value-type="string">
            <text:p>pkr2H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15" calcext:value-type="float">
            <text:p>1702582815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Category newcontainer: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ewcontainer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containerID_list</text:p>
          </table:table-cell>
          <table:table-cell office:value-type="string" calcext:value-type="string">
            <text:p>avg_contextSwitches</text:p>
          </table:table-cell>
          <table:table-cell office:value-type="string" calcext:value-type="string">
            <text:p>avg_contextSwitchesDelta</text:p>
          </table:table-cell>
          <table:table-cell office:value-type="string" calcext:value-type="string">
            <text:p>avg_cpuIdleDelta</text:p>
          </table:table-cell>
          <table:table-cell office:value-type="string" calcext:value-type="string">
            <text:p>avg_cpuIowaitDelta</text:p>
          </table:table-cell>
          <table:table-cell office:value-type="string" calcext:value-type="string">
            <text:p>avg_cpuIrqDelta</text:p>
          </table:table-cell>
          <table:table-cell office:value-type="string" calcext:value-type="string">
            <text:p>avg_cpuKrnDelta</text:p>
          </table:table-cell>
          <table:table-cell office:value-type="string" calcext:value-type="string">
            <text:p>avg_cpuNiceDelta</text:p>
          </table:table-cell>
          <table:table-cell office:value-type="string" calcext:value-type="string">
            <text:p>avg_cpuSoftIrqDelta</text:p>
          </table:table-cell>
          <table:table-cell office:value-type="string" calcext:value-type="string">
            <text:p>cpuType_list</text:p>
          </table:table-cell>
          <table:table-cell office:value-type="string" calcext:value-type="string">
            <text:p>avg_cpuUsrDelta</text:p>
          </table:table-cell>
          <table:table-cell office:value-type="string" calcext:value-type="string">
            <text:p>avg_endTime</text:p>
          </table:table-cell>
          <table:table-cell office:value-type="string" calcext:value-type="string">
            <text:p>avg_frameworkRuntime</text:p>
          </table:table-cell>
          <table:table-cell office:value-type="string" calcext:value-type="string">
            <text:p>avg_frameworkRuntimeDeltas</text:p>
          </table:table-cell>
          <table:table-cell office:value-type="string" calcext:value-type="string">
            <text:p>avg_freeMemory</text:p>
          </table:table-cell>
          <table:table-cell office:value-type="string" calcext:value-type="string">
            <text:p>avg_functionMemory</text:p>
          </table:table-cell>
          <table:table-cell office:value-type="string" calcext:value-type="string">
            <text:p>avg_latency</text:p>
          </table:table-cell>
          <table:table-cell office:value-type="string" calcext:value-type="string">
            <text:p>avg_majorPageFaults</text:p>
          </table:table-cell>
          <table:table-cell office:value-type="string" calcext:value-type="string">
            <text:p>avg_majorPageFaultsDelta</text:p>
          </table:table-cell>
          <table:table-cell office:value-type="string" calcext:value-type="string">
            <text:p>sum_newcontainer</text:p>
          </table:table-cell>
          <table:table-cell office:value-type="string" calcext:value-type="string">
            <text:p>avg_pageFaults</text:p>
          </table:table-cell>
          <table:table-cell office:value-type="string" calcext:value-type="string">
            <text:p>avg_pageFaultsDelta</text:p>
          </table:table-cell>
          <table:table-cell office:value-type="string" calcext:value-type="string">
            <text:p>avg_roundTripTime</text:p>
          </table:table-cell>
          <table:table-cell office:value-type="string" calcext:value-type="string">
            <text:p>avg_runtime</text:p>
          </table:table-cell>
          <table:table-cell office:value-type="string" calcext:value-type="string">
            <text:p>avg_runtimeOverlap</text:p>
          </table:table-cell>
          <table:table-cell office:value-type="string" calcext:value-type="string">
            <text:p>avg_startTime</text:p>
          </table:table-cell>
          <table:table-cell office:value-type="string" calcext:value-type="string">
            <text:p>avg_tenants[vmID]</text:p>
          </table:table-cell>
          <table:table-cell office:value-type="string" calcext:value-type="string">
            <text:p>avg_totalMemory</text:p>
          </table:table-cell>
          <table:table-cell office:value-type="string" calcext:value-type="string">
            <text:p>avg_userRuntime</text:p>
          </table:table-cell>
          <table:table-cell office:value-type="string" calcext:value-type="string">
            <text:p>vmID_list</text:p>
          </table:table-cell>
          <table:table-cell office:value-type="string" calcext:value-type="string">
            <text:p>avg_vmcpusteal</text:p>
          </table:table-cell>
          <table:table-cell office:value-type="string" calcext:value-type="string">
            <text:p>avg_vmcpustealDelta</text:p>
          </table:table-cell>
          <table:table-cell office:value-type="string" calcext:value-type="string">
            <text:p>avg_vmuptime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2023/12/14/[$LATEST]053a75f8c9754b609174dbb64f6132da'; '2023/12/14/[$LATEST]243104ae5b5c4d79bae0677bf1c73158'; '2023/12/14/[$LATEST]3e59dc04e1a24c5bb10e18c1863fc787'; '2023/12/14/[$LATEST]4cfbec6dbf254bf991aef8be014d75ac'; '2023/12/14/[$LATEST]50841c4c396646d8b78f13ec65998028'; '2023/12/14/[$LATEST]57e67f0134974884a7f29d1f07adeb29'; '2023/12/14/[$LATEST]585eddedd68b494e95e6c97b586db072'; '2023/12/14/[$LATEST]5c306290e41242f7bd863be052459cca'; '2023/12/14/[$LATEST]5ff35e6fdda543acb3deabf2fd79728d'; '2023/12/14/[$LATEST]64025b0c1b184ad2a264589b1c0ce3ed'; '2023/12/14/[$LATEST]65eac04f339d4c0aaf5f4ca50e81a537'; '2023/12/14/[$LATEST]81042aeec7d147fe8f4e9ef1272c37ae'; '2023/12/14/[$LATEST]86b22730545a465e84e38af33e8be2e6'; '2023/12/14/[$LATEST]96332c5f112e4324b526d7055ea40b0d'; '2023/12/14/[$LATEST]a9c2b69cf49d4ed7bd1d0d871c368dd2'; '2023/12/14/[$LATEST]c6bcfe8aed3047c1a88a5c7bfeaba68c'; '2023/12/14/[$LATEST]dc5dd658142b429a8cc15aca4158ca9b'; '2023/12/14/[$LATEST]e0170a995f8541a58d72b9cc2953d250'; '2023/12/14/[$LATEST]f07ba8acee8d4137a4b22611642d48d1'; '2023/12/14/[$LATEST]fd3fd4a84ff04333930f95eba64b0f60']</text:p>
          </table:table-cell>
          <table:table-cell office:value-type="float" office:value="39739.58" calcext:value-type="float">
            <text:p>39739.58</text:p>
          </table:table-cell>
          <table:table-cell office:value-type="float" office:value="2101.5" calcext:value-type="float">
            <text:p>2101.5</text:p>
          </table:table-cell>
          <table:table-cell office:value-type="float" office:value="100.06" calcext:value-type="float">
            <text:p>100.06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['unknown - Model unknown']</text:p>
          </table:table-cell>
          <table:table-cell office:value-type="float" office:value="9.66" calcext:value-type="float">
            <text:p>9.66</text:p>
          </table:table-cell>
          <table:table-cell office:value-type="float" office:value="1702583229990.08" calcext:value-type="float">
            <text:p>1702583229990.08</text:p>
          </table:table-cell>
          <table:table-cell office:value-type="float" office:value="7.5" calcext:value-type="float">
            <text:p>7.5</text:p>
          </table:table-cell>
          <table:table-cell office:value-type="float" office:value="0.74" calcext:value-type="float">
            <text:p>0.74</text:p>
          </table:table-cell>
          <table:table-cell office:value-type="float" office:value="420576.32" calcext:value-type="float">
            <text:p>420576.32</text:p>
          </table:table-cell>
          <table:table-cell office:value-type="float" office:value="512" calcext:value-type="float">
            <text:p>512</text:p>
          </table:table-cell>
          <table:table-cell office:value-type="float" office:value="13419.7" calcext:value-type="float">
            <text:p>13419.7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221.58" calcext:value-type="float">
            <text:p>115221.58</text:p>
          </table:table-cell>
          <table:table-cell office:value-type="float" office:value="23.06" calcext:value-type="float">
            <text:p>23.06</text:p>
          </table:table-cell>
          <table:table-cell office:value-type="float" office:value="14021" calcext:value-type="float">
            <text:p>14021</text:p>
          </table:table-cell>
          <table:table-cell office:value-type="float" office:value="601.3" calcext:value-type="float">
            <text:p>601.3</text:p>
          </table:table-cell>
          <table:table-cell office:value-type="float" office:value="11.63" calcext:value-type="float">
            <text:p>11.63</text:p>
          </table:table-cell>
          <table:table-cell office:value-type="float" office:value="1702583229388.78" calcext:value-type="float">
            <text:p>1702583229388.78</text:p>
          </table:table-cell>
          <table:table-cell office:value-type="float" office:value="2.96" calcext:value-type="float">
            <text:p>2.96</text:p>
          </table:table-cell>
          <table:table-cell office:value-type="float" office:value="668216.8" calcext:value-type="float">
            <text:p>668216.8</text:p>
          </table:table-cell>
          <table:table-cell office:value-type="float" office:value="593.04" calcext:value-type="float">
            <text:p>593.04</text:p>
          </table:table-cell>
          <table:table-cell office:value-type="string" calcext:value-type="string">
            <text:p>['ByyI9I'; 'DSjGuN'; 'GaK7gL'; 'GgmSYC'; 'NIdXbG'; 'QSBB6E'; 'QWavOC'; 'VvKbTG'; 'XtroDK'; 'b1jnwC'; 'bCQWMG'; 'hDYViJ'; 'j7zFEA'; 'jVciFH'; 'nQ9VcL'; 'nhvv0E'; 'ofXn3F'; 'pkr2HG'; 'uvl1kD'; 'xGk5gI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98.86" calcext:value-type="float">
            <text:p>1702582698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number of unique newcontainers: 1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Category vmID: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vmID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containerID_list</text:p>
          </table:table-cell>
          <table:table-cell office:value-type="string" calcext:value-type="string">
            <text:p>avg_contextSwitches</text:p>
          </table:table-cell>
          <table:table-cell office:value-type="string" calcext:value-type="string">
            <text:p>avg_contextSwitchesDelta</text:p>
          </table:table-cell>
          <table:table-cell office:value-type="string" calcext:value-type="string">
            <text:p>avg_cpuIdleDelta</text:p>
          </table:table-cell>
          <table:table-cell office:value-type="string" calcext:value-type="string">
            <text:p>avg_cpuIowaitDelta</text:p>
          </table:table-cell>
          <table:table-cell office:value-type="string" calcext:value-type="string">
            <text:p>avg_cpuIrqDelta</text:p>
          </table:table-cell>
          <table:table-cell office:value-type="string" calcext:value-type="string">
            <text:p>avg_cpuKrnDelta</text:p>
          </table:table-cell>
          <table:table-cell office:value-type="string" calcext:value-type="string">
            <text:p>avg_cpuNiceDelta</text:p>
          </table:table-cell>
          <table:table-cell office:value-type="string" calcext:value-type="string">
            <text:p>avg_cpuSoftIrqDelta</text:p>
          </table:table-cell>
          <table:table-cell office:value-type="string" calcext:value-type="string">
            <text:p>cpuType_list</text:p>
          </table:table-cell>
          <table:table-cell office:value-type="string" calcext:value-type="string">
            <text:p>avg_cpuUsrDelta</text:p>
          </table:table-cell>
          <table:table-cell office:value-type="string" calcext:value-type="string">
            <text:p>avg_endTime</text:p>
          </table:table-cell>
          <table:table-cell office:value-type="string" calcext:value-type="string">
            <text:p>avg_frameworkRuntime</text:p>
          </table:table-cell>
          <table:table-cell office:value-type="string" calcext:value-type="string">
            <text:p>avg_frameworkRuntimeDeltas</text:p>
          </table:table-cell>
          <table:table-cell office:value-type="string" calcext:value-type="string">
            <text:p>avg_freeMemory</text:p>
          </table:table-cell>
          <table:table-cell office:value-type="string" calcext:value-type="string">
            <text:p>avg_functionMemory</text:p>
          </table:table-cell>
          <table:table-cell office:value-type="string" calcext:value-type="string">
            <text:p>avg_latency</text:p>
          </table:table-cell>
          <table:table-cell office:value-type="string" calcext:value-type="string">
            <text:p>avg_majorPageFaults</text:p>
          </table:table-cell>
          <table:table-cell office:value-type="string" calcext:value-type="string">
            <text:p>avg_majorPageFaultsDelta</text:p>
          </table:table-cell>
          <table:table-cell office:value-type="string" calcext:value-type="string">
            <text:p>sum_newcontainer</text:p>
          </table:table-cell>
          <table:table-cell office:value-type="string" calcext:value-type="string">
            <text:p>avg_pageFaults</text:p>
          </table:table-cell>
          <table:table-cell office:value-type="string" calcext:value-type="string">
            <text:p>avg_pageFaultsDelta</text:p>
          </table:table-cell>
          <table:table-cell office:value-type="string" calcext:value-type="string">
            <text:p>avg_roundTripTime</text:p>
          </table:table-cell>
          <table:table-cell office:value-type="string" calcext:value-type="string">
            <text:p>avg_runtime</text:p>
          </table:table-cell>
          <table:table-cell office:value-type="string" calcext:value-type="string">
            <text:p>avg_runtimeOverlap</text:p>
          </table:table-cell>
          <table:table-cell office:value-type="string" calcext:value-type="string">
            <text:p>avg_startTime</text:p>
          </table:table-cell>
          <table:table-cell office:value-type="string" calcext:value-type="string">
            <text:p>avg_tenants[vmID]</text:p>
          </table:table-cell>
          <table:table-cell office:value-type="string" calcext:value-type="string">
            <text:p>avg_totalMemory</text:p>
          </table:table-cell>
          <table:table-cell office:value-type="string" calcext:value-type="string">
            <text:p>avg_userRuntime</text:p>
          </table:table-cell>
          <table:table-cell office:value-type="string" calcext:value-type="string">
            <text:p>avg_vmcpusteal</text:p>
          </table:table-cell>
          <table:table-cell office:value-type="string" calcext:value-type="string">
            <text:p>avg_vmcpustealDelta</text:p>
          </table:table-cell>
          <table:table-cell office:value-type="string" calcext:value-type="string">
            <text:p>avg_vmupt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yI9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023/12/14/[$LATEST]a9c2b69cf49d4ed7bd1d0d871c368dd2']</text:p>
          </table:table-cell>
          <table:table-cell office:value-type="float" office:value="40573" calcext:value-type="float">
            <text:p>40573</text:p>
          </table:table-cell>
          <table:table-cell office:value-type="float" office:value="2016" calcext:value-type="float">
            <text:p>201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5" calcext:value-type="float">
            <text:p>15</text:p>
          </table:table-cell>
          <table:table-cell office:value-type="float" office:value="1702583230937" calcext:value-type="float">
            <text:p>170258323093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8824" calcext:value-type="float">
            <text:p>438824</text:p>
          </table:table-cell>
          <table:table-cell office:value-type="float" office:value="512" calcext:value-type="float">
            <text:p>512</text:p>
          </table:table-cell>
          <table:table-cell office:value-type="float" office:value="13491.49" calcext:value-type="float">
            <text:p>13491.49</text:p>
          </table:table-cell>
          <table:table-cell office:value-type="float" office:value="1083" calcext:value-type="float">
            <text:p>1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17" calcext:value-type="float">
            <text:p>118917</text:p>
          </table:table-cell>
          <table:table-cell office:value-type="float" office:value="17" calcext:value-type="float">
            <text:p>17</text:p>
          </table:table-cell>
          <table:table-cell office:value-type="float" office:value="14211.49" calcext:value-type="float">
            <text:p>14211.49</text:p>
          </table:table-cell>
          <table:table-cell office:value-type="float" office:value="720" calcext:value-type="float">
            <text:p>720</text:p>
          </table:table-cell>
          <table:table-cell office:value-type="float" office:value="9.84" calcext:value-type="float">
            <text:p>9.84</text:p>
          </table:table-cell>
          <table:table-cell office:value-type="float" office:value="1702583230217" calcext:value-type="float">
            <text:p>1702583230217</text:p>
          </table:table-cell>
          <table:table-cell office:value-type="float" office:value="1" calcext:value-type="float">
            <text:p>1</text:p>
          </table:table-cell>
          <table:table-cell office:value-type="float" office:value="673180" calcext:value-type="float">
            <text:p>673180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76" calcext:value-type="float">
            <text:p>17025821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jG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2023/12/14/[$LATEST]96332c5f112e4324b526d7055ea40b0d']</text:p>
          </table:table-cell>
          <table:table-cell office:value-type="float" office:value="36036.25" calcext:value-type="float">
            <text:p>36036.25</text:p>
          </table:table-cell>
          <table:table-cell office:value-type="float" office:value="2110" calcext:value-type="float">
            <text:p>2110</text:p>
          </table:table-cell>
          <table:table-cell office:value-type="float" office:value="93.25" calcext:value-type="float">
            <text:p>93.2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8.75" calcext:value-type="float">
            <text:p>8.75</text:p>
          </table:table-cell>
          <table:table-cell office:value-type="float" office:value="1702583230076.25" calcext:value-type="float">
            <text:p>1702583230076.2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423149" calcext:value-type="float">
            <text:p>423149</text:p>
          </table:table-cell>
          <table:table-cell office:value-type="float" office:value="512" calcext:value-type="float">
            <text:p>512</text:p>
          </table:table-cell>
          <table:table-cell office:value-type="float" office:value="13327.84" calcext:value-type="float">
            <text:p>13327.84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170.75" calcext:value-type="float">
            <text:p>115170.75</text:p>
          </table:table-cell>
          <table:table-cell office:value-type="float" office:value="15.75" calcext:value-type="float">
            <text:p>15.75</text:p>
          </table:table-cell>
          <table:table-cell office:value-type="float" office:value="13884.09" calcext:value-type="float">
            <text:p>13884.09</text:p>
          </table:table-cell>
          <table:table-cell office:value-type="float" office:value="556.25" calcext:value-type="float">
            <text:p>556.25</text:p>
          </table:table-cell>
          <table:table-cell office:value-type="float" office:value="10.07" calcext:value-type="float">
            <text:p>10.07</text:p>
          </table:table-cell>
          <table:table-cell office:value-type="float" office:value="1702583229520" calcext:value-type="float">
            <text:p>1702583229520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551.5" calcext:value-type="float">
            <text:p>55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7" calcext:value-type="float">
            <text:p>17025830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K7g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023/12/14/[$LATEST]fd3fd4a84ff04333930f95eba64b0f60']</text:p>
          </table:table-cell>
          <table:table-cell office:value-type="float" office:value="40500.33" calcext:value-type="float">
            <text:p>40500.33</text:p>
          </table:table-cell>
          <table:table-cell office:value-type="float" office:value="2140" calcext:value-type="float">
            <text:p>2140</text:p>
          </table:table-cell>
          <table:table-cell office:value-type="float" office:value="95" calcext:value-type="float">
            <text:p>95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['unknown - Model unknown']</text:p>
          </table:table-cell>
          <table:table-cell office:value-type="float" office:value="8.67" calcext:value-type="float">
            <text:p>8.67</text:p>
          </table:table-cell>
          <table:table-cell office:value-type="float" office:value="1702583230066" calcext:value-type="float">
            <text:p>1702583230066</text:p>
          </table:table-cell>
          <table:table-cell office:value-type="float" office:value="9.67" calcext:value-type="float">
            <text:p>9.67</text:p>
          </table:table-cell>
          <table:table-cell office:value-type="float" office:value="0.67" calcext:value-type="float">
            <text:p>0.67</text:p>
          </table:table-cell>
          <table:table-cell office:value-type="float" office:value="415673.33" calcext:value-type="float">
            <text:p>415673.33</text:p>
          </table:table-cell>
          <table:table-cell office:value-type="float" office:value="512" calcext:value-type="float">
            <text:p>512</text:p>
          </table:table-cell>
          <table:table-cell office:value-type="float" office:value="13246.41" calcext:value-type="float">
            <text:p>13246.41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581.67" calcext:value-type="float">
            <text:p>114581.67</text:p>
          </table:table-cell>
          <table:table-cell office:value-type="float" office:value="20" calcext:value-type="float">
            <text:p>20</text:p>
          </table:table-cell>
          <table:table-cell office:value-type="float" office:value="13822.74" calcext:value-type="float">
            <text:p>13822.74</text:p>
          </table:table-cell>
          <table:table-cell office:value-type="float" office:value="576.33" calcext:value-type="float">
            <text:p>576.33</text:p>
          </table:table-cell>
          <table:table-cell office:value-type="float" office:value="12.26" calcext:value-type="float">
            <text:p>12.26</text:p>
          </table:table-cell>
          <table:table-cell office:value-type="float" office:value="1702583229489.67" calcext:value-type="float">
            <text:p>1702583229489.67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94" calcext:value-type="float">
            <text:p>17025826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gmSY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023/12/14/[$LATEST]64025b0c1b184ad2a264589b1c0ce3ed']</text:p>
          </table:table-cell>
          <table:table-cell office:value-type="float" office:value="37851.67" calcext:value-type="float">
            <text:p>37851.67</text:p>
          </table:table-cell>
          <table:table-cell office:value-type="float" office:value="2132.67" calcext:value-type="float">
            <text:p>2132.67</text:p>
          </table:table-cell>
          <table:table-cell office:value-type="float" office:value="98.33" calcext:value-type="float">
            <text:p>98.33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0.33" calcext:value-type="float">
            <text:p>10.33</text:p>
          </table:table-cell>
          <table:table-cell office:value-type="float" office:value="1702583230011" calcext:value-type="float">
            <text:p>1702583230011</text:p>
          </table:table-cell>
          <table:table-cell office:value-type="float" office:value="10.33" calcext:value-type="float">
            <text:p>10.33</text:p>
          </table:table-cell>
          <table:table-cell office:value-type="float" office:value="1" calcext:value-type="float">
            <text:p>1</text:p>
          </table:table-cell>
          <table:table-cell office:value-type="float" office:value="424934.67" calcext:value-type="float">
            <text:p>424934.67</text:p>
          </table:table-cell>
          <table:table-cell office:value-type="float" office:value="512" calcext:value-type="float">
            <text:p>512</text:p>
          </table:table-cell>
          <table:table-cell office:value-type="float" office:value="13485.4" calcext:value-type="float">
            <text:p>13485.4</text:p>
          </table:table-cell>
          <table:table-cell office:value-type="float" office:value="1070.33" calcext:value-type="float">
            <text:p>107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18" calcext:value-type="float">
            <text:p>112518</text:p>
          </table:table-cell>
          <table:table-cell office:value-type="float" office:value="18" calcext:value-type="float">
            <text:p>18</text:p>
          </table:table-cell>
          <table:table-cell office:value-type="float" office:value="14085.06" calcext:value-type="float">
            <text:p>14085.06</text:p>
          </table:table-cell>
          <table:table-cell office:value-type="float" office:value="599.67" calcext:value-type="float">
            <text:p>599.67</text:p>
          </table:table-cell>
          <table:table-cell office:value-type="float" office:value="12.48" calcext:value-type="float">
            <text:p>12.48</text:p>
          </table:table-cell>
          <table:table-cell office:value-type="float" office:value="1702583229411.33" calcext:value-type="float">
            <text:p>1702583229411.33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8.33" calcext:value-type="float">
            <text:p>58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51" calcext:value-type="float">
            <text:p>17025828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dXb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023/12/14/[$LATEST]81042aeec7d147fe8f4e9ef1272c37ae']</text:p>
          </table:table-cell>
          <table:table-cell office:value-type="float" office:value="43582" calcext:value-type="float">
            <text:p>43582</text:p>
          </table:table-cell>
          <table:table-cell office:value-type="float" office:value="2085.33" calcext:value-type="float">
            <text:p>2085.33</text:p>
          </table:table-cell>
          <table:table-cell office:value-type="float" office:value="98.33" calcext:value-type="float">
            <text:p>98.33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1" calcext:value-type="float">
            <text:p>11</text:p>
          </table:table-cell>
          <table:table-cell office:value-type="float" office:value="1702583229675" calcext:value-type="float">
            <text:p>170258322967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3596" calcext:value-type="float">
            <text:p>423596</text:p>
          </table:table-cell>
          <table:table-cell office:value-type="float" office:value="512" calcext:value-type="float">
            <text:p>512</text:p>
          </table:table-cell>
          <table:table-cell office:value-type="float" office:value="13513.69" calcext:value-type="float">
            <text:p>13513.69</text:p>
          </table:table-cell>
          <table:table-cell office:value-type="float" office:value="1020.67" calcext:value-type="float">
            <text:p>102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262.67" calcext:value-type="float">
            <text:p>113262.67</text:p>
          </table:table-cell>
          <table:table-cell office:value-type="float" office:value="51.33" calcext:value-type="float">
            <text:p>51.33</text:p>
          </table:table-cell>
          <table:table-cell office:value-type="float" office:value="14103.02" calcext:value-type="float">
            <text:p>14103.02</text:p>
          </table:table-cell>
          <table:table-cell office:value-type="float" office:value="589.33" calcext:value-type="float">
            <text:p>589.33</text:p>
          </table:table-cell>
          <table:table-cell office:value-type="float" office:value="10.96" calcext:value-type="float">
            <text:p>10.96</text:p>
          </table:table-cell>
          <table:table-cell office:value-type="float" office:value="1702583229085.67" calcext:value-type="float">
            <text:p>1702583229085.67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1.33" calcext:value-type="float">
            <text:p>58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471" calcext:value-type="float">
            <text:p>17025824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SBB6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2023/12/14/[$LATEST]053a75f8c9754b609174dbb64f6132da']</text:p>
          </table:table-cell>
          <table:table-cell office:value-type="float" office:value="37829.5" calcext:value-type="float">
            <text:p>37829.5</text:p>
          </table:table-cell>
          <table:table-cell office:value-type="float" office:value="2048" calcext:value-type="float">
            <text:p>2048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8" calcext:value-type="float">
            <text:p>8</text:p>
          </table:table-cell>
          <table:table-cell office:value-type="float" office:value="1702583229658.5" calcext:value-type="float">
            <text:p>1702583229658.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421854" calcext:value-type="float">
            <text:p>421854</text:p>
          </table:table-cell>
          <table:table-cell office:value-type="float" office:value="512" calcext:value-type="float">
            <text:p>512</text:p>
          </table:table-cell>
          <table:table-cell office:value-type="float" office:value="13450.06" calcext:value-type="float">
            <text:p>13450.06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12" calcext:value-type="float">
            <text:p>113712</text:p>
          </table:table-cell>
          <table:table-cell office:value-type="float" office:value="8" calcext:value-type="float">
            <text:p>8</text:p>
          </table:table-cell>
          <table:table-cell office:value-type="float" office:value="14052.06" calcext:value-type="float">
            <text:p>14052.06</text:p>
          </table:table-cell>
          <table:table-cell office:value-type="float" office:value="602" calcext:value-type="float">
            <text:p>602</text:p>
          </table:table-cell>
          <table:table-cell office:value-type="float" office:value="11.48" calcext:value-type="float">
            <text:p>11.48</text:p>
          </table:table-cell>
          <table:table-cell office:value-type="float" office:value="1702583229056.5" calcext:value-type="float">
            <text:p>1702583229056.5</text:p>
          </table:table-cell>
          <table:table-cell office:value-type="float" office:value="2" calcext:value-type="float">
            <text:p>2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8.5" calcext:value-type="float">
            <text:p>58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787" calcext:value-type="float">
            <text:p>17025827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Wav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023/12/14/[$LATEST]3e59dc04e1a24c5bb10e18c1863fc787']</text:p>
          </table:table-cell>
          <table:table-cell office:value-type="float" office:value="31798" calcext:value-type="float">
            <text:p>31798</text:p>
          </table:table-cell>
          <table:table-cell office:value-type="float" office:value="2099" calcext:value-type="float">
            <text:p>209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850" calcext:value-type="float">
            <text:p>17025832308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0236" calcext:value-type="float">
            <text:p>420236</text:p>
          </table:table-cell>
          <table:table-cell office:value-type="float" office:value="512" calcext:value-type="float">
            <text:p>512</text:p>
          </table:table-cell>
          <table:table-cell office:value-type="float" office:value="13191.66" calcext:value-type="float">
            <text:p>13191.66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03" calcext:value-type="float">
            <text:p>113603</text:p>
          </table:table-cell>
          <table:table-cell office:value-type="float" office:value="4" calcext:value-type="float">
            <text:p>4</text:p>
          </table:table-cell>
          <table:table-cell office:value-type="float" office:value="13872.66" calcext:value-type="float">
            <text:p>13872.66</text:p>
          </table:table-cell>
          <table:table-cell office:value-type="float" office:value="681" calcext:value-type="float">
            <text:p>681</text:p>
          </table:table-cell>
          <table:table-cell office:value-type="float" office:value="11.54" calcext:value-type="float">
            <text:p>11.54</text:p>
          </table:table-cell>
          <table:table-cell office:value-type="float" office:value="1702583230169" calcext:value-type="float">
            <text:p>1702583230169</text:p>
          </table:table-cell>
          <table:table-cell office:value-type="float" office:value="1" calcext:value-type="float">
            <text:p>1</text:p>
          </table:table-cell>
          <table:table-cell office:value-type="float" office:value="667540" calcext:value-type="float">
            <text:p>667540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67" calcext:value-type="float">
            <text:p>17025830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vKbT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023/12/14/[$LATEST]65eac04f339d4c0aaf5f4ca50e81a537']</text:p>
          </table:table-cell>
          <table:table-cell office:value-type="float" office:value="40561.33" calcext:value-type="float">
            <text:p>40561.33</text:p>
          </table:table-cell>
          <table:table-cell office:value-type="float" office:value="2126.67" calcext:value-type="float">
            <text:p>2126.67</text:p>
          </table:table-cell>
          <table:table-cell office:value-type="float" office:value="101.33" calcext:value-type="float">
            <text:p>101.33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8.67" calcext:value-type="float">
            <text:p>8.67</text:p>
          </table:table-cell>
          <table:table-cell office:value-type="float" office:value="1702583230021.67" calcext:value-type="float">
            <text:p>1702583230021.6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7117.33" calcext:value-type="float">
            <text:p>417117.33</text:p>
          </table:table-cell>
          <table:table-cell office:value-type="float" office:value="512" calcext:value-type="float">
            <text:p>512</text:p>
          </table:table-cell>
          <table:table-cell office:value-type="float" office:value="13401.89" calcext:value-type="float">
            <text:p>13401.89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29.67" calcext:value-type="float">
            <text:p>112529.67</text:p>
          </table:table-cell>
          <table:table-cell office:value-type="float" office:value="9" calcext:value-type="float">
            <text:p>9</text:p>
          </table:table-cell>
          <table:table-cell office:value-type="float" office:value="14008.56" calcext:value-type="float">
            <text:p>14008.56</text:p>
          </table:table-cell>
          <table:table-cell office:value-type="float" office:value="606.67" calcext:value-type="float">
            <text:p>606.67</text:p>
          </table:table-cell>
          <table:table-cell office:value-type="float" office:value="11.8" calcext:value-type="float">
            <text:p>11.8</text:p>
          </table:table-cell>
          <table:table-cell office:value-type="float" office:value="1702583229415" calcext:value-type="float">
            <text:p>1702583229415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98.67" calcext:value-type="float">
            <text:p>598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88" calcext:value-type="float">
            <text:p>17025826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troD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023/12/14/[$LATEST]50841c4c396646d8b78f13ec65998028']</text:p>
          </table:table-cell>
          <table:table-cell office:value-type="float" office:value="40545" calcext:value-type="float">
            <text:p>40545</text:p>
          </table:table-cell>
          <table:table-cell office:value-type="float" office:value="2022" calcext:value-type="float">
            <text:p>202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6" calcext:value-type="float">
            <text:p>16</text:p>
          </table:table-cell>
          <table:table-cell office:value-type="float" office:value="1702583230505" calcext:value-type="float">
            <text:p>17025832305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100" calcext:value-type="float">
            <text:p>444100</text:p>
          </table:table-cell>
          <table:table-cell office:value-type="float" office:value="512" calcext:value-type="float">
            <text:p>512</text:p>
          </table:table-cell>
          <table:table-cell office:value-type="float" office:value="13178.41" calcext:value-type="float">
            <text:p>13178.41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40" calcext:value-type="float">
            <text:p>116740</text:p>
          </table:table-cell>
          <table:table-cell office:value-type="float" office:value="176" calcext:value-type="float">
            <text:p>176</text:p>
          </table:table-cell>
          <table:table-cell office:value-type="float" office:value="13873.41" calcext:value-type="float">
            <text:p>13873.41</text:p>
          </table:table-cell>
          <table:table-cell office:value-type="float" office:value="695" calcext:value-type="float">
            <text:p>695</text:p>
          </table:table-cell>
          <table:table-cell office:value-type="float" office:value="15.22" calcext:value-type="float">
            <text:p>15.22</text:p>
          </table:table-cell>
          <table:table-cell office:value-type="float" office:value="1702583229810" calcext:value-type="float">
            <text:p>1702583229810</text:p>
          </table:table-cell>
          <table:table-cell office:value-type="float" office:value="1" calcext:value-type="float">
            <text:p>1</text:p>
          </table:table-cell>
          <table:table-cell office:value-type="float" office:value="673180" calcext:value-type="float">
            <text:p>673180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7" calcext:value-type="float">
            <text:p>17025821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1jn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023/12/14/[$LATEST]5c306290e41242f7bd863be052459cca']</text:p>
          </table:table-cell>
          <table:table-cell office:value-type="float" office:value="35178" calcext:value-type="float">
            <text:p>35178</text:p>
          </table:table-cell>
          <table:table-cell office:value-type="float" office:value="2096" calcext:value-type="float">
            <text:p>209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3" calcext:value-type="float">
            <text:p>13</text:p>
          </table:table-cell>
          <table:table-cell office:value-type="float" office:value="1702583230522" calcext:value-type="float">
            <text:p>17025832305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16008" calcext:value-type="float">
            <text:p>416008</text:p>
          </table:table-cell>
          <table:table-cell office:value-type="float" office:value="512" calcext:value-type="float">
            <text:p>512</text:p>
          </table:table-cell>
          <table:table-cell office:value-type="float" office:value="13467.49" calcext:value-type="float">
            <text:p>13467.49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021" calcext:value-type="float">
            <text:p>114021</text:p>
          </table:table-cell>
          <table:table-cell office:value-type="float" office:value="19" calcext:value-type="float">
            <text:p>19</text:p>
          </table:table-cell>
          <table:table-cell office:value-type="float" office:value="14202.49" calcext:value-type="float">
            <text:p>14202.49</text:p>
          </table:table-cell>
          <table:table-cell office:value-type="float" office:value="735" calcext:value-type="float">
            <text:p>735</text:p>
          </table:table-cell>
          <table:table-cell office:value-type="float" office:value="15.14" calcext:value-type="float">
            <text:p>15.14</text:p>
          </table:table-cell>
          <table:table-cell office:value-type="float" office:value="1702583229787" calcext:value-type="float">
            <text:p>1702583229787</text:p>
          </table:table-cell>
          <table:table-cell office:value-type="float" office:value="1" calcext:value-type="float">
            <text:p>1</text:p>
          </table:table-cell>
          <table:table-cell office:value-type="float" office:value="667540" calcext:value-type="float">
            <text:p>667540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62" calcext:value-type="float">
            <text:p>17025828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CQW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023/12/14/[$LATEST]e0170a995f8541a58d72b9cc2953d250']</text:p>
          </table:table-cell>
          <table:table-cell office:value-type="float" office:value="46977.67" calcext:value-type="float">
            <text:p>46977.67</text:p>
          </table:table-cell>
          <table:table-cell office:value-type="float" office:value="2095.67" calcext:value-type="float">
            <text:p>2095.67</text:p>
          </table:table-cell>
          <table:table-cell office:value-type="float" office:value="99.33" calcext:value-type="float">
            <text:p>99.33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['unknown - Model unknown']</text:p>
          </table:table-cell>
          <table:table-cell office:value-type="float" office:value="9.67" calcext:value-type="float">
            <text:p>9.67</text:p>
          </table:table-cell>
          <table:table-cell office:value-type="float" office:value="1702583229748" calcext:value-type="float">
            <text:p>1702583229748</text:p>
          </table:table-cell>
          <table:table-cell office:value-type="float" office:value="6.33" calcext:value-type="float">
            <text:p>6.33</text:p>
          </table:table-cell>
          <table:table-cell office:value-type="float" office:value="0.67" calcext:value-type="float">
            <text:p>0.67</text:p>
          </table:table-cell>
          <table:table-cell office:value-type="float" office:value="408348" calcext:value-type="float">
            <text:p>408348</text:p>
          </table:table-cell>
          <table:table-cell office:value-type="float" office:value="512" calcext:value-type="float">
            <text:p>512</text:p>
          </table:table-cell>
          <table:table-cell office:value-type="float" office:value="13336.35" calcext:value-type="float">
            <text:p>13336.35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68.33" calcext:value-type="float">
            <text:p>114268.33</text:p>
          </table:table-cell>
          <table:table-cell office:value-type="float" office:value="13.67" calcext:value-type="float">
            <text:p>13.67</text:p>
          </table:table-cell>
          <table:table-cell office:value-type="float" office:value="13933.02" calcext:value-type="float">
            <text:p>13933.02</text:p>
          </table:table-cell>
          <table:table-cell office:value-type="float" office:value="596.67" calcext:value-type="float">
            <text:p>596.67</text:p>
          </table:table-cell>
          <table:table-cell office:value-type="float" office:value="11.34" calcext:value-type="float">
            <text:p>11.34</text:p>
          </table:table-cell>
          <table:table-cell office:value-type="float" office:value="1702583229151.33" calcext:value-type="float">
            <text:p>1702583229151.33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9.67" calcext:value-type="float">
            <text:p>589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288" calcext:value-type="float">
            <text:p>17025822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DYVi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023/12/14/[$LATEST]585eddedd68b494e95e6c97b586db072']</text:p>
          </table:table-cell>
          <table:table-cell office:value-type="float" office:value="33969.33" calcext:value-type="float">
            <text:p>33969.33</text:p>
          </table:table-cell>
          <table:table-cell office:value-type="float" office:value="2107" calcext:value-type="float">
            <text:p>2107</text:p>
          </table:table-cell>
          <table:table-cell office:value-type="float" office:value="100.33" calcext:value-type="float">
            <text:p>100.33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['unknown - Model unknown']</text:p>
          </table:table-cell>
          <table:table-cell office:value-type="float" office:value="8.33" calcext:value-type="float">
            <text:p>8.33</text:p>
          </table:table-cell>
          <table:table-cell office:value-type="float" office:value="1702583230052.67" calcext:value-type="float">
            <text:p>1702583230052.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2114.67" calcext:value-type="float">
            <text:p>422114.67</text:p>
          </table:table-cell>
          <table:table-cell office:value-type="float" office:value="512" calcext:value-type="float">
            <text:p>512</text:p>
          </table:table-cell>
          <table:table-cell office:value-type="float" office:value="13475.97" calcext:value-type="float">
            <text:p>13475.97</text:p>
          </table:table-cell>
          <table:table-cell office:value-type="float" office:value="1080.33" calcext:value-type="float">
            <text:p>108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481" calcext:value-type="float">
            <text:p>114481</text:p>
          </table:table-cell>
          <table:table-cell office:value-type="float" office:value="10.67" calcext:value-type="float">
            <text:p>10.67</text:p>
          </table:table-cell>
          <table:table-cell office:value-type="float" office:value="14075.64" calcext:value-type="float">
            <text:p>14075.64</text:p>
          </table:table-cell>
          <table:table-cell office:value-type="float" office:value="599.67" calcext:value-type="float">
            <text:p>599.67</text:p>
          </table:table-cell>
          <table:table-cell office:value-type="float" office:value="12.43" calcext:value-type="float">
            <text:p>12.43</text:p>
          </table:table-cell>
          <table:table-cell office:value-type="float" office:value="1702583229453" calcext:value-type="float">
            <text:p>1702583229453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92.67" calcext:value-type="float">
            <text:p>592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102" calcext:value-type="float">
            <text:p>17025831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7zF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023/12/14/[$LATEST]57e67f0134974884a7f29d1f07adeb29']</text:p>
          </table:table-cell>
          <table:table-cell office:value-type="float" office:value="35285" calcext:value-type="float">
            <text:p>35285</text:p>
          </table:table-cell>
          <table:table-cell office:value-type="float" office:value="2120" calcext:value-type="float">
            <text:p>2120</text:p>
          </table:table-cell>
          <table:table-cell office:value-type="float" office:value="116" calcext:value-type="float">
            <text:p>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1" calcext:value-type="float">
            <text:p>11</text:p>
          </table:table-cell>
          <table:table-cell office:value-type="float" office:value="1702583230585" calcext:value-type="float">
            <text:p>17025832305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1808" calcext:value-type="float">
            <text:p>421808</text:p>
          </table:table-cell>
          <table:table-cell office:value-type="float" office:value="512" calcext:value-type="float">
            <text:p>512</text:p>
          </table:table-cell>
          <table:table-cell office:value-type="float" office:value="13748.71" calcext:value-type="float">
            <text:p>13748.71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33" calcext:value-type="float">
            <text:p>111833</text:p>
          </table:table-cell>
          <table:table-cell office:value-type="float" office:value="4" calcext:value-type="float">
            <text:p>4</text:p>
          </table:table-cell>
          <table:table-cell office:value-type="float" office:value="14441.71" calcext:value-type="float">
            <text:p>14441.71</text:p>
          </table:table-cell>
          <table:table-cell office:value-type="float" office:value="693" calcext:value-type="float">
            <text:p>693</text:p>
          </table:table-cell>
          <table:table-cell office:value-type="float" office:value="14.96" calcext:value-type="float">
            <text:p>14.96</text:p>
          </table:table-cell>
          <table:table-cell office:value-type="float" office:value="1702583229892" calcext:value-type="float">
            <text:p>1702583229892</text:p>
          </table:table-cell>
          <table:table-cell office:value-type="float" office:value="1" calcext:value-type="float">
            <text:p>1</text:p>
          </table:table-cell>
          <table:table-cell office:value-type="float" office:value="667540" calcext:value-type="float">
            <text:p>667540</text:p>
          </table:table-cell>
          <table:table-cell office:value-type="float" office:value="687" calcext:value-type="float">
            <text:p>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79" calcext:value-type="float">
            <text:p>17025828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VciF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023/12/14/[$LATEST]243104ae5b5c4d79bae0677bf1c73158']</text:p>
          </table:table-cell>
          <table:table-cell office:value-type="float" office:value="42086.67" calcext:value-type="float">
            <text:p>42086.67</text:p>
          </table:table-cell>
          <table:table-cell office:value-type="float" office:value="2152.33" calcext:value-type="float">
            <text:p>2152.33</text:p>
          </table:table-cell>
          <table:table-cell office:value-type="float" office:value="109" calcext:value-type="float">
            <text:p>109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['unknown - Model unknown']</text:p>
          </table:table-cell>
          <table:table-cell office:value-type="float" office:value="9.67" calcext:value-type="float">
            <text:p>9.67</text:p>
          </table:table-cell>
          <table:table-cell office:value-type="float" office:value="1702583230145.33" calcext:value-type="float">
            <text:p>1702583230145.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1970.67" calcext:value-type="float">
            <text:p>421970.67</text:p>
          </table:table-cell>
          <table:table-cell office:value-type="float" office:value="512" calcext:value-type="float">
            <text:p>512</text:p>
          </table:table-cell>
          <table:table-cell office:value-type="float" office:value="13593.73" calcext:value-type="float">
            <text:p>13593.73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76.67" calcext:value-type="float">
            <text:p>111876.67</text:p>
          </table:table-cell>
          <table:table-cell office:value-type="float" office:value="27.33" calcext:value-type="float">
            <text:p>27.33</text:p>
          </table:table-cell>
          <table:table-cell office:value-type="float" office:value="14248.4" calcext:value-type="float">
            <text:p>14248.4</text:p>
          </table:table-cell>
          <table:table-cell office:value-type="float" office:value="654.67" calcext:value-type="float">
            <text:p>654.67</text:p>
          </table:table-cell>
          <table:table-cell office:value-type="float" office:value="12.18" calcext:value-type="float">
            <text:p>12.18</text:p>
          </table:table-cell>
          <table:table-cell office:value-type="float" office:value="1702583229490.67" calcext:value-type="float">
            <text:p>1702583229490.67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45.67" calcext:value-type="float">
            <text:p>645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593" calcext:value-type="float">
            <text:p>17025825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Q9V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023/12/14/[$LATEST]5ff35e6fdda543acb3deabf2fd79728d']</text:p>
          </table:table-cell>
          <table:table-cell office:value-type="float" office:value="32234" calcext:value-type="float">
            <text:p>32234</text:p>
          </table:table-cell>
          <table:table-cell office:value-type="float" office:value="2134" calcext:value-type="float">
            <text:p>213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1" calcext:value-type="float">
            <text:p>11</text:p>
          </table:table-cell>
          <table:table-cell office:value-type="float" office:value="1702583230802" calcext:value-type="float">
            <text:p>17025832308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1760" calcext:value-type="float">
            <text:p>421760</text:p>
          </table:table-cell>
          <table:table-cell office:value-type="float" office:value="512" calcext:value-type="float">
            <text:p>512</text:p>
          </table:table-cell>
          <table:table-cell office:value-type="float" office:value="13300.45" calcext:value-type="float">
            <text:p>13300.45</text:p>
          </table:table-cell>
          <table:table-cell office:value-type="float" office:value="1038" calcext:value-type="float">
            <text:p>1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58" calcext:value-type="float">
            <text:p>113358</text:p>
          </table:table-cell>
          <table:table-cell office:value-type="float" office:value="28" calcext:value-type="float">
            <text:p>28</text:p>
          </table:table-cell>
          <table:table-cell office:value-type="float" office:value="14014.45" calcext:value-type="float">
            <text:p>14014.45</text:p>
          </table:table-cell>
          <table:table-cell office:value-type="float" office:value="714" calcext:value-type="float">
            <text:p>714</text:p>
          </table:table-cell>
          <table:table-cell office:value-type="float" office:value="12.61" calcext:value-type="float">
            <text:p>12.61</text:p>
          </table:table-cell>
          <table:table-cell office:value-type="float" office:value="1702583230088" calcext:value-type="float">
            <text:p>1702583230088</text:p>
          </table:table-cell>
          <table:table-cell office:value-type="float" office:value="1" calcext:value-type="float">
            <text:p>1</text:p>
          </table:table-cell>
          <table:table-cell office:value-type="float" office:value="667540" calcext:value-type="float">
            <text:p>667540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9" calcext:value-type="float">
            <text:p>17025830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hvv0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2023/12/14/[$LATEST]f07ba8acee8d4137a4b22611642d48d1']</text:p>
          </table:table-cell>
          <table:table-cell office:value-type="float" office:value="45413.75" calcext:value-type="float">
            <text:p>45413.75</text:p>
          </table:table-cell>
          <table:table-cell office:value-type="float" office:value="2020" calcext:value-type="float">
            <text:p>2020</text:p>
          </table:table-cell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'unknown - Model unknown']</text:p>
          </table:table-cell>
          <table:table-cell office:value-type="float" office:value="11.5" calcext:value-type="float">
            <text:p>11.5</text:p>
          </table:table-cell>
          <table:table-cell office:value-type="float" office:value="1702583229550.75" calcext:value-type="float">
            <text:p>1702583229550.7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432193" calcext:value-type="float">
            <text:p>432193</text:p>
          </table:table-cell>
          <table:table-cell office:value-type="float" office:value="512" calcext:value-type="float">
            <text:p>512</text:p>
          </table:table-cell>
          <table:table-cell office:value-type="float" office:value="13293.1" calcext:value-type="float">
            <text:p>13293.1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599.5" calcext:value-type="float">
            <text:p>123599.5</text:p>
          </table:table-cell>
          <table:table-cell office:value-type="float" office:value="47" calcext:value-type="float">
            <text:p>47</text:p>
          </table:table-cell>
          <table:table-cell office:value-type="float" office:value="13849.1" calcext:value-type="float">
            <text:p>13849.1</text:p>
          </table:table-cell>
          <table:table-cell office:value-type="float" office:value="556" calcext:value-type="float">
            <text:p>556</text:p>
          </table:table-cell>
          <table:table-cell office:value-type="float" office:value="10.15" calcext:value-type="float">
            <text:p>10.15</text:p>
          </table:table-cell>
          <table:table-cell office:value-type="float" office:value="1702583228994.75" calcext:value-type="float">
            <text:p>1702583228994.75</text:p>
          </table:table-cell>
          <table:table-cell office:value-type="float" office:value="4" calcext:value-type="float">
            <text:p>4</text:p>
          </table:table-cell>
          <table:table-cell office:value-type="float" office:value="673180" calcext:value-type="float">
            <text:p>673180</text:p>
          </table:table-cell>
          <table:table-cell office:value-type="float" office:value="551.5" calcext:value-type="float">
            <text:p>55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5" calcext:value-type="float">
            <text:p>17025821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fXn3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023/12/14/[$LATEST]86b22730545a465e84e38af33e8be2e6']</text:p>
          </table:table-cell>
          <table:table-cell office:value-type="float" office:value="40997.67" calcext:value-type="float">
            <text:p>40997.67</text:p>
          </table:table-cell>
          <table:table-cell office:value-type="float" office:value="2119.67" calcext:value-type="float">
            <text:p>2119.67</text:p>
          </table:table-cell>
          <table:table-cell office:value-type="float" office:value="98.67" calcext:value-type="float">
            <text:p>98.67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['unknown - Model unknown']</text:p>
          </table:table-cell>
          <table:table-cell office:value-type="float" office:value="9.67" calcext:value-type="float">
            <text:p>9.67</text:p>
          </table:table-cell>
          <table:table-cell office:value-type="float" office:value="1702583229990.67" calcext:value-type="float">
            <text:p>1702583229990.67</text:p>
          </table:table-cell>
          <table:table-cell office:value-type="float" office:value="7" calcext:value-type="float">
            <text:p>7</text:p>
          </table:table-cell>
          <table:table-cell office:value-type="float" office:value="0.67" calcext:value-type="float">
            <text:p>0.67</text:p>
          </table:table-cell>
          <table:table-cell office:value-type="float" office:value="411176" calcext:value-type="float">
            <text:p>411176</text:p>
          </table:table-cell>
          <table:table-cell office:value-type="float" office:value="512" calcext:value-type="float">
            <text:p>512</text:p>
          </table:table-cell>
          <table:table-cell office:value-type="float" office:value="13591.38" calcext:value-type="float">
            <text:p>13591.38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54.67" calcext:value-type="float">
            <text:p>118154.67</text:p>
          </table:table-cell>
          <table:table-cell office:value-type="float" office:value="8.67" calcext:value-type="float">
            <text:p>8.67</text:p>
          </table:table-cell>
          <table:table-cell office:value-type="float" office:value="14185.38" calcext:value-type="float">
            <text:p>14185.38</text:p>
          </table:table-cell>
          <table:table-cell office:value-type="float" office:value="594" calcext:value-type="float">
            <text:p>594</text:p>
          </table:table-cell>
          <table:table-cell office:value-type="float" office:value="12.46" calcext:value-type="float">
            <text:p>12.46</text:p>
          </table:table-cell>
          <table:table-cell office:value-type="float" office:value="1702583229396.67" calcext:value-type="float">
            <text:p>1702583229396.67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6.33" calcext:value-type="float">
            <text:p>586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40" calcext:value-type="float">
            <text:p>17025826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kr2H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023/12/14/[$LATEST]4cfbec6dbf254bf991aef8be014d75ac']</text:p>
          </table:table-cell>
          <table:table-cell office:value-type="float" office:value="38464" calcext:value-type="float">
            <text:p>38464</text:p>
          </table:table-cell>
          <table:table-cell office:value-type="float" office:value="2145.33" calcext:value-type="float">
            <text:p>2145.33</text:p>
          </table:table-cell>
          <table:table-cell office:value-type="float" office:value="95" calcext:value-type="float">
            <text:p>95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'unknown - Model unknown']</text:p>
          </table:table-cell>
          <table:table-cell office:value-type="float" office:value="8.33" calcext:value-type="float">
            <text:p>8.33</text:p>
          </table:table-cell>
          <table:table-cell office:value-type="float" office:value="1702583230265" calcext:value-type="float">
            <text:p>1702583230265</text:p>
          </table:table-cell>
          <table:table-cell office:value-type="float" office:value="4.33" calcext:value-type="float">
            <text:p>4.33</text:p>
          </table:table-cell>
          <table:table-cell office:value-type="float" office:value="0.67" calcext:value-type="float">
            <text:p>0.67</text:p>
          </table:table-cell>
          <table:table-cell office:value-type="float" office:value="417325.33" calcext:value-type="float">
            <text:p>417325.33</text:p>
          </table:table-cell>
          <table:table-cell office:value-type="float" office:value="512" calcext:value-type="float">
            <text:p>512</text:p>
          </table:table-cell>
          <table:table-cell office:value-type="float" office:value="13577.49" calcext:value-type="float">
            <text:p>13577.49</text:p>
          </table:table-cell>
          <table:table-cell office:value-type="float" office:value="1068.33" calcext:value-type="float">
            <text:p>106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10.33" calcext:value-type="float">
            <text:p>111210.33</text:p>
          </table:table-cell>
          <table:table-cell office:value-type="float" office:value="17.67" calcext:value-type="float">
            <text:p>17.67</text:p>
          </table:table-cell>
          <table:table-cell office:value-type="float" office:value="14145.49" calcext:value-type="float">
            <text:p>14145.49</text:p>
          </table:table-cell>
          <table:table-cell office:value-type="float" office:value="568" calcext:value-type="float">
            <text:p>568</text:p>
          </table:table-cell>
          <table:table-cell office:value-type="float" office:value="12.02" calcext:value-type="float">
            <text:p>12.02</text:p>
          </table:table-cell>
          <table:table-cell office:value-type="float" office:value="1702583229697" calcext:value-type="float">
            <text:p>1702583229697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15" calcext:value-type="float">
            <text:p>17025828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vl1k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2023/12/14/[$LATEST]dc5dd658142b429a8cc15aca4158ca9b']</text:p>
          </table:table-cell>
          <table:table-cell office:value-type="float" office:value="36277.5" calcext:value-type="float">
            <text:p>36277.5</text:p>
          </table:table-cell>
          <table:table-cell office:value-type="float" office:value="2076.5" calcext:value-type="float">
            <text:p>2076.5</text:p>
          </table:table-cell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'unknown - Model unknown']</text:p>
          </table:table-cell>
          <table:table-cell office:value-type="float" office:value="7.75" calcext:value-type="float">
            <text:p>7.75</text:p>
          </table:table-cell>
          <table:table-cell office:value-type="float" office:value="1702583229740.75" calcext:value-type="float">
            <text:p>1702583229740.75</text:p>
          </table:table-cell>
          <table:table-cell office:value-type="float" office:value="13.25" calcext:value-type="float">
            <text:p>13.25</text:p>
          </table:table-cell>
          <table:table-cell office:value-type="float" office:value="0.25" calcext:value-type="float">
            <text:p>0.25</text:p>
          </table:table-cell>
          <table:table-cell office:value-type="float" office:value="414176" calcext:value-type="float">
            <text:p>414176</text:p>
          </table:table-cell>
          <table:table-cell office:value-type="float" office:value="512" calcext:value-type="float">
            <text:p>512</text:p>
          </table:table-cell>
          <table:table-cell office:value-type="float" office:value="13550.36" calcext:value-type="float">
            <text:p>13550.36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841.25" calcext:value-type="float">
            <text:p>119841.25</text:p>
          </table:table-cell>
          <table:table-cell office:value-type="float" office:value="14.5" calcext:value-type="float">
            <text:p>14.5</text:p>
          </table:table-cell>
          <table:table-cell office:value-type="float" office:value="14109.61" calcext:value-type="float">
            <text:p>14109.61</text:p>
          </table:table-cell>
          <table:table-cell office:value-type="float" office:value="559.25" calcext:value-type="float">
            <text:p>559.25</text:p>
          </table:table-cell>
          <table:table-cell office:value-type="float" office:value="10.84" calcext:value-type="float">
            <text:p>10.84</text:p>
          </table:table-cell>
          <table:table-cell office:value-type="float" office:value="1702583229181.5" calcext:value-type="float">
            <text:p>1702583229181.5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545.75" calcext:value-type="float">
            <text:p>545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21" calcext:value-type="float">
            <text:p>17025830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Gk5g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023/12/14/[$LATEST]c6bcfe8aed3047c1a88a5c7bfeaba68c']</text:p>
          </table:table-cell>
          <table:table-cell office:value-type="float" office:value="43275" calcext:value-type="float">
            <text:p>43275</text:p>
          </table:table-cell>
          <table:table-cell office:value-type="float" office:value="2117.33" calcext:value-type="float">
            <text:p>2117.33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['unknown - Model unknown']</text:p>
          </table:table-cell>
          <table:table-cell office:value-type="float" office:value="8.67" calcext:value-type="float">
            <text:p>8.67</text:p>
          </table:table-cell>
          <table:table-cell office:value-type="float" office:value="1702583229529.67" calcext:value-type="float">
            <text:p>1702583229529.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9177.33" calcext:value-type="float">
            <text:p>419177.33</text:p>
          </table:table-cell>
          <table:table-cell office:value-type="float" office:value="512" calcext:value-type="float">
            <text:p>512</text:p>
          </table:table-cell>
          <table:table-cell office:value-type="float" office:value="13118.12" calcext:value-type="float">
            <text:p>13118.12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029.33" calcext:value-type="float">
            <text:p>114029.33</text:p>
          </table:table-cell>
          <table:table-cell office:value-type="float" office:value="17" calcext:value-type="float">
            <text:p>17</text:p>
          </table:table-cell>
          <table:table-cell office:value-type="float" office:value="13712.12" calcext:value-type="float">
            <text:p>13712.12</text:p>
          </table:table-cell>
          <table:table-cell office:value-type="float" office:value="594" calcext:value-type="float">
            <text:p>594</text:p>
          </table:table-cell>
          <table:table-cell office:value-type="float" office:value="10.39" calcext:value-type="float">
            <text:p>10.39</text:p>
          </table:table-cell>
          <table:table-cell office:value-type="float" office:value="1702583228935.67" calcext:value-type="float">
            <text:p>1702583228935.67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37" calcext:value-type="float">
            <text:p>17025826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number of unique vmIDs: 20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Category zAll: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zAll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containerID_list</text:p>
          </table:table-cell>
          <table:table-cell office:value-type="string" calcext:value-type="string">
            <text:p>avg_contextSwitches</text:p>
          </table:table-cell>
          <table:table-cell office:value-type="string" calcext:value-type="string">
            <text:p>avg_contextSwitchesDelta</text:p>
          </table:table-cell>
          <table:table-cell office:value-type="string" calcext:value-type="string">
            <text:p>avg_cpuIdleDelta</text:p>
          </table:table-cell>
          <table:table-cell office:value-type="string" calcext:value-type="string">
            <text:p>avg_cpuIowaitDelta</text:p>
          </table:table-cell>
          <table:table-cell office:value-type="string" calcext:value-type="string">
            <text:p>avg_cpuIrqDelta</text:p>
          </table:table-cell>
          <table:table-cell office:value-type="string" calcext:value-type="string">
            <text:p>avg_cpuKrnDelta</text:p>
          </table:table-cell>
          <table:table-cell office:value-type="string" calcext:value-type="string">
            <text:p>avg_cpuNiceDelta</text:p>
          </table:table-cell>
          <table:table-cell office:value-type="string" calcext:value-type="string">
            <text:p>avg_cpuSoftIrqDelta</text:p>
          </table:table-cell>
          <table:table-cell office:value-type="string" calcext:value-type="string">
            <text:p>cpuType_list</text:p>
          </table:table-cell>
          <table:table-cell office:value-type="string" calcext:value-type="string">
            <text:p>avg_cpuUsrDelta</text:p>
          </table:table-cell>
          <table:table-cell office:value-type="string" calcext:value-type="string">
            <text:p>avg_endTime</text:p>
          </table:table-cell>
          <table:table-cell office:value-type="string" calcext:value-type="string">
            <text:p>avg_frameworkRuntime</text:p>
          </table:table-cell>
          <table:table-cell office:value-type="string" calcext:value-type="string">
            <text:p>avg_frameworkRuntimeDeltas</text:p>
          </table:table-cell>
          <table:table-cell office:value-type="string" calcext:value-type="string">
            <text:p>avg_freeMemory</text:p>
          </table:table-cell>
          <table:table-cell office:value-type="string" calcext:value-type="string">
            <text:p>avg_functionMemory</text:p>
          </table:table-cell>
          <table:table-cell office:value-type="string" calcext:value-type="string">
            <text:p>avg_latency</text:p>
          </table:table-cell>
          <table:table-cell office:value-type="string" calcext:value-type="string">
            <text:p>avg_majorPageFaults</text:p>
          </table:table-cell>
          <table:table-cell office:value-type="string" calcext:value-type="string">
            <text:p>avg_majorPageFaultsDelta</text:p>
          </table:table-cell>
          <table:table-cell office:value-type="string" calcext:value-type="string">
            <text:p>sum_newcontainer</text:p>
          </table:table-cell>
          <table:table-cell office:value-type="string" calcext:value-type="string">
            <text:p>avg_pageFaults</text:p>
          </table:table-cell>
          <table:table-cell office:value-type="string" calcext:value-type="string">
            <text:p>avg_pageFaultsDelta</text:p>
          </table:table-cell>
          <table:table-cell office:value-type="string" calcext:value-type="string">
            <text:p>avg_roundTripTime</text:p>
          </table:table-cell>
          <table:table-cell office:value-type="string" calcext:value-type="string">
            <text:p>avg_runtime</text:p>
          </table:table-cell>
          <table:table-cell office:value-type="string" calcext:value-type="string">
            <text:p>avg_runtimeOverlap</text:p>
          </table:table-cell>
          <table:table-cell office:value-type="string" calcext:value-type="string">
            <text:p>avg_startTime</text:p>
          </table:table-cell>
          <table:table-cell office:value-type="string" calcext:value-type="string">
            <text:p>avg_tenants[vmID]</text:p>
          </table:table-cell>
          <table:table-cell office:value-type="string" calcext:value-type="string">
            <text:p>avg_totalMemory</text:p>
          </table:table-cell>
          <table:table-cell office:value-type="string" calcext:value-type="string">
            <text:p>avg_userRuntime</text:p>
          </table:table-cell>
          <table:table-cell office:value-type="string" calcext:value-type="string">
            <text:p>vmID_list</text:p>
          </table:table-cell>
          <table:table-cell office:value-type="string" calcext:value-type="string">
            <text:p>avg_vmcpusteal</text:p>
          </table:table-cell>
          <table:table-cell office:value-type="string" calcext:value-type="string">
            <text:p>avg_vmcpustealDelta</text:p>
          </table:table-cell>
          <table:table-cell office:value-type="string" calcext:value-type="string">
            <text:p>avg_vmuptim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nal Result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2023/12/14/[$LATEST]053a75f8c9754b609174dbb64f6132da'; '2023/12/14/[$LATEST]243104ae5b5c4d79bae0677bf1c73158'; '2023/12/14/[$LATEST]3e59dc04e1a24c5bb10e18c1863fc787'; '2023/12/14/[$LATEST]4cfbec6dbf254bf991aef8be014d75ac'; '2023/12/14/[$LATEST]50841c4c396646d8b78f13ec65998028'; '2023/12/14/[$LATEST]57e67f0134974884a7f29d1f07adeb29'; '2023/12/14/[$LATEST]585eddedd68b494e95e6c97b586db072'; '2023/12/14/[$LATEST]5c306290e41242f7bd863be052459cca'; '2023/12/14/[$LATEST]5ff35e6fdda543acb3deabf2fd79728d'; '2023/12/14/[$LATEST]64025b0c1b184ad2a264589b1c0ce3ed'; '2023/12/14/[$LATEST]65eac04f339d4c0aaf5f4ca50e81a537'; '2023/12/14/[$LATEST]81042aeec7d147fe8f4e9ef1272c37ae'; '2023/12/14/[$LATEST]86b22730545a465e84e38af33e8be2e6'; '2023/12/14/[$LATEST]96332c5f112e4324b526d7055ea40b0d'; '2023/12/14/[$LATEST]a9c2b69cf49d4ed7bd1d0d871c368dd2'; '2023/12/14/[$LATEST]c6bcfe8aed3047c1a88a5c7bfeaba68c'; '2023/12/14/[$LATEST]dc5dd658142b429a8cc15aca4158ca9b'; '2023/12/14/[$LATEST]e0170a995f8541a58d72b9cc2953d250'; '2023/12/14/[$LATEST]f07ba8acee8d4137a4b22611642d48d1'; '2023/12/14/[$LATEST]fd3fd4a84ff04333930f95eba64b0f60']</text:p>
          </table:table-cell>
          <table:table-cell office:value-type="float" office:value="39739.58" calcext:value-type="float">
            <text:p>39739.58</text:p>
          </table:table-cell>
          <table:table-cell office:value-type="float" office:value="2101.5" calcext:value-type="float">
            <text:p>2101.5</text:p>
          </table:table-cell>
          <table:table-cell office:value-type="float" office:value="100.06" calcext:value-type="float">
            <text:p>100.06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['unknown - Model unknown']</text:p>
          </table:table-cell>
          <table:table-cell office:value-type="float" office:value="9.66" calcext:value-type="float">
            <text:p>9.66</text:p>
          </table:table-cell>
          <table:table-cell office:value-type="float" office:value="1702583229990.08" calcext:value-type="float">
            <text:p>1702583229990.08</text:p>
          </table:table-cell>
          <table:table-cell office:value-type="float" office:value="7.5" calcext:value-type="float">
            <text:p>7.5</text:p>
          </table:table-cell>
          <table:table-cell office:value-type="float" office:value="0.74" calcext:value-type="float">
            <text:p>0.74</text:p>
          </table:table-cell>
          <table:table-cell office:value-type="float" office:value="420576.32" calcext:value-type="float">
            <text:p>420576.32</text:p>
          </table:table-cell>
          <table:table-cell office:value-type="float" office:value="512" calcext:value-type="float">
            <text:p>512</text:p>
          </table:table-cell>
          <table:table-cell office:value-type="float" office:value="13419.7" calcext:value-type="float">
            <text:p>13419.7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221.58" calcext:value-type="float">
            <text:p>115221.58</text:p>
          </table:table-cell>
          <table:table-cell office:value-type="float" office:value="23.06" calcext:value-type="float">
            <text:p>23.06</text:p>
          </table:table-cell>
          <table:table-cell office:value-type="float" office:value="14021" calcext:value-type="float">
            <text:p>14021</text:p>
          </table:table-cell>
          <table:table-cell office:value-type="float" office:value="601.3" calcext:value-type="float">
            <text:p>601.3</text:p>
          </table:table-cell>
          <table:table-cell office:value-type="float" office:value="11.63" calcext:value-type="float">
            <text:p>11.63</text:p>
          </table:table-cell>
          <table:table-cell office:value-type="float" office:value="1702583229388.78" calcext:value-type="float">
            <text:p>1702583229388.78</text:p>
          </table:table-cell>
          <table:table-cell office:value-type="float" office:value="2.96" calcext:value-type="float">
            <text:p>2.96</text:p>
          </table:table-cell>
          <table:table-cell office:value-type="float" office:value="668216.8" calcext:value-type="float">
            <text:p>668216.8</text:p>
          </table:table-cell>
          <table:table-cell office:value-type="float" office:value="593.04" calcext:value-type="float">
            <text:p>593.04</text:p>
          </table:table-cell>
          <table:table-cell office:value-type="string" calcext:value-type="string">
            <text:p>['ByyI9I'; 'DSjGuN'; 'GaK7gL'; 'GgmSYC'; 'NIdXbG'; 'QSBB6E'; 'QWavOC'; 'VvKbTG'; 'XtroDK'; 'b1jnwC'; 'bCQWMG'; 'hDYViJ'; 'j7zFEA'; 'jVciFH'; 'nQ9VcL'; 'nhvv0E'; 'ofXn3F'; 'pkr2HG'; 'uvl1kD'; 'xGk5gI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98.86" calcext:value-type="float">
            <text:p>1702582698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number of unique zAlls: 1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Category zTenancy[vmID]: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zTenancy[vmID]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containerID_list</text:p>
          </table:table-cell>
          <table:table-cell office:value-type="string" calcext:value-type="string">
            <text:p>avg_contextSwitches</text:p>
          </table:table-cell>
          <table:table-cell office:value-type="string" calcext:value-type="string">
            <text:p>avg_contextSwitchesDelta</text:p>
          </table:table-cell>
          <table:table-cell office:value-type="string" calcext:value-type="string">
            <text:p>avg_cpuIdleDelta</text:p>
          </table:table-cell>
          <table:table-cell office:value-type="string" calcext:value-type="string">
            <text:p>avg_cpuIowaitDelta</text:p>
          </table:table-cell>
          <table:table-cell office:value-type="string" calcext:value-type="string">
            <text:p>avg_cpuIrqDelta</text:p>
          </table:table-cell>
          <table:table-cell office:value-type="string" calcext:value-type="string">
            <text:p>avg_cpuKrnDelta</text:p>
          </table:table-cell>
          <table:table-cell office:value-type="string" calcext:value-type="string">
            <text:p>avg_cpuNiceDelta</text:p>
          </table:table-cell>
          <table:table-cell office:value-type="string" calcext:value-type="string">
            <text:p>avg_cpuSoftIrqDelta</text:p>
          </table:table-cell>
          <table:table-cell office:value-type="string" calcext:value-type="string">
            <text:p>avg_cpuUsrDelta</text:p>
          </table:table-cell>
          <table:table-cell office:value-type="string" calcext:value-type="string">
            <text:p>avg_endTime</text:p>
          </table:table-cell>
          <table:table-cell office:value-type="string" calcext:value-type="string">
            <text:p>avg_frameworkRuntime</text:p>
          </table:table-cell>
          <table:table-cell office:value-type="string" calcext:value-type="string">
            <text:p>avg_frameworkRuntimeDeltas</text:p>
          </table:table-cell>
          <table:table-cell office:value-type="string" calcext:value-type="string">
            <text:p>avg_freeMemory</text:p>
          </table:table-cell>
          <table:table-cell office:value-type="string" calcext:value-type="string">
            <text:p>avg_functionMemory</text:p>
          </table:table-cell>
          <table:table-cell office:value-type="string" calcext:value-type="string">
            <text:p>avg_latency</text:p>
          </table:table-cell>
          <table:table-cell office:value-type="string" calcext:value-type="string">
            <text:p>avg_majorPageFaults</text:p>
          </table:table-cell>
          <table:table-cell office:value-type="string" calcext:value-type="string">
            <text:p>avg_majorPageFaultsDelta</text:p>
          </table:table-cell>
          <table:table-cell office:value-type="string" calcext:value-type="string">
            <text:p>sum_newcontainer</text:p>
          </table:table-cell>
          <table:table-cell office:value-type="string" calcext:value-type="string">
            <text:p>avg_pageFaults</text:p>
          </table:table-cell>
          <table:table-cell office:value-type="string" calcext:value-type="string">
            <text:p>avg_pageFaultsDelta</text:p>
          </table:table-cell>
          <table:table-cell office:value-type="string" calcext:value-type="string">
            <text:p>avg_roundTripTime</text:p>
          </table:table-cell>
          <table:table-cell office:value-type="string" calcext:value-type="string">
            <text:p>avg_runtime</text:p>
          </table:table-cell>
          <table:table-cell office:value-type="string" calcext:value-type="string">
            <text:p>avg_runtimeOverlap</text:p>
          </table:table-cell>
          <table:table-cell office:value-type="string" calcext:value-type="string">
            <text:p>avg_startTime</text:p>
          </table:table-cell>
          <table:table-cell office:value-type="string" calcext:value-type="string">
            <text:p>avg_tenants[vmID]</text:p>
          </table:table-cell>
          <table:table-cell office:value-type="string" calcext:value-type="string">
            <text:p>avg_totalMemory</text:p>
          </table:table-cell>
          <table:table-cell office:value-type="string" calcext:value-type="string">
            <text:p>avg_userRuntime</text:p>
          </table:table-cell>
          <table:table-cell office:value-type="string" calcext:value-type="string">
            <text:p>vmID_list</text:p>
          </table:table-cell>
          <table:table-cell office:value-type="string" calcext:value-type="string">
            <text:p>avg_vmcpusteal</text:p>
          </table:table-cell>
          <table:table-cell office:value-type="string" calcext:value-type="string">
            <text:p>avg_vmcpustealDelta</text:p>
          </table:table-cell>
          <table:table-cell office:value-type="string" calcext:value-type="string">
            <text:p>avg_vmupt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known - Model unknown -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'2023/12/14/[$LATEST]3e59dc04e1a24c5bb10e18c1863fc787'; '2023/12/14/[$LATEST]50841c4c396646d8b78f13ec65998028'; '2023/12/14/[$LATEST]57e67f0134974884a7f29d1f07adeb29'; '2023/12/14/[$LATEST]5c306290e41242f7bd863be052459cca'; '2023/12/14/[$LATEST]5ff35e6fdda543acb3deabf2fd79728d'; '2023/12/14/[$LATEST]a9c2b69cf49d4ed7bd1d0d871c368dd2']</text:p>
          </table:table-cell>
          <table:table-cell office:value-type="float" office:value="35935.5" calcext:value-type="float">
            <text:p>35935.5</text:p>
          </table:table-cell>
          <table:table-cell office:value-type="float" office:value="2081.17" calcext:value-type="float">
            <text:p>2081.17</text:p>
          </table:table-cell>
          <table:table-cell office:value-type="float" office:value="117.83" calcext:value-type="float">
            <text:p>117.8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7" calcext:value-type="float">
            <text:p>12.67</text:p>
          </table:table-cell>
          <table:table-cell office:value-type="float" office:value="1702583230700.17" calcext:value-type="float">
            <text:p>1702583230700.17</text:p>
          </table:table-cell>
          <table:table-cell office:value-type="float" office:value="9.33" calcext:value-type="float">
            <text:p>9.33</text:p>
          </table:table-cell>
          <table:table-cell office:value-type="float" office:value="0.5" calcext:value-type="float">
            <text:p>0.5</text:p>
          </table:table-cell>
          <table:table-cell office:value-type="float" office:value="427122.67" calcext:value-type="float">
            <text:p>427122.67</text:p>
          </table:table-cell>
          <table:table-cell office:value-type="float" office:value="512" calcext:value-type="float">
            <text:p>512</text:p>
          </table:table-cell>
          <table:table-cell office:value-type="float" office:value="13396.37" calcext:value-type="float">
            <text:p>13396.37</text:p>
          </table:table-cell>
          <table:table-cell office:value-type="float" office:value="1067.5" calcext:value-type="float">
            <text:p>106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45.33" calcext:value-type="float">
            <text:p>114745.33</text:p>
          </table:table-cell>
          <table:table-cell office:value-type="float" office:value="41.33" calcext:value-type="float">
            <text:p>41.33</text:p>
          </table:table-cell>
          <table:table-cell office:value-type="float" office:value="14102.7" calcext:value-type="float">
            <text:p>14102.7</text:p>
          </table:table-cell>
          <table:table-cell office:value-type="float" office:value="706.33" calcext:value-type="float">
            <text:p>706.33</text:p>
          </table:table-cell>
          <table:table-cell office:value-type="float" office:value="13.22" calcext:value-type="float">
            <text:p>13.22</text:p>
          </table:table-cell>
          <table:table-cell office:value-type="float" office:value="1702583229993.83" calcext:value-type="float">
            <text:p>1702583229993.83</text:p>
          </table:table-cell>
          <table:table-cell office:value-type="float" office:value="1" calcext:value-type="float">
            <text:p>1</text:p>
          </table:table-cell>
          <table:table-cell office:value-type="float" office:value="669420" calcext:value-type="float">
            <text:p>669420</text:p>
          </table:table-cell>
          <table:table-cell office:value-type="float" office:value="696.33" calcext:value-type="float">
            <text:p>696.33</text:p>
          </table:table-cell>
          <table:table-cell office:value-type="string" calcext:value-type="string">
            <text:p>['ByyI9I'; 'QWavOC'; 'XtroDK'; 'b1jnwC'; 'j7zFEA'; 'nQ9VcL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96.67" calcext:value-type="float">
            <text:p>1702582696.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known - Model unknown -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2023/12/14/[$LATEST]053a75f8c9754b609174dbb64f6132da']</text:p>
          </table:table-cell>
          <table:table-cell office:value-type="float" office:value="37829.5" calcext:value-type="float">
            <text:p>37829.5</text:p>
          </table:table-cell>
          <table:table-cell office:value-type="float" office:value="2048" calcext:value-type="float">
            <text:p>2048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02583229658.5" calcext:value-type="float">
            <text:p>1702583229658.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421854" calcext:value-type="float">
            <text:p>421854</text:p>
          </table:table-cell>
          <table:table-cell office:value-type="float" office:value="512" calcext:value-type="float">
            <text:p>512</text:p>
          </table:table-cell>
          <table:table-cell office:value-type="float" office:value="13450.06" calcext:value-type="float">
            <text:p>13450.06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12" calcext:value-type="float">
            <text:p>113712</text:p>
          </table:table-cell>
          <table:table-cell office:value-type="float" office:value="8" calcext:value-type="float">
            <text:p>8</text:p>
          </table:table-cell>
          <table:table-cell office:value-type="float" office:value="14052.06" calcext:value-type="float">
            <text:p>14052.06</text:p>
          </table:table-cell>
          <table:table-cell office:value-type="float" office:value="602" calcext:value-type="float">
            <text:p>602</text:p>
          </table:table-cell>
          <table:table-cell office:value-type="float" office:value="11.48" calcext:value-type="float">
            <text:p>11.48</text:p>
          </table:table-cell>
          <table:table-cell office:value-type="float" office:value="1702583229056.5" calcext:value-type="float">
            <text:p>1702583229056.5</text:p>
          </table:table-cell>
          <table:table-cell office:value-type="float" office:value="2" calcext:value-type="float">
            <text:p>2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['QSBB6E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787" calcext:value-type="float">
            <text:p>17025827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known - Model unknown - 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'2023/12/14/[$LATEST]243104ae5b5c4d79bae0677bf1c73158'; '2023/12/14/[$LATEST]4cfbec6dbf254bf991aef8be014d75ac'; '2023/12/14/[$LATEST]585eddedd68b494e95e6c97b586db072'; '2023/12/14/[$LATEST]64025b0c1b184ad2a264589b1c0ce3ed'; '2023/12/14/[$LATEST]65eac04f339d4c0aaf5f4ca50e81a537'; '2023/12/14/[$LATEST]81042aeec7d147fe8f4e9ef1272c37ae'; '2023/12/14/[$LATEST]86b22730545a465e84e38af33e8be2e6'; '2023/12/14/[$LATEST]c6bcfe8aed3047c1a88a5c7bfeaba68c'; '2023/12/14/[$LATEST]e0170a995f8541a58d72b9cc2953d250'; '2023/12/14/[$LATEST]fd3fd4a84ff04333930f95eba64b0f60']</text:p>
          </table:table-cell>
          <table:table-cell office:value-type="float" office:value="40826.57" calcext:value-type="float">
            <text:p>40826.57</text:p>
          </table:table-cell>
          <table:table-cell office:value-type="float" office:value="2122.2" calcext:value-type="float">
            <text:p>2122.2</text:p>
          </table:table-cell>
          <table:table-cell office:value-type="float" office:value="99.53" calcext:value-type="float">
            <text:p>99.5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9.3" calcext:value-type="float">
            <text:p>9.3</text:p>
          </table:table-cell>
          <table:table-cell office:value-type="float" office:value="1702583229950.5" calcext:value-type="float">
            <text:p>1702583229950.5</text:p>
          </table:table-cell>
          <table:table-cell office:value-type="float" office:value="6.97" calcext:value-type="float">
            <text:p>6.97</text:p>
          </table:table-cell>
          <table:table-cell office:value-type="float" office:value="0.87" calcext:value-type="float">
            <text:p>0.87</text:p>
          </table:table-cell>
          <table:table-cell office:value-type="float" office:value="418143.33" calcext:value-type="float">
            <text:p>418143.33</text:p>
          </table:table-cell>
          <table:table-cell office:value-type="float" office:value="512" calcext:value-type="float">
            <text:p>512</text:p>
          </table:table-cell>
          <table:table-cell office:value-type="float" office:value="13434.04" calcext:value-type="float">
            <text:p>13434.04</text:p>
          </table:table-cell>
          <table:table-cell office:value-type="float" office:value="1067.17" calcext:value-type="float">
            <text:p>1067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91.23" calcext:value-type="float">
            <text:p>113691.23</text:p>
          </table:table-cell>
          <table:table-cell office:value-type="float" office:value="19.33" calcext:value-type="float">
            <text:p>19.33</text:p>
          </table:table-cell>
          <table:table-cell office:value-type="float" office:value="14031.94" calcext:value-type="float">
            <text:p>14031.94</text:p>
          </table:table-cell>
          <table:table-cell office:value-type="float" office:value="597.9" calcext:value-type="float">
            <text:p>597.9</text:p>
          </table:table-cell>
          <table:table-cell office:value-type="float" office:value="11.83" calcext:value-type="float">
            <text:p>11.83</text:p>
          </table:table-cell>
          <table:table-cell office:value-type="float" office:value="1702583229352.6" calcext:value-type="float">
            <text:p>1702583229352.6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90.07" calcext:value-type="float">
            <text:p>590.07</text:p>
          </table:table-cell>
          <table:table-cell office:value-type="string" calcext:value-type="string">
            <text:p>['GaK7gL'; 'GgmSYC'; 'NIdXbG'; 'VvKbTG'; 'bCQWMG'; 'hDYViJ'; 'jVciFH'; 'ofXn3F'; 'pkr2HG'; 'xGk5gI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77.9" calcext:value-type="float">
            <text:p>1702582677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known - Model unknown - 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'2023/12/14/[$LATEST]96332c5f112e4324b526d7055ea40b0d'; '2023/12/14/[$LATEST]dc5dd658142b429a8cc15aca4158ca9b'; '2023/12/14/[$LATEST]f07ba8acee8d4137a4b22611642d48d1']</text:p>
          </table:table-cell>
          <table:table-cell office:value-type="float" office:value="39242.5" calcext:value-type="float">
            <text:p>39242.5</text:p>
          </table:table-cell>
          <table:table-cell office:value-type="float" office:value="2068.83" calcext:value-type="float">
            <text:p>2068.83</text:p>
          </table:table-cell>
          <table:table-cell office:value-type="float" office:value="92.75" calcext:value-type="float">
            <text:p>92.75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9.33" calcext:value-type="float">
            <text:p>9.33</text:p>
          </table:table-cell>
          <table:table-cell office:value-type="float" office:value="1702583229789.25" calcext:value-type="float">
            <text:p>1702583229789.25</text:p>
          </table:table-cell>
          <table:table-cell office:value-type="float" office:value="7.08" calcext:value-type="float">
            <text:p>7.08</text:p>
          </table:table-cell>
          <table:table-cell office:value-type="float" office:value="0.5" calcext:value-type="float">
            <text:p>0.5</text:p>
          </table:table-cell>
          <table:table-cell office:value-type="float" office:value="423172.67" calcext:value-type="float">
            <text:p>423172.67</text:p>
          </table:table-cell>
          <table:table-cell office:value-type="float" office:value="512" calcext:value-type="float">
            <text:p>512</text:p>
          </table:table-cell>
          <table:table-cell office:value-type="float" office:value="13390.43" calcext:value-type="float">
            <text:p>13390.43</text:p>
          </table:table-cell>
          <table:table-cell office:value-type="float" office:value="1061.33" calcext:value-type="float">
            <text:p>106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537.17" calcext:value-type="float">
            <text:p>119537.17</text:p>
          </table:table-cell>
          <table:table-cell office:value-type="float" office:value="25.75" calcext:value-type="float">
            <text:p>25.75</text:p>
          </table:table-cell>
          <table:table-cell office:value-type="float" office:value="13947.6" calcext:value-type="float">
            <text:p>13947.6</text:p>
          </table:table-cell>
          <table:table-cell office:value-type="float" office:value="557.17" calcext:value-type="float">
            <text:p>557.17</text:p>
          </table:table-cell>
          <table:table-cell office:value-type="float" office:value="10.35" calcext:value-type="float">
            <text:p>10.35</text:p>
          </table:table-cell>
          <table:table-cell office:value-type="float" office:value="1702583229232.08" calcext:value-type="float">
            <text:p>1702583229232.08</text:p>
          </table:table-cell>
          <table:table-cell office:value-type="float" office:value="4" calcext:value-type="float">
            <text:p>4</text:p>
          </table:table-cell>
          <table:table-cell office:value-type="float" office:value="669420" calcext:value-type="float">
            <text:p>669420</text:p>
          </table:table-cell>
          <table:table-cell office:value-type="float" office:value="549.58" calcext:value-type="float">
            <text:p>549.58</text:p>
          </table:table-cell>
          <table:table-cell office:value-type="string" calcext:value-type="string">
            <text:p>['DSjGuN'; 'nhvv0E'; 'uvl1kD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737.67" calcext:value-type="float">
            <text:p>1702582737.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number of unique zTenancy[vmID]s: 4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--- Runs of Group zTenancy[vmID] ---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Category zTenancy[vmID] with unknown - Model unknown - 1: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ntainerID</text:p>
          </table:table-cell>
          <table:table-cell office:value-type="string" calcext:value-type="string">
            <text:p>contextSwitches</text:p>
          </table:table-cell>
          <table:table-cell office:value-type="string" calcext:value-type="string">
            <text:p>contextSwitchesDelta</text:p>
          </table:table-cell>
          <table:table-cell office:value-type="string" calcext:value-type="string">
            <text:p>cpuCores</text:p>
          </table:table-cell>
          <table:table-cell office:value-type="string" calcext:value-type="string">
            <text:p>cpuIdleDelta</text:p>
          </table:table-cell>
          <table:table-cell office:value-type="string" calcext:value-type="string">
            <text:p>cpuIowaitDelta</text:p>
          </table:table-cell>
          <table:table-cell office:value-type="string" calcext:value-type="string">
            <text:p>cpuIrqDelta</text:p>
          </table:table-cell>
          <table:table-cell office:value-type="string" calcext:value-type="string">
            <text:p>cpuKrnDelta</text:p>
          </table:table-cell>
          <table:table-cell office:value-type="string" calcext:value-type="string">
            <text:p>cpuNiceDelta</text:p>
          </table:table-cell>
          <table:table-cell office:value-type="string" calcext:value-type="string">
            <text:p>cpuSoftIrqDelta</text:p>
          </table:table-cell>
          <table:table-cell office:value-type="string" calcext:value-type="string">
            <text:p>cpuUsrDelta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frameworkRuntime</text:p>
          </table:table-cell>
          <table:table-cell office:value-type="string" calcext:value-type="string">
            <text:p>frameworkRuntimeDeltas</text:p>
          </table:table-cell>
          <table:table-cell office:value-type="string" calcext:value-type="string">
            <text:p>freeMemory</text:p>
          </table:table-cell>
          <table:table-cell office:value-type="string" calcext:value-type="string">
            <text:p>functionMemory</text:p>
          </table:table-cell>
          <table:table-cell office:value-type="string" calcext:value-type="string">
            <text:p>functionName</text:p>
          </table:table-cell>
          <table:table-cell office:value-type="string" calcext:value-type="string">
            <text:p>functionRegion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majorPageFaults</text:p>
          </table:table-cell>
          <table:table-cell office:value-type="string" calcext:value-type="string">
            <text:p>majorPageFaultsDelta</text:p>
          </table:table-cell>
          <table:table-cell office:value-type="string" calcext:value-type="string">
            <text:p>newcontainer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pageFaultsDelta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oundTripTime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runtimeOverlap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tenants[vmID]</text:p>
          </table:table-cell>
          <table:table-cell office:value-type="string" calcext:value-type="string">
            <text:p>totalMemory</text:p>
          </table:table-cell>
          <table:table-cell office:value-type="string" calcext:value-type="string">
            <text:p>userRuntime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vmID</text:p>
          </table:table-cell>
          <table:table-cell office:value-type="string" calcext:value-type="string">
            <text:p>vmcpusteal</text:p>
          </table:table-cell>
          <table:table-cell office:value-type="string" calcext:value-type="string">
            <text:p>vmcpustealDelta</text:p>
          </table:table-cell>
          <table:table-cell office:value-type="string" calcext:value-type="string">
            <text:p>vmuptime</text:p>
          </table:table-cell>
          <table:table-cell office:value-type="string" calcext:value-type="string">
            <text:p>zTenancy[vmID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57e67f0134974884a7f29d1f07adeb29</text:p>
          </table:table-cell>
          <table:table-cell office:value-type="float" office:value="35285" calcext:value-type="float">
            <text:p>35285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unknown</text:p>
          </table:table-cell>
          <table:table-cell office:value-type="float" office:value="116" calcext:value-type="float">
            <text:p>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02583230585" calcext:value-type="float">
            <text:p>17025832305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1808" calcext:value-type="float">
            <text:p>42180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748.71" calcext:value-type="float">
            <text:p>13748.71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33" calcext:value-type="float">
            <text:p>1118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441.71" calcext:value-type="float">
            <text:p>14441.71</text:p>
          </table:table-cell>
          <table:table-cell office:value-type="float" office:value="693" calcext:value-type="float">
            <text:p>693</text:p>
          </table:table-cell>
          <table:table-cell office:value-type="float" office:value="14.96" calcext:value-type="float">
            <text:p>14.96</text:p>
          </table:table-cell>
          <table:table-cell office:value-type="float" office:value="1702583229892" calcext:value-type="float">
            <text:p>1702583229892</text:p>
          </table:table-cell>
          <table:table-cell office:value-type="float" office:value="1" calcext:value-type="float">
            <text:p>1</text:p>
          </table:table-cell>
          <table:table-cell office:value-type="float" office:value="667540" calcext:value-type="float">
            <text:p>66754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90876805-fde7-40e8-bb7c-5a8c2235a6cd</text:p>
          </table:table-cell>
          <table:table-cell office:value-type="string" calcext:value-type="string">
            <text:p>j7zF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79" calcext:value-type="float">
            <text:p>1702582879</text:p>
          </table:table-cell>
          <table:table-cell office:value-type="string" calcext:value-type="string">
            <text:p>unknown - Model unknown -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5c306290e41242f7bd863be052459cca</text:p>
          </table:table-cell>
          <table:table-cell office:value-type="float" office:value="35178" calcext:value-type="float">
            <text:p>35178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unknown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02583230522" calcext:value-type="float">
            <text:p>17025832305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16008" calcext:value-type="float">
            <text:p>41600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67.49" calcext:value-type="float">
            <text:p>13467.49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021" calcext:value-type="float">
            <text:p>1140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02.49" calcext:value-type="float">
            <text:p>14202.49</text:p>
          </table:table-cell>
          <table:table-cell office:value-type="float" office:value="735" calcext:value-type="float">
            <text:p>735</text:p>
          </table:table-cell>
          <table:table-cell office:value-type="float" office:value="15.14" calcext:value-type="float">
            <text:p>15.14</text:p>
          </table:table-cell>
          <table:table-cell office:value-type="float" office:value="1702583229787" calcext:value-type="float">
            <text:p>1702583229787</text:p>
          </table:table-cell>
          <table:table-cell office:value-type="float" office:value="1" calcext:value-type="float">
            <text:p>1</text:p>
          </table:table-cell>
          <table:table-cell office:value-type="float" office:value="667540" calcext:value-type="float">
            <text:p>667540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39bd89cc-45fa-4d5c-9ff9-db487b0c3bdf</text:p>
          </table:table-cell>
          <table:table-cell office:value-type="string" calcext:value-type="string">
            <text:p>b1jnw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62" calcext:value-type="float">
            <text:p>1702582862</text:p>
          </table:table-cell>
          <table:table-cell office:value-type="string" calcext:value-type="string">
            <text:p>unknown - Model unknown -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50841c4c396646d8b78f13ec65998028</text:p>
          </table:table-cell>
          <table:table-cell office:value-type="float" office:value="40545" calcext:value-type="float">
            <text:p>4054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nknown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02583230505" calcext:value-type="float">
            <text:p>17025832305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100" calcext:value-type="float">
            <text:p>444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178.41" calcext:value-type="float">
            <text:p>13178.41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40" calcext:value-type="float">
            <text:p>11674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73.41" calcext:value-type="float">
            <text:p>13873.41</text:p>
          </table:table-cell>
          <table:table-cell office:value-type="float" office:value="695" calcext:value-type="float">
            <text:p>695</text:p>
          </table:table-cell>
          <table:table-cell office:value-type="float" office:value="15.22" calcext:value-type="float">
            <text:p>15.22</text:p>
          </table:table-cell>
          <table:table-cell office:value-type="float" office:value="1702583229810" calcext:value-type="float">
            <text:p>1702583229810</text:p>
          </table:table-cell>
          <table:table-cell office:value-type="float" office:value="1" calcext:value-type="float">
            <text:p>1</text:p>
          </table:table-cell>
          <table:table-cell office:value-type="float" office:value="673180" calcext:value-type="float">
            <text:p>673180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8544e924-e481-4a94-92c8-558952dabc67</text:p>
          </table:table-cell>
          <table:table-cell office:value-type="string" calcext:value-type="string">
            <text:p>XtroD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7" calcext:value-type="float">
            <text:p>1702582147</text:p>
          </table:table-cell>
          <table:table-cell office:value-type="string" calcext:value-type="string">
            <text:p>unknown - Model unknown -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3e59dc04e1a24c5bb10e18c1863fc787</text:p>
          </table:table-cell>
          <table:table-cell office:value-type="float" office:value="31798" calcext:value-type="float">
            <text:p>31798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unknow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850" calcext:value-type="float">
            <text:p>17025832308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0236" calcext:value-type="float">
            <text:p>42023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191.66" calcext:value-type="float">
            <text:p>13191.66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03" calcext:value-type="float">
            <text:p>113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72.66" calcext:value-type="float">
            <text:p>13872.66</text:p>
          </table:table-cell>
          <table:table-cell office:value-type="float" office:value="681" calcext:value-type="float">
            <text:p>681</text:p>
          </table:table-cell>
          <table:table-cell office:value-type="float" office:value="11.54" calcext:value-type="float">
            <text:p>11.54</text:p>
          </table:table-cell>
          <table:table-cell office:value-type="float" office:value="1702583230169" calcext:value-type="float">
            <text:p>1702583230169</text:p>
          </table:table-cell>
          <table:table-cell office:value-type="float" office:value="1" calcext:value-type="float">
            <text:p>1</text:p>
          </table:table-cell>
          <table:table-cell office:value-type="float" office:value="667540" calcext:value-type="float">
            <text:p>66754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8794ca3a-7181-4ae7-ba58-78e734d80769</text:p>
          </table:table-cell>
          <table:table-cell office:value-type="string" calcext:value-type="string">
            <text:p>QWav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67" calcext:value-type="float">
            <text:p>1702583067</text:p>
          </table:table-cell>
          <table:table-cell office:value-type="string" calcext:value-type="string">
            <text:p>unknown - Model unknown -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5ff35e6fdda543acb3deabf2fd79728d</text:p>
          </table:table-cell>
          <table:table-cell office:value-type="float" office:value="32234" calcext:value-type="float">
            <text:p>32234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unknown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02583230802" calcext:value-type="float">
            <text:p>17025832308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1760" calcext:value-type="float">
            <text:p>4217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00.45" calcext:value-type="float">
            <text:p>13300.45</text:p>
          </table:table-cell>
          <table:table-cell office:value-type="float" office:value="1038" calcext:value-type="float">
            <text:p>1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58" calcext:value-type="float">
            <text:p>1133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014.45" calcext:value-type="float">
            <text:p>14014.45</text:p>
          </table:table-cell>
          <table:table-cell office:value-type="float" office:value="714" calcext:value-type="float">
            <text:p>714</text:p>
          </table:table-cell>
          <table:table-cell office:value-type="float" office:value="12.61" calcext:value-type="float">
            <text:p>12.61</text:p>
          </table:table-cell>
          <table:table-cell office:value-type="float" office:value="1702583230088" calcext:value-type="float">
            <text:p>1702583230088</text:p>
          </table:table-cell>
          <table:table-cell office:value-type="float" office:value="1" calcext:value-type="float">
            <text:p>1</text:p>
          </table:table-cell>
          <table:table-cell office:value-type="float" office:value="667540" calcext:value-type="float">
            <text:p>66754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dd061130-c465-413a-8a7f-9fefada2912b</text:p>
          </table:table-cell>
          <table:table-cell office:value-type="string" calcext:value-type="string">
            <text:p>nQ9Vc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9" calcext:value-type="float">
            <text:p>1702583049</text:p>
          </table:table-cell>
          <table:table-cell office:value-type="string" calcext:value-type="string">
            <text:p>unknown - Model unknown -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a9c2b69cf49d4ed7bd1d0d871c368dd2</text:p>
          </table:table-cell>
          <table:table-cell office:value-type="float" office:value="40573" calcext:value-type="float">
            <text:p>4057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nknown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02583230937" calcext:value-type="float">
            <text:p>170258323093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8824" calcext:value-type="float">
            <text:p>4388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91.49" calcext:value-type="float">
            <text:p>13491.49</text:p>
          </table:table-cell>
          <table:table-cell office:value-type="float" office:value="1083" calcext:value-type="float">
            <text:p>1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17" calcext:value-type="float">
            <text:p>1189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11.49" calcext:value-type="float">
            <text:p>14211.49</text:p>
          </table:table-cell>
          <table:table-cell office:value-type="float" office:value="720" calcext:value-type="float">
            <text:p>720</text:p>
          </table:table-cell>
          <table:table-cell office:value-type="float" office:value="9.84" calcext:value-type="float">
            <text:p>9.84</text:p>
          </table:table-cell>
          <table:table-cell office:value-type="float" office:value="1702583230217" calcext:value-type="float">
            <text:p>1702583230217</text:p>
          </table:table-cell>
          <table:table-cell office:value-type="float" office:value="1" calcext:value-type="float">
            <text:p>1</text:p>
          </table:table-cell>
          <table:table-cell office:value-type="float" office:value="673180" calcext:value-type="float">
            <text:p>67318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b0bb074d-34af-4c6a-a05a-c066323bb3d8</text:p>
          </table:table-cell>
          <table:table-cell office:value-type="string" calcext:value-type="string">
            <text:p>ByyI9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76" calcext:value-type="float">
            <text:p>1702582176</text:p>
          </table:table-cell>
          <table:table-cell office:value-type="string" calcext:value-type="string">
            <text:p>unknown - Model unknown - 1</text:p>
          </table:table-cell>
          <table:table-cell table:number-columns-repeated="9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Category zTenancy[vmID] with unknown - Model unknown - 2: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ntainerID</text:p>
          </table:table-cell>
          <table:table-cell office:value-type="string" calcext:value-type="string">
            <text:p>contextSwitches</text:p>
          </table:table-cell>
          <table:table-cell office:value-type="string" calcext:value-type="string">
            <text:p>contextSwitchesDelta</text:p>
          </table:table-cell>
          <table:table-cell office:value-type="string" calcext:value-type="string">
            <text:p>cpuCores</text:p>
          </table:table-cell>
          <table:table-cell office:value-type="string" calcext:value-type="string">
            <text:p>cpuIdleDelta</text:p>
          </table:table-cell>
          <table:table-cell office:value-type="string" calcext:value-type="string">
            <text:p>cpuIowaitDelta</text:p>
          </table:table-cell>
          <table:table-cell office:value-type="string" calcext:value-type="string">
            <text:p>cpuIrqDelta</text:p>
          </table:table-cell>
          <table:table-cell office:value-type="string" calcext:value-type="string">
            <text:p>cpuKrnDelta</text:p>
          </table:table-cell>
          <table:table-cell office:value-type="string" calcext:value-type="string">
            <text:p>cpuNiceDelta</text:p>
          </table:table-cell>
          <table:table-cell office:value-type="string" calcext:value-type="string">
            <text:p>cpuSoftIrqDelta</text:p>
          </table:table-cell>
          <table:table-cell office:value-type="string" calcext:value-type="string">
            <text:p>cpuUsrDelta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frameworkRuntime</text:p>
          </table:table-cell>
          <table:table-cell office:value-type="string" calcext:value-type="string">
            <text:p>frameworkRuntimeDeltas</text:p>
          </table:table-cell>
          <table:table-cell office:value-type="string" calcext:value-type="string">
            <text:p>freeMemory</text:p>
          </table:table-cell>
          <table:table-cell office:value-type="string" calcext:value-type="string">
            <text:p>functionMemory</text:p>
          </table:table-cell>
          <table:table-cell office:value-type="string" calcext:value-type="string">
            <text:p>functionName</text:p>
          </table:table-cell>
          <table:table-cell office:value-type="string" calcext:value-type="string">
            <text:p>functionRegion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majorPageFaults</text:p>
          </table:table-cell>
          <table:table-cell office:value-type="string" calcext:value-type="string">
            <text:p>majorPageFaultsDelta</text:p>
          </table:table-cell>
          <table:table-cell office:value-type="string" calcext:value-type="string">
            <text:p>newcontainer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pageFaultsDelta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oundTripTime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runtimeOverlap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tenants[vmID]</text:p>
          </table:table-cell>
          <table:table-cell office:value-type="string" calcext:value-type="string">
            <text:p>totalMemory</text:p>
          </table:table-cell>
          <table:table-cell office:value-type="string" calcext:value-type="string">
            <text:p>userRuntime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vmID</text:p>
          </table:table-cell>
          <table:table-cell office:value-type="string" calcext:value-type="string">
            <text:p>vmcpusteal</text:p>
          </table:table-cell>
          <table:table-cell office:value-type="string" calcext:value-type="string">
            <text:p>vmcpustealDelta</text:p>
          </table:table-cell>
          <table:table-cell office:value-type="string" calcext:value-type="string">
            <text:p>vmuptime</text:p>
          </table:table-cell>
          <table:table-cell office:value-type="string" calcext:value-type="string">
            <text:p>zTenancy[vmID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053a75f8c9754b609174dbb64f6132da</text:p>
          </table:table-cell>
          <table:table-cell office:value-type="float" office:value="36688" calcext:value-type="float">
            <text:p>36688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unknown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02583229098" calcext:value-type="float">
            <text:p>170258322909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21432" calcext:value-type="float">
            <text:p>42143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049.64" calcext:value-type="float">
            <text:p>13049.64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53" calcext:value-type="float">
            <text:p>1136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70.64" calcext:value-type="float">
            <text:p>13770.64</text:p>
          </table:table-cell>
          <table:table-cell office:value-type="float" office:value="721" calcext:value-type="float">
            <text:p>721</text:p>
          </table:table-cell>
          <table:table-cell office:value-type="float" office:value="8.48" calcext:value-type="float">
            <text:p>8.48</text:p>
          </table:table-cell>
          <table:table-cell office:value-type="float" office:value="1702583228377" calcext:value-type="float">
            <text:p>1702583228377</text:p>
          </table:table-cell>
          <table:table-cell office:value-type="float" office:value="2" calcext:value-type="float">
            <text:p>2</text:p>
          </table:table-cell>
          <table:table-cell office:value-type="float" office:value="667540" calcext:value-type="float">
            <text:p>66754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84ceafff-0e20-4012-a357-176e9f590047</text:p>
          </table:table-cell>
          <table:table-cell office:value-type="string" calcext:value-type="string">
            <text:p>QSBB6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787" calcext:value-type="float">
            <text:p>1702582787</text:p>
          </table:table-cell>
          <table:table-cell office:value-type="string" calcext:value-type="string">
            <text:p>unknown - Model unknown -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053a75f8c9754b609174dbb64f6132da</text:p>
          </table:table-cell>
          <table:table-cell office:value-type="float" office:value="38971" calcext:value-type="float">
            <text:p>3897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known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02583230219" calcext:value-type="float">
            <text:p>17025832302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2276" calcext:value-type="float">
            <text:p>42227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850.49" calcext:value-type="float">
            <text:p>13850.49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71" calcext:value-type="float">
            <text:p>1137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33.49" calcext:value-type="float">
            <text:p>14333.49</text:p>
          </table:table-cell>
          <table:table-cell office:value-type="float" office:value="483" calcext:value-type="float">
            <text:p>483</text:p>
          </table:table-cell>
          <table:table-cell office:value-type="float" office:value="14.47" calcext:value-type="float">
            <text:p>14.47</text:p>
          </table:table-cell>
          <table:table-cell office:value-type="float" office:value="1702583229736" calcext:value-type="float">
            <text:p>1702583229736</text:p>
          </table:table-cell>
          <table:table-cell office:value-type="float" office:value="2" calcext:value-type="float">
            <text:p>2</text:p>
          </table:table-cell>
          <table:table-cell office:value-type="float" office:value="667540" calcext:value-type="float">
            <text:p>66754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84ceafff-0e20-4012-a357-176e9f590047</text:p>
          </table:table-cell>
          <table:table-cell office:value-type="string" calcext:value-type="string">
            <text:p>QSBB6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787" calcext:value-type="float">
            <text:p>1702582787</text:p>
          </table:table-cell>
          <table:table-cell office:value-type="string" calcext:value-type="string">
            <text:p>unknown - Model unknown - 2</text:p>
          </table:table-cell>
          <table:table-cell table:number-columns-repeated="9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Category zTenancy[vmID] with unknown - Model unknown - 3: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ntainerID</text:p>
          </table:table-cell>
          <table:table-cell office:value-type="string" calcext:value-type="string">
            <text:p>contextSwitches</text:p>
          </table:table-cell>
          <table:table-cell office:value-type="string" calcext:value-type="string">
            <text:p>contextSwitchesDelta</text:p>
          </table:table-cell>
          <table:table-cell office:value-type="string" calcext:value-type="string">
            <text:p>cpuCores</text:p>
          </table:table-cell>
          <table:table-cell office:value-type="string" calcext:value-type="string">
            <text:p>cpuIdleDelta</text:p>
          </table:table-cell>
          <table:table-cell office:value-type="string" calcext:value-type="string">
            <text:p>cpuIowaitDelta</text:p>
          </table:table-cell>
          <table:table-cell office:value-type="string" calcext:value-type="string">
            <text:p>cpuIrqDelta</text:p>
          </table:table-cell>
          <table:table-cell office:value-type="string" calcext:value-type="string">
            <text:p>cpuKrnDelta</text:p>
          </table:table-cell>
          <table:table-cell office:value-type="string" calcext:value-type="string">
            <text:p>cpuNiceDelta</text:p>
          </table:table-cell>
          <table:table-cell office:value-type="string" calcext:value-type="string">
            <text:p>cpuSoftIrqDelta</text:p>
          </table:table-cell>
          <table:table-cell office:value-type="string" calcext:value-type="string">
            <text:p>cpuUsrDelta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frameworkRuntime</text:p>
          </table:table-cell>
          <table:table-cell office:value-type="string" calcext:value-type="string">
            <text:p>frameworkRuntimeDeltas</text:p>
          </table:table-cell>
          <table:table-cell office:value-type="string" calcext:value-type="string">
            <text:p>freeMemory</text:p>
          </table:table-cell>
          <table:table-cell office:value-type="string" calcext:value-type="string">
            <text:p>functionMemory</text:p>
          </table:table-cell>
          <table:table-cell office:value-type="string" calcext:value-type="string">
            <text:p>functionName</text:p>
          </table:table-cell>
          <table:table-cell office:value-type="string" calcext:value-type="string">
            <text:p>functionRegion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majorPageFaults</text:p>
          </table:table-cell>
          <table:table-cell office:value-type="string" calcext:value-type="string">
            <text:p>majorPageFaultsDelta</text:p>
          </table:table-cell>
          <table:table-cell office:value-type="string" calcext:value-type="string">
            <text:p>newcontainer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pageFaultsDelta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oundTripTime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runtimeOverlap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tenants[vmID]</text:p>
          </table:table-cell>
          <table:table-cell office:value-type="string" calcext:value-type="string">
            <text:p>totalMemory</text:p>
          </table:table-cell>
          <table:table-cell office:value-type="string" calcext:value-type="string">
            <text:p>userRuntime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vmID</text:p>
          </table:table-cell>
          <table:table-cell office:value-type="string" calcext:value-type="string">
            <text:p>vmcpusteal</text:p>
          </table:table-cell>
          <table:table-cell office:value-type="string" calcext:value-type="string">
            <text:p>vmcpustealDelta</text:p>
          </table:table-cell>
          <table:table-cell office:value-type="string" calcext:value-type="string">
            <text:p>vmuptime</text:p>
          </table:table-cell>
          <table:table-cell office:value-type="string" calcext:value-type="string">
            <text:p>zTenancy[vmID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e0170a995f8541a58d72b9cc2953d250</text:p>
          </table:table-cell>
          <table:table-cell office:value-type="float" office:value="44751" calcext:value-type="float">
            <text:p>44751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unknown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02583229153" calcext:value-type="float">
            <text:p>170258322915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9284" calcext:value-type="float">
            <text:p>40928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720.23" calcext:value-type="float">
            <text:p>12720.23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156" calcext:value-type="float">
            <text:p>114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470.23" calcext:value-type="float">
            <text:p>13470.23</text:p>
          </table:table-cell>
          <table:table-cell office:value-type="float" office:value="750" calcext:value-type="float">
            <text:p>750</text:p>
          </table:table-cell>
          <table:table-cell office:value-type="float" office:value="8.82" calcext:value-type="float">
            <text:p>8.82</text:p>
          </table:table-cell>
          <table:table-cell office:value-type="float" office:value="1702583228403" calcext:value-type="float">
            <text:p>1702583228403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22ec6e41-2b2e-4639-949b-a70fa4b6268a</text:p>
          </table:table-cell>
          <table:table-cell office:value-type="string" calcext:value-type="string">
            <text:p>bCQW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288" calcext:value-type="float">
            <text:p>1702582288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81042aeec7d147fe8f4e9ef1272c37ae</text:p>
          </table:table-cell>
          <table:table-cell office:value-type="float" office:value="41278" calcext:value-type="float">
            <text:p>41278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unknown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02583229132" calcext:value-type="float">
            <text:p>17025832291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5968" calcext:value-type="float">
            <text:p>42596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800.62" calcext:value-type="float">
            <text:p>12800.62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483.62" calcext:value-type="float">
            <text:p>13483.62</text:p>
          </table:table-cell>
          <table:table-cell office:value-type="float" office:value="683" calcext:value-type="float">
            <text:p>683</text:p>
          </table:table-cell>
          <table:table-cell office:value-type="float" office:value="9.05" calcext:value-type="float">
            <text:p>9.05</text:p>
          </table:table-cell>
          <table:table-cell office:value-type="float" office:value="1702583228449" calcext:value-type="float">
            <text:p>1702583228449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08c8fd6e-f65b-449b-9241-fd35a3e8e5c9</text:p>
          </table:table-cell>
          <table:table-cell office:value-type="string" calcext:value-type="string">
            <text:p>NIdXb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471" calcext:value-type="float">
            <text:p>1702582471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c6bcfe8aed3047c1a88a5c7bfeaba68c</text:p>
          </table:table-cell>
          <table:table-cell office:value-type="float" office:value="43320" calcext:value-type="float">
            <text:p>4332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known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02583229365" calcext:value-type="float">
            <text:p>170258322936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9240" calcext:value-type="float">
            <text:p>4192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097.59" calcext:value-type="float">
            <text:p>13097.59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032" calcext:value-type="float">
            <text:p>1140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527.59" calcext:value-type="float">
            <text:p>13527.59</text:p>
          </table:table-cell>
          <table:table-cell office:value-type="float" office:value="430" calcext:value-type="float">
            <text:p>430</text:p>
          </table:table-cell>
          <table:table-cell office:value-type="float" office:value="10.7" calcext:value-type="float">
            <text:p>10.7</text:p>
          </table:table-cell>
          <table:table-cell office:value-type="float" office:value="1702583228935" calcext:value-type="float">
            <text:p>1702583228935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2f8881c7-2cc7-4425-b467-48aace2cd296</text:p>
          </table:table-cell>
          <table:table-cell office:value-type="string" calcext:value-type="string">
            <text:p>xGk5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37" calcext:value-type="float">
            <text:p>1702582637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c6bcfe8aed3047c1a88a5c7bfeaba68c</text:p>
          </table:table-cell>
          <table:table-cell office:value-type="float" office:value="41005" calcext:value-type="float">
            <text:p>41005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unknown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02583228866" calcext:value-type="float">
            <text:p>17025832288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9952" calcext:value-type="float">
            <text:p>41995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953.94" calcext:value-type="float">
            <text:p>12953.94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903" calcext:value-type="float">
            <text:p>1139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678.94" calcext:value-type="float">
            <text:p>13678.94</text:p>
          </table:table-cell>
          <table:table-cell office:value-type="float" office:value="725" calcext:value-type="float">
            <text:p>725</text:p>
          </table:table-cell>
          <table:table-cell office:value-type="float" office:value="5.45" calcext:value-type="float">
            <text:p>5.45</text:p>
          </table:table-cell>
          <table:table-cell office:value-type="float" office:value="1702583228141" calcext:value-type="float">
            <text:p>1702583228141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2f8881c7-2cc7-4425-b467-48aace2cd296</text:p>
          </table:table-cell>
          <table:table-cell office:value-type="string" calcext:value-type="string">
            <text:p>xGk5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37" calcext:value-type="float">
            <text:p>1702582637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fd3fd4a84ff04333930f95eba64b0f60</text:p>
          </table:table-cell>
          <table:table-cell office:value-type="float" office:value="38273" calcext:value-type="float">
            <text:p>38273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unknown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2583229382" calcext:value-type="float">
            <text:p>170258322938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6660" calcext:value-type="float">
            <text:p>4166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051.84" calcext:value-type="float">
            <text:p>13051.84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447" calcext:value-type="float">
            <text:p>1144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16.84" calcext:value-type="float">
            <text:p>13716.84</text:p>
          </table:table-cell>
          <table:table-cell office:value-type="float" office:value="665" calcext:value-type="float">
            <text:p>665</text:p>
          </table:table-cell>
          <table:table-cell office:value-type="float" office:value="10.62" calcext:value-type="float">
            <text:p>10.62</text:p>
          </table:table-cell>
          <table:table-cell office:value-type="float" office:value="1702583228717" calcext:value-type="float">
            <text:p>1702583228717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076dd71b-c504-43f8-ac24-c563c89909cd</text:p>
          </table:table-cell>
          <table:table-cell office:value-type="string" calcext:value-type="string">
            <text:p>GaK7g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94" calcext:value-type="float">
            <text:p>1702582694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86b22730545a465e84e38af33e8be2e6</text:p>
          </table:table-cell>
          <table:table-cell office:value-type="float" office:value="38706" calcext:value-type="float">
            <text:p>38706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unknown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02583229464" calcext:value-type="float">
            <text:p>17025832294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3588" calcext:value-type="float">
            <text:p>4135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160.29" calcext:value-type="float">
            <text:p>13160.29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941" calcext:value-type="float">
            <text:p>1179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66.29" calcext:value-type="float">
            <text:p>13866.29</text:p>
          </table:table-cell>
          <table:table-cell office:value-type="float" office:value="706" calcext:value-type="float">
            <text:p>706</text:p>
          </table:table-cell>
          <table:table-cell office:value-type="float" office:value="10.6" calcext:value-type="float">
            <text:p>10.6</text:p>
          </table:table-cell>
          <table:table-cell office:value-type="float" office:value="1702583228758" calcext:value-type="float">
            <text:p>1702583228758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de6ecb96-675b-4be9-9d0c-555b2943074d</text:p>
          </table:table-cell>
          <table:table-cell office:value-type="string" calcext:value-type="string">
            <text:p>ofXn3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40" calcext:value-type="float">
            <text:p>1702582640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64025b0c1b184ad2a264589b1c0ce3ed</text:p>
          </table:table-cell>
          <table:table-cell office:value-type="float" office:value="35501" calcext:value-type="float">
            <text:p>35501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unknown</text:p>
          </table:table-cell>
          <table:table-cell office:value-type="float" office:value="122" calcext:value-type="float">
            <text:p>1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02583229471" calcext:value-type="float">
            <text:p>17025832294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6056" calcext:value-type="float">
            <text:p>4260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940.61" calcext:value-type="float">
            <text:p>12940.61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88" calcext:value-type="float">
            <text:p>1122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671.61" calcext:value-type="float">
            <text:p>13671.61</text:p>
          </table:table-cell>
          <table:table-cell office:value-type="float" office:value="731" calcext:value-type="float">
            <text:p>731</text:p>
          </table:table-cell>
          <table:table-cell office:value-type="float" office:value="10.56" calcext:value-type="float">
            <text:p>10.56</text:p>
          </table:table-cell>
          <table:table-cell office:value-type="float" office:value="1702583228740" calcext:value-type="float">
            <text:p>1702583228740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3d03eff-ba17-426a-bf5c-a1dd0f8ac3ec</text:p>
          </table:table-cell>
          <table:table-cell office:value-type="string" calcext:value-type="string">
            <text:p>GgmSY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51" calcext:value-type="float">
            <text:p>1702582851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65eac04f339d4c0aaf5f4ca50e81a537</text:p>
          </table:table-cell>
          <table:table-cell office:value-type="float" office:value="38295" calcext:value-type="float">
            <text:p>38295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unknown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02583229416" calcext:value-type="float">
            <text:p>17025832294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18224" calcext:value-type="float">
            <text:p>4182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013.05" calcext:value-type="float">
            <text:p>13013.05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412" calcext:value-type="float">
            <text:p>112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00.05" calcext:value-type="float">
            <text:p>13700.05</text:p>
          </table:table-cell>
          <table:table-cell office:value-type="float" office:value="687" calcext:value-type="float">
            <text:p>687</text:p>
          </table:table-cell>
          <table:table-cell office:value-type="float" office:value="10.65" calcext:value-type="float">
            <text:p>10.65</text:p>
          </table:table-cell>
          <table:table-cell office:value-type="float" office:value="1702583228729" calcext:value-type="float">
            <text:p>1702583228729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5fcf6bbc-efd3-4b2a-af5c-acc2d13110fd</text:p>
          </table:table-cell>
          <table:table-cell office:value-type="string" calcext:value-type="string">
            <text:p>VvKb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88" calcext:value-type="float">
            <text:p>1702582688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243104ae5b5c4d79bae0677bf1c73158</text:p>
          </table:table-cell>
          <table:table-cell office:value-type="float" office:value="39742" calcext:value-type="float">
            <text:p>39742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unknown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02583229597" calcext:value-type="float">
            <text:p>170258322959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4592" calcext:value-type="float">
            <text:p>42459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883.15" calcext:value-type="float">
            <text:p>12883.15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729" calcext:value-type="float">
            <text:p>1117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55.15" calcext:value-type="float">
            <text:p>13755.15</text:p>
          </table:table-cell>
          <table:table-cell office:value-type="float" office:value="872" calcext:value-type="float">
            <text:p>872</text:p>
          </table:table-cell>
          <table:table-cell office:value-type="float" office:value="10.35" calcext:value-type="float">
            <text:p>10.35</text:p>
          </table:table-cell>
          <table:table-cell office:value-type="float" office:value="1702583228725" calcext:value-type="float">
            <text:p>1702583228725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1ecc4ff3-dc45-4938-b134-e731ab97dc2b</text:p>
          </table:table-cell>
          <table:table-cell office:value-type="string" calcext:value-type="string">
            <text:p>jVciF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593" calcext:value-type="float">
            <text:p>1702582593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81042aeec7d147fe8f4e9ef1272c37ae</text:p>
          </table:table-cell>
          <table:table-cell office:value-type="float" office:value="43652" calcext:value-type="float">
            <text:p>43652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nknown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02583229640" calcext:value-type="float">
            <text:p>17025832296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2972" calcext:value-type="float">
            <text:p>42297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593.1" calcext:value-type="float">
            <text:p>13593.1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14" calcext:value-type="float">
            <text:p>113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089.1" calcext:value-type="float">
            <text:p>14089.1</text:p>
          </table:table-cell>
          <table:table-cell office:value-type="float" office:value="496" calcext:value-type="float">
            <text:p>496</text:p>
          </table:table-cell>
          <table:table-cell office:value-type="float" office:value="9.6" calcext:value-type="float">
            <text:p>9.6</text:p>
          </table:table-cell>
          <table:table-cell office:value-type="float" office:value="1702583229144" calcext:value-type="float">
            <text:p>1702583229144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08c8fd6e-f65b-449b-9241-fd35a3e8e5c9</text:p>
          </table:table-cell>
          <table:table-cell office:value-type="string" calcext:value-type="string">
            <text:p>NIdXb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471" calcext:value-type="float">
            <text:p>1702582471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e0170a995f8541a58d72b9cc2953d250</text:p>
          </table:table-cell>
          <table:table-cell office:value-type="float" office:value="47001" calcext:value-type="float">
            <text:p>4700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known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02583229734" calcext:value-type="float">
            <text:p>17025832297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8400" calcext:value-type="float">
            <text:p>408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544.18" calcext:value-type="float">
            <text:p>13544.18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68" calcext:value-type="float">
            <text:p>1142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86.18" calcext:value-type="float">
            <text:p>13986.18</text:p>
          </table:table-cell>
          <table:table-cell office:value-type="float" office:value="442" calcext:value-type="float">
            <text:p>442</text:p>
          </table:table-cell>
          <table:table-cell office:value-type="float" office:value="9.99" calcext:value-type="float">
            <text:p>9.99</text:p>
          </table:table-cell>
          <table:table-cell office:value-type="float" office:value="1702583229292" calcext:value-type="float">
            <text:p>1702583229292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22ec6e41-2b2e-4639-949b-a70fa4b6268a</text:p>
          </table:table-cell>
          <table:table-cell office:value-type="string" calcext:value-type="string">
            <text:p>bCQW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288" calcext:value-type="float">
            <text:p>1702582288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4cfbec6dbf254bf991aef8be014d75ac</text:p>
          </table:table-cell>
          <table:table-cell office:value-type="float" office:value="36167" calcext:value-type="float">
            <text:p>36167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unknown</text:p>
          </table:table-cell>
          <table:table-cell office:value-type="float" office:value="116" calcext:value-type="float">
            <text:p>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02583229716" calcext:value-type="float">
            <text:p>17025832297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9912" calcext:value-type="float">
            <text:p>41991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27.14" calcext:value-type="float">
            <text:p>13427.14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984" calcext:value-type="float">
            <text:p>1109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118.14" calcext:value-type="float">
            <text:p>14118.14</text:p>
          </table:table-cell>
          <table:table-cell office:value-type="float" office:value="691" calcext:value-type="float">
            <text:p>691</text:p>
          </table:table-cell>
          <table:table-cell office:value-type="float" office:value="10.19" calcext:value-type="float">
            <text:p>10.19</text:p>
          </table:table-cell>
          <table:table-cell office:value-type="float" office:value="1702583229025" calcext:value-type="float">
            <text:p>1702583229025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a29ec960-d6dd-44f4-a054-2029d578f3a0</text:p>
          </table:table-cell>
          <table:table-cell office:value-type="string" calcext:value-type="string">
            <text:p>pkr2H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15" calcext:value-type="float">
            <text:p>1702582815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585eddedd68b494e95e6c97b586db072</text:p>
          </table:table-cell>
          <table:table-cell office:value-type="float" office:value="31720" calcext:value-type="float">
            <text:p>31720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unknown</text:p>
          </table:table-cell>
          <table:table-cell office:value-type="float" office:value="117" calcext:value-type="float">
            <text:p>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2583229510" calcext:value-type="float">
            <text:p>17025832295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3220" calcext:value-type="float">
            <text:p>4232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508.34" calcext:value-type="float">
            <text:p>13508.34</text:p>
          </table:table-cell>
          <table:table-cell office:value-type="float" office:value="1079" calcext:value-type="float">
            <text:p>1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59" calcext:value-type="float">
            <text:p>1142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12.34" calcext:value-type="float">
            <text:p>14212.34</text:p>
          </table:table-cell>
          <table:table-cell office:value-type="float" office:value="704" calcext:value-type="float">
            <text:p>704</text:p>
          </table:table-cell>
          <table:table-cell office:value-type="float" office:value="10.42" calcext:value-type="float">
            <text:p>10.42</text:p>
          </table:table-cell>
          <table:table-cell office:value-type="float" office:value="1702583228806" calcext:value-type="float">
            <text:p>1702583228806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6075f65d-35f7-4ee1-b946-8a197e5d51b5</text:p>
          </table:table-cell>
          <table:table-cell office:value-type="string" calcext:value-type="string">
            <text:p>hDYVi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102" calcext:value-type="float">
            <text:p>1702583102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64025b0c1b184ad2a264589b1c0ce3ed</text:p>
          </table:table-cell>
          <table:table-cell office:value-type="float" office:value="37913" calcext:value-type="float">
            <text:p>37913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unknown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02583229966" calcext:value-type="float">
            <text:p>170258322996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24948" calcext:value-type="float">
            <text:p>42494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738.04" calcext:value-type="float">
            <text:p>13738.04</text:p>
          </table:table-cell>
          <table:table-cell office:value-type="float" office:value="1071" calcext:value-type="float">
            <text:p>1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73" calcext:value-type="float">
            <text:p>1125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14.04" calcext:value-type="float">
            <text:p>14214.04</text:p>
          </table:table-cell>
          <table:table-cell office:value-type="float" office:value="476" calcext:value-type="float">
            <text:p>476</text:p>
          </table:table-cell>
          <table:table-cell office:value-type="float" office:value="11.84" calcext:value-type="float">
            <text:p>11.84</text:p>
          </table:table-cell>
          <table:table-cell office:value-type="float" office:value="1702583229490" calcext:value-type="float">
            <text:p>1702583229490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13d03eff-ba17-426a-bf5c-a1dd0f8ac3ec</text:p>
          </table:table-cell>
          <table:table-cell office:value-type="string" calcext:value-type="string">
            <text:p>GgmSY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51" calcext:value-type="float">
            <text:p>1702582851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585eddedd68b494e95e6c97b586db072</text:p>
          </table:table-cell>
          <table:table-cell office:value-type="float" office:value="34016" calcext:value-type="float">
            <text:p>3401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02583230016" calcext:value-type="float">
            <text:p>17025832300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2156" calcext:value-type="float">
            <text:p>4221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54.79" calcext:value-type="float">
            <text:p>13454.79</text:p>
          </table:table-cell>
          <table:table-cell office:value-type="float" office:value="1081" calcext:value-type="float">
            <text:p>1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535" calcext:value-type="float">
            <text:p>1145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43.79" calcext:value-type="float">
            <text:p>13943.79</text:p>
          </table:table-cell>
          <table:table-cell office:value-type="float" office:value="489" calcext:value-type="float">
            <text:p>489</text:p>
          </table:table-cell>
          <table:table-cell office:value-type="float" office:value="12.2" calcext:value-type="float">
            <text:p>12.2</text:p>
          </table:table-cell>
          <table:table-cell office:value-type="float" office:value="1702583229527" calcext:value-type="float">
            <text:p>1702583229527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6075f65d-35f7-4ee1-b946-8a197e5d51b5</text:p>
          </table:table-cell>
          <table:table-cell office:value-type="string" calcext:value-type="string">
            <text:p>hDYVi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102" calcext:value-type="float">
            <text:p>1702583102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65eac04f339d4c0aaf5f4ca50e81a537</text:p>
          </table:table-cell>
          <table:table-cell office:value-type="float" office:value="40600" calcext:value-type="float">
            <text:p>4060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nknown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02583229917" calcext:value-type="float">
            <text:p>17025832299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7100" calcext:value-type="float">
            <text:p>417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676.35" calcext:value-type="float">
            <text:p>13676.35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28" calcext:value-type="float">
            <text:p>1125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165.35" calcext:value-type="float">
            <text:p>14165.35</text:p>
          </table:table-cell>
          <table:table-cell office:value-type="float" office:value="489" calcext:value-type="float">
            <text:p>489</text:p>
          </table:table-cell>
          <table:table-cell office:value-type="float" office:value="11.25" calcext:value-type="float">
            <text:p>11.25</text:p>
          </table:table-cell>
          <table:table-cell office:value-type="float" office:value="1702583229428" calcext:value-type="float">
            <text:p>1702583229428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5fcf6bbc-efd3-4b2a-af5c-acc2d13110fd</text:p>
          </table:table-cell>
          <table:table-cell office:value-type="string" calcext:value-type="string">
            <text:p>VvKb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88" calcext:value-type="float">
            <text:p>1702582688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86b22730545a465e84e38af33e8be2e6</text:p>
          </table:table-cell>
          <table:table-cell office:value-type="float" office:value="41065" calcext:value-type="float">
            <text:p>4106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unknown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02583229942" calcext:value-type="float">
            <text:p>17025832299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0584" calcext:value-type="float">
            <text:p>41058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33.16" calcext:value-type="float">
            <text:p>13933.16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205" calcext:value-type="float">
            <text:p>1182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96.16" calcext:value-type="float">
            <text:p>14396.16</text:p>
          </table:table-cell>
          <table:table-cell office:value-type="float" office:value="463" calcext:value-type="float">
            <text:p>463</text:p>
          </table:table-cell>
          <table:table-cell office:value-type="float" office:value="11.66" calcext:value-type="float">
            <text:p>11.66</text:p>
          </table:table-cell>
          <table:table-cell office:value-type="float" office:value="1702583229479" calcext:value-type="float">
            <text:p>1702583229479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e6ecb96-675b-4be9-9d0c-555b2943074d</text:p>
          </table:table-cell>
          <table:table-cell office:value-type="string" calcext:value-type="string">
            <text:p>ofXn3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40" calcext:value-type="float">
            <text:p>1702582640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fd3fd4a84ff04333930f95eba64b0f60</text:p>
          </table:table-cell>
          <table:table-cell office:value-type="float" office:value="40510" calcext:value-type="float">
            <text:p>4051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unknown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02583230085" calcext:value-type="float">
            <text:p>170258323008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15700" calcext:value-type="float">
            <text:p>4157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294.03" calcext:value-type="float">
            <text:p>13294.03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586" calcext:value-type="float">
            <text:p>1145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79.03" calcext:value-type="float">
            <text:p>13779.03</text:p>
          </table:table-cell>
          <table:table-cell office:value-type="float" office:value="485" calcext:value-type="float">
            <text:p>485</text:p>
          </table:table-cell>
          <table:table-cell office:value-type="float" office:value="12.82" calcext:value-type="float">
            <text:p>12.82</text:p>
          </table:table-cell>
          <table:table-cell office:value-type="float" office:value="1702583229600" calcext:value-type="float">
            <text:p>1702583229600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76dd71b-c504-43f8-ac24-c563c89909cd</text:p>
          </table:table-cell>
          <table:table-cell office:value-type="string" calcext:value-type="string">
            <text:p>GaK7g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94" calcext:value-type="float">
            <text:p>1702582694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243104ae5b5c4d79bae0677bf1c73158</text:p>
          </table:table-cell>
          <table:table-cell office:value-type="float" office:value="42148" calcext:value-type="float">
            <text:p>42148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unknown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02583230086" calcext:value-type="float">
            <text:p>170258323008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1188" calcext:value-type="float">
            <text:p>4211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24.79" calcext:value-type="float">
            <text:p>13924.79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88" calcext:value-type="float">
            <text:p>1118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78.79" calcext:value-type="float">
            <text:p>14378.79</text:p>
          </table:table-cell>
          <table:table-cell office:value-type="float" office:value="454" calcext:value-type="float">
            <text:p>454</text:p>
          </table:table-cell>
          <table:table-cell office:value-type="float" office:value="13.02" calcext:value-type="float">
            <text:p>13.02</text:p>
          </table:table-cell>
          <table:table-cell office:value-type="float" office:value="1702583229632" calcext:value-type="float">
            <text:p>1702583229632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ecc4ff3-dc45-4938-b134-e731ab97dc2b</text:p>
          </table:table-cell>
          <table:table-cell office:value-type="string" calcext:value-type="string">
            <text:p>jVciF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593" calcext:value-type="float">
            <text:p>1702582593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4cfbec6dbf254bf991aef8be014d75ac</text:p>
          </table:table-cell>
          <table:table-cell office:value-type="float" office:value="38534" calcext:value-type="float">
            <text:p>3853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nknow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02583230258" calcext:value-type="float">
            <text:p>17025832302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6560" calcext:value-type="float">
            <text:p>4165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87.03" calcext:value-type="float">
            <text:p>13987.03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66" calcext:value-type="float">
            <text:p>111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460.03" calcext:value-type="float">
            <text:p>14460.03</text:p>
          </table:table-cell>
          <table:table-cell office:value-type="float" office:value="473" calcext:value-type="float">
            <text:p>473</text:p>
          </table:table-cell>
          <table:table-cell office:value-type="float" office:value="15.06" calcext:value-type="float">
            <text:p>15.06</text:p>
          </table:table-cell>
          <table:table-cell office:value-type="float" office:value="1702583229785" calcext:value-type="float">
            <text:p>1702583229785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29ec960-d6dd-44f4-a054-2029d578f3a0</text:p>
          </table:table-cell>
          <table:table-cell office:value-type="string" calcext:value-type="string">
            <text:p>pkr2H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15" calcext:value-type="float">
            <text:p>1702582815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81042aeec7d147fe8f4e9ef1272c37ae</text:p>
          </table:table-cell>
          <table:table-cell office:value-type="float" office:value="45816" calcext:value-type="float">
            <text:p>45816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unknown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02583230253" calcext:value-type="float">
            <text:p>17025832302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1848" calcext:value-type="float">
            <text:p>42184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4147.35" calcext:value-type="float">
            <text:p>14147.35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431" calcext:value-type="float">
            <text:p>1134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736.35" calcext:value-type="float">
            <text:p>14736.35</text:p>
          </table:table-cell>
          <table:table-cell office:value-type="float" office:value="589" calcext:value-type="float">
            <text:p>589</text:p>
          </table:table-cell>
          <table:table-cell office:value-type="float" office:value="14.22" calcext:value-type="float">
            <text:p>14.22</text:p>
          </table:table-cell>
          <table:table-cell office:value-type="float" office:value="1702583229664" calcext:value-type="float">
            <text:p>1702583229664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8c8fd6e-f65b-449b-9241-fd35a3e8e5c9</text:p>
          </table:table-cell>
          <table:table-cell office:value-type="string" calcext:value-type="string">
            <text:p>NIdXb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471" calcext:value-type="float">
            <text:p>1702582471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c6bcfe8aed3047c1a88a5c7bfeaba68c</text:p>
          </table:table-cell>
          <table:table-cell office:value-type="float" office:value="45500" calcext:value-type="float">
            <text:p>45500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unknown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358" calcext:value-type="float">
            <text:p>17025832303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8340" calcext:value-type="float">
            <text:p>4183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02.82" calcext:value-type="float">
            <text:p>13302.82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153" calcext:value-type="float">
            <text:p>1141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29.82" calcext:value-type="float">
            <text:p>13929.82</text:p>
          </table:table-cell>
          <table:table-cell office:value-type="float" office:value="627" calcext:value-type="float">
            <text:p>627</text:p>
          </table:table-cell>
          <table:table-cell office:value-type="float" office:value="15.02" calcext:value-type="float">
            <text:p>15.02</text:p>
          </table:table-cell>
          <table:table-cell office:value-type="float" office:value="1702583229731" calcext:value-type="float">
            <text:p>1702583229731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2f8881c7-2cc7-4425-b467-48aace2cd296</text:p>
          </table:table-cell>
          <table:table-cell office:value-type="string" calcext:value-type="string">
            <text:p>xGk5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37" calcext:value-type="float">
            <text:p>1702582637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e0170a995f8541a58d72b9cc2953d250</text:p>
          </table:table-cell>
          <table:table-cell office:value-type="float" office:value="49181" calcext:value-type="float">
            <text:p>49181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unknown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357" calcext:value-type="float">
            <text:p>17025832303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7360" calcext:value-type="float">
            <text:p>4073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744.65" calcext:value-type="float">
            <text:p>13744.65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381" calcext:value-type="float">
            <text:p>1143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42.65" calcext:value-type="float">
            <text:p>14342.65</text:p>
          </table:table-cell>
          <table:table-cell office:value-type="float" office:value="598" calcext:value-type="float">
            <text:p>598</text:p>
          </table:table-cell>
          <table:table-cell office:value-type="float" office:value="15.21" calcext:value-type="float">
            <text:p>15.21</text:p>
          </table:table-cell>
          <table:table-cell office:value-type="float" office:value="1702583229759" calcext:value-type="float">
            <text:p>1702583229759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22ec6e41-2b2e-4639-949b-a70fa4b6268a</text:p>
          </table:table-cell>
          <table:table-cell office:value-type="string" calcext:value-type="string">
            <text:p>bCQW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288" calcext:value-type="float">
            <text:p>1702582288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64025b0c1b184ad2a264589b1c0ce3ed</text:p>
          </table:table-cell>
          <table:table-cell office:value-type="float" office:value="40141" calcext:value-type="float">
            <text:p>40141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unknown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02583230596" calcext:value-type="float">
            <text:p>17025832305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3800" calcext:value-type="float">
            <text:p>423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777.54" calcext:value-type="float">
            <text:p>13777.54</text:p>
          </table:table-cell>
          <table:table-cell office:value-type="float" office:value="1071" calcext:value-type="float">
            <text:p>1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93" calcext:value-type="float">
            <text:p>1126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69.54" calcext:value-type="float">
            <text:p>14369.54</text:p>
          </table:table-cell>
          <table:table-cell office:value-type="float" office:value="592" calcext:value-type="float">
            <text:p>592</text:p>
          </table:table-cell>
          <table:table-cell office:value-type="float" office:value="15.03" calcext:value-type="float">
            <text:p>15.03</text:p>
          </table:table-cell>
          <table:table-cell office:value-type="float" office:value="1702583230004" calcext:value-type="float">
            <text:p>1702583230004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13d03eff-ba17-426a-bf5c-a1dd0f8ac3ec</text:p>
          </table:table-cell>
          <table:table-cell office:value-type="string" calcext:value-type="string">
            <text:p>GgmSY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51" calcext:value-type="float">
            <text:p>1702582851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65eac04f339d4c0aaf5f4ca50e81a537</text:p>
          </table:table-cell>
          <table:table-cell office:value-type="float" office:value="42789" calcext:value-type="float">
            <text:p>42789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unknown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02583230732" calcext:value-type="float">
            <text:p>17025832307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6028" calcext:value-type="float">
            <text:p>41602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516.28" calcext:value-type="float">
            <text:p>13516.28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49" calcext:value-type="float">
            <text:p>1126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160.28" calcext:value-type="float">
            <text:p>14160.28</text:p>
          </table:table-cell>
          <table:table-cell office:value-type="float" office:value="644" calcext:value-type="float">
            <text:p>644</text:p>
          </table:table-cell>
          <table:table-cell office:value-type="float" office:value="13.51" calcext:value-type="float">
            <text:p>13.51</text:p>
          </table:table-cell>
          <table:table-cell office:value-type="float" office:value="1702583230088" calcext:value-type="float">
            <text:p>1702583230088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5fcf6bbc-efd3-4b2a-af5c-acc2d13110fd</text:p>
          </table:table-cell>
          <table:table-cell office:value-type="string" calcext:value-type="string">
            <text:p>VvKb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88" calcext:value-type="float">
            <text:p>1702582688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243104ae5b5c4d79bae0677bf1c73158</text:p>
          </table:table-cell>
          <table:table-cell office:value-type="float" office:value="44370" calcext:value-type="float">
            <text:p>44370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unknown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02583230753" calcext:value-type="float">
            <text:p>17025832307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0132" calcext:value-type="float">
            <text:p>42013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73.26" calcext:value-type="float">
            <text:p>13973.26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13" calcext:value-type="float">
            <text:p>11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611.26" calcext:value-type="float">
            <text:p>14611.26</text:p>
          </table:table-cell>
          <table:table-cell office:value-type="float" office:value="638" calcext:value-type="float">
            <text:p>638</text:p>
          </table:table-cell>
          <table:table-cell office:value-type="float" office:value="13.18" calcext:value-type="float">
            <text:p>13.18</text:p>
          </table:table-cell>
          <table:table-cell office:value-type="float" office:value="1702583230115" calcext:value-type="float">
            <text:p>1702583230115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ecc4ff3-dc45-4938-b134-e731ab97dc2b</text:p>
          </table:table-cell>
          <table:table-cell office:value-type="string" calcext:value-type="string">
            <text:p>jVciF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593" calcext:value-type="float">
            <text:p>1702582593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86b22730545a465e84e38af33e8be2e6</text:p>
          </table:table-cell>
          <table:table-cell office:value-type="float" office:value="43222" calcext:value-type="float">
            <text:p>43222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unknown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02583230566" calcext:value-type="float">
            <text:p>170258323056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9356" calcext:value-type="float">
            <text:p>4093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680.7" calcext:value-type="float">
            <text:p>13680.7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318" calcext:value-type="float">
            <text:p>1183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93.7" calcext:value-type="float">
            <text:p>14293.7</text:p>
          </table:table-cell>
          <table:table-cell office:value-type="float" office:value="613" calcext:value-type="float">
            <text:p>613</text:p>
          </table:table-cell>
          <table:table-cell office:value-type="float" office:value="15.13" calcext:value-type="float">
            <text:p>15.13</text:p>
          </table:table-cell>
          <table:table-cell office:value-type="float" office:value="1702583229953" calcext:value-type="float">
            <text:p>1702583229953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de6ecb96-675b-4be9-9d0c-555b2943074d</text:p>
          </table:table-cell>
          <table:table-cell office:value-type="string" calcext:value-type="string">
            <text:p>ofXn3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40" calcext:value-type="float">
            <text:p>1702582640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fd3fd4a84ff04333930f95eba64b0f60</text:p>
          </table:table-cell>
          <table:table-cell office:value-type="float" office:value="42718" calcext:value-type="float">
            <text:p>42718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unknown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731" calcext:value-type="float">
            <text:p>17025832307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4660" calcext:value-type="float">
            <text:p>4146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93.36" calcext:value-type="float">
            <text:p>13393.36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12" calcext:value-type="float">
            <text:p>1147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72.36" calcext:value-type="float">
            <text:p>13972.36</text:p>
          </table:table-cell>
          <table:table-cell office:value-type="float" office:value="579" calcext:value-type="float">
            <text:p>579</text:p>
          </table:table-cell>
          <table:table-cell office:value-type="float" office:value="13.35" calcext:value-type="float">
            <text:p>13.35</text:p>
          </table:table-cell>
          <table:table-cell office:value-type="float" office:value="1702583230152" calcext:value-type="float">
            <text:p>1702583230152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76dd71b-c504-43f8-ac24-c563c89909cd</text:p>
          </table:table-cell>
          <table:table-cell office:value-type="string" calcext:value-type="string">
            <text:p>GaK7g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694" calcext:value-type="float">
            <text:p>1702582694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585eddedd68b494e95e6c97b586db072</text:p>
          </table:table-cell>
          <table:table-cell office:value-type="float" office:value="36172" calcext:value-type="float">
            <text:p>36172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unknown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02583230632" calcext:value-type="float">
            <text:p>17025832306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0968" calcext:value-type="float">
            <text:p>42096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64.79" calcext:value-type="float">
            <text:p>13464.79</text:p>
          </table:table-cell>
          <table:table-cell office:value-type="float" office:value="1081" calcext:value-type="float">
            <text:p>1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649" calcext:value-type="float">
            <text:p>1146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070.79" calcext:value-type="float">
            <text:p>14070.79</text:p>
          </table:table-cell>
          <table:table-cell office:value-type="float" office:value="606" calcext:value-type="float">
            <text:p>606</text:p>
          </table:table-cell>
          <table:table-cell office:value-type="float" office:value="14.67" calcext:value-type="float">
            <text:p>14.67</text:p>
          </table:table-cell>
          <table:table-cell office:value-type="float" office:value="1702583230026" calcext:value-type="float">
            <text:p>1702583230026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6075f65d-35f7-4ee1-b946-8a197e5d51b5</text:p>
          </table:table-cell>
          <table:table-cell office:value-type="string" calcext:value-type="string">
            <text:p>hDYVi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102" calcext:value-type="float">
            <text:p>1702583102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4cfbec6dbf254bf991aef8be014d75ac</text:p>
          </table:table-cell>
          <table:table-cell office:value-type="float" office:value="40691" calcext:value-type="float">
            <text:p>40691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unknown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02583230821" calcext:value-type="float">
            <text:p>17025832308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5504" calcext:value-type="float">
            <text:p>41550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18.3" calcext:value-type="float">
            <text:p>13318.3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81" calcext:value-type="float">
            <text:p>1113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58.3" calcext:value-type="float">
            <text:p>13858.3</text:p>
          </table:table-cell>
          <table:table-cell office:value-type="float" office:value="540" calcext:value-type="float">
            <text:p>540</text:p>
          </table:table-cell>
          <table:table-cell office:value-type="float" office:value="10.81" calcext:value-type="float">
            <text:p>10.81</text:p>
          </table:table-cell>
          <table:table-cell office:value-type="float" office:value="1702583230281" calcext:value-type="float">
            <text:p>1702583230281</text:p>
          </table:table-cell>
          <table:table-cell office:value-type="float" office:value="3" calcext:value-type="float">
            <text:p>3</text:p>
          </table:table-cell>
          <table:table-cell office:value-type="float" office:value="667540" calcext:value-type="float">
            <text:p>66754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a29ec960-d6dd-44f4-a054-2029d578f3a0</text:p>
          </table:table-cell>
          <table:table-cell office:value-type="string" calcext:value-type="string">
            <text:p>pkr2H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815" calcext:value-type="float">
            <text:p>1702582815</text:p>
          </table:table-cell>
          <table:table-cell office:value-type="string" calcext:value-type="string">
            <text:p>unknown - Model unknown - 3</text:p>
          </table:table-cell>
          <table:table-cell table:number-columns-repeated="9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Category zTenancy[vmID] with unknown - Model unknown - 4: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ntainerID</text:p>
          </table:table-cell>
          <table:table-cell office:value-type="string" calcext:value-type="string">
            <text:p>contextSwitches</text:p>
          </table:table-cell>
          <table:table-cell office:value-type="string" calcext:value-type="string">
            <text:p>contextSwitchesDelta</text:p>
          </table:table-cell>
          <table:table-cell office:value-type="string" calcext:value-type="string">
            <text:p>cpuCores</text:p>
          </table:table-cell>
          <table:table-cell office:value-type="string" calcext:value-type="string">
            <text:p>cpuIdleDelta</text:p>
          </table:table-cell>
          <table:table-cell office:value-type="string" calcext:value-type="string">
            <text:p>cpuIowaitDelta</text:p>
          </table:table-cell>
          <table:table-cell office:value-type="string" calcext:value-type="string">
            <text:p>cpuIrqDelta</text:p>
          </table:table-cell>
          <table:table-cell office:value-type="string" calcext:value-type="string">
            <text:p>cpuKrnDelta</text:p>
          </table:table-cell>
          <table:table-cell office:value-type="string" calcext:value-type="string">
            <text:p>cpuNiceDelta</text:p>
          </table:table-cell>
          <table:table-cell office:value-type="string" calcext:value-type="string">
            <text:p>cpuSoftIrqDelta</text:p>
          </table:table-cell>
          <table:table-cell office:value-type="string" calcext:value-type="string">
            <text:p>cpuUsrDelta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frameworkRuntime</text:p>
          </table:table-cell>
          <table:table-cell office:value-type="string" calcext:value-type="string">
            <text:p>frameworkRuntimeDeltas</text:p>
          </table:table-cell>
          <table:table-cell office:value-type="string" calcext:value-type="string">
            <text:p>freeMemory</text:p>
          </table:table-cell>
          <table:table-cell office:value-type="string" calcext:value-type="string">
            <text:p>functionMemory</text:p>
          </table:table-cell>
          <table:table-cell office:value-type="string" calcext:value-type="string">
            <text:p>functionName</text:p>
          </table:table-cell>
          <table:table-cell office:value-type="string" calcext:value-type="string">
            <text:p>functionRegion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majorPageFaults</text:p>
          </table:table-cell>
          <table:table-cell office:value-type="string" calcext:value-type="string">
            <text:p>majorPageFaultsDelta</text:p>
          </table:table-cell>
          <table:table-cell office:value-type="string" calcext:value-type="string">
            <text:p>newcontainer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pageFaultsDelta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oundTripTime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runtimeOverlap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tenants[vmID]</text:p>
          </table:table-cell>
          <table:table-cell office:value-type="string" calcext:value-type="string">
            <text:p>totalMemory</text:p>
          </table:table-cell>
          <table:table-cell office:value-type="string" calcext:value-type="string">
            <text:p>userRuntime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vmID</text:p>
          </table:table-cell>
          <table:table-cell office:value-type="string" calcext:value-type="string">
            <text:p>vmcpusteal</text:p>
          </table:table-cell>
          <table:table-cell office:value-type="string" calcext:value-type="string">
            <text:p>vmcpustealDelta</text:p>
          </table:table-cell>
          <table:table-cell office:value-type="string" calcext:value-type="string">
            <text:p>vmuptime</text:p>
          </table:table-cell>
          <table:table-cell office:value-type="string" calcext:value-type="string">
            <text:p>zTenancy[vmID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f07ba8acee8d4137a4b22611642d48d1</text:p>
          </table:table-cell>
          <table:table-cell office:value-type="float" office:value="42060" calcext:value-type="float">
            <text:p>42060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unknown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02583228632" calcext:value-type="float">
            <text:p>17025832286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34400" calcext:value-type="float">
            <text:p>434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600.39" calcext:value-type="float">
            <text:p>12600.39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367" calcext:value-type="float">
            <text:p>1233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351.39" calcext:value-type="float">
            <text:p>13351.39</text:p>
          </table:table-cell>
          <table:table-cell office:value-type="float" office:value="751" calcext:value-type="float">
            <text:p>751</text:p>
          </table:table-cell>
          <table:table-cell office:value-type="float" office:value="2.64" calcext:value-type="float">
            <text:p>2.64</text:p>
          </table:table-cell>
          <table:table-cell office:value-type="float" office:value="1702583227881" calcext:value-type="float">
            <text:p>1702583227881</text:p>
          </table:table-cell>
          <table:table-cell office:value-type="float" office:value="4" calcext:value-type="float">
            <text:p>4</text:p>
          </table:table-cell>
          <table:table-cell office:value-type="float" office:value="673180" calcext:value-type="float">
            <text:p>67318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39604db4-a5a4-4d2c-b185-23dab1161734</text:p>
          </table:table-cell>
          <table:table-cell office:value-type="string" calcext:value-type="string">
            <text:p>nhvv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5" calcext:value-type="float">
            <text:p>1702582145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dc5dd658142b429a8cc15aca4158ca9b</text:p>
          </table:table-cell>
          <table:table-cell office:value-type="float" office:value="32885" calcext:value-type="float">
            <text:p>32885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unknown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02583228838" calcext:value-type="float">
            <text:p>17025832288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5620" calcext:value-type="float">
            <text:p>4156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979.41" calcext:value-type="float">
            <text:p>12979.41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655" calcext:value-type="float">
            <text:p>1196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740.41" calcext:value-type="float">
            <text:p>13740.41</text:p>
          </table:table-cell>
          <table:table-cell office:value-type="float" office:value="761" calcext:value-type="float">
            <text:p>761</text:p>
          </table:table-cell>
          <table:table-cell office:value-type="float" office:value="4.87" calcext:value-type="float">
            <text:p>4.87</text:p>
          </table:table-cell>
          <table:table-cell office:value-type="float" office:value="1702583228077" calcext:value-type="float">
            <text:p>1702583228077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655cbd16-88c1-4448-acfa-1c6837c72fab</text:p>
          </table:table-cell>
          <table:table-cell office:value-type="string" calcext:value-type="string">
            <text:p>uvl1k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21" calcext:value-type="float">
            <text:p>1702583021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96332c5f112e4324b526d7055ea40b0d</text:p>
          </table:table-cell>
          <table:table-cell office:value-type="float" office:value="32556" calcext:value-type="float">
            <text:p>32556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unknown</text:p>
          </table:table-cell>
          <table:table-cell office:value-type="float" office:value="129" calcext:value-type="float">
            <text:p>1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02583229125" calcext:value-type="float">
            <text:p>17025832291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4776" calcext:value-type="float">
            <text:p>42477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2920.91" calcext:value-type="float">
            <text:p>12920.91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984" calcext:value-type="float">
            <text:p>1149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683.91" calcext:value-type="float">
            <text:p>13683.91</text:p>
          </table:table-cell>
          <table:table-cell office:value-type="float" office:value="763" calcext:value-type="float">
            <text:p>763</text:p>
          </table:table-cell>
          <table:table-cell office:value-type="float" office:value="8.5" calcext:value-type="float">
            <text:p>8.5</text:p>
          </table:table-cell>
          <table:table-cell office:value-type="float" office:value="1702583228362" calcext:value-type="float">
            <text:p>1702583228362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41cc2e91-52e8-445f-b3e5-a10dad5bd45d</text:p>
          </table:table-cell>
          <table:table-cell office:value-type="string" calcext:value-type="string">
            <text:p>DSjG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7" calcext:value-type="float">
            <text:p>1702583047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f07ba8acee8d4137a4b22611642d48d1</text:p>
          </table:table-cell>
          <table:table-cell office:value-type="float" office:value="44352" calcext:value-type="float">
            <text:p>44352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unknown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02583229140" calcext:value-type="float">
            <text:p>17025832291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2924" calcext:value-type="float">
            <text:p>4329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112.3" calcext:value-type="float">
            <text:p>13112.3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499" calcext:value-type="float">
            <text:p>1234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552.3" calcext:value-type="float">
            <text:p>13552.3</text:p>
          </table:table-cell>
          <table:table-cell office:value-type="float" office:value="440" calcext:value-type="float">
            <text:p>440</text:p>
          </table:table-cell>
          <table:table-cell office:value-type="float" office:value="10.96" calcext:value-type="float">
            <text:p>10.96</text:p>
          </table:table-cell>
          <table:table-cell office:value-type="float" office:value="1702583228700" calcext:value-type="float">
            <text:p>1702583228700</text:p>
          </table:table-cell>
          <table:table-cell office:value-type="float" office:value="4" calcext:value-type="float">
            <text:p>4</text:p>
          </table:table-cell>
          <table:table-cell office:value-type="float" office:value="673180" calcext:value-type="float">
            <text:p>67318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39604db4-a5a4-4d2c-b185-23dab1161734</text:p>
          </table:table-cell>
          <table:table-cell office:value-type="string" calcext:value-type="string">
            <text:p>nhvv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5" calcext:value-type="float">
            <text:p>1702582145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dc5dd658142b429a8cc15aca4158ca9b</text:p>
          </table:table-cell>
          <table:table-cell office:value-type="float" office:value="35137" calcext:value-type="float">
            <text:p>35137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unknown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02583229445" calcext:value-type="float">
            <text:p>17025832294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4792" calcext:value-type="float">
            <text:p>41479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484.19" calcext:value-type="float">
            <text:p>13484.19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78" calcext:value-type="float">
            <text:p>1197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28.19" calcext:value-type="float">
            <text:p>13928.19</text:p>
          </table:table-cell>
          <table:table-cell office:value-type="float" office:value="444" calcext:value-type="float">
            <text:p>444</text:p>
          </table:table-cell>
          <table:table-cell office:value-type="float" office:value="10.54" calcext:value-type="float">
            <text:p>10.54</text:p>
          </table:table-cell>
          <table:table-cell office:value-type="float" office:value="1702583229001" calcext:value-type="float">
            <text:p>1702583229001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655cbd16-88c1-4448-acfa-1c6837c72fab</text:p>
          </table:table-cell>
          <table:table-cell office:value-type="string" calcext:value-type="string">
            <text:p>uvl1k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21" calcext:value-type="float">
            <text:p>1702583021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96332c5f112e4324b526d7055ea40b0d</text:p>
          </table:table-cell>
          <table:table-cell office:value-type="float" office:value="34899" calcext:value-type="float">
            <text:p>34899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unknown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02583229812" calcext:value-type="float">
            <text:p>17025832298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3580" calcext:value-type="float">
            <text:p>4235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65.51" calcext:value-type="float">
            <text:p>13365.51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107" calcext:value-type="float">
            <text:p>115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29.51" calcext:value-type="float">
            <text:p>13829.51</text:p>
          </table:table-cell>
          <table:table-cell office:value-type="float" office:value="464" calcext:value-type="float">
            <text:p>464</text:p>
          </table:table-cell>
          <table:table-cell office:value-type="float" office:value="10.35" calcext:value-type="float">
            <text:p>10.35</text:p>
          </table:table-cell>
          <table:table-cell office:value-type="float" office:value="1702583229348" calcext:value-type="float">
            <text:p>1702583229348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41cc2e91-52e8-445f-b3e5-a10dad5bd45d</text:p>
          </table:table-cell>
          <table:table-cell office:value-type="string" calcext:value-type="string">
            <text:p>DSjG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7" calcext:value-type="float">
            <text:p>1702583047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f07ba8acee8d4137a4b22611642d48d1</text:p>
          </table:table-cell>
          <table:table-cell office:value-type="float" office:value="46450" calcext:value-type="float">
            <text:p>46450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unknown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02583229916" calcext:value-type="float">
            <text:p>17025832299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1620" calcext:value-type="float">
            <text:p>4316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53.61" calcext:value-type="float">
            <text:p>13953.61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635" calcext:value-type="float">
            <text:p>12363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536.61" calcext:value-type="float">
            <text:p>14536.61</text:p>
          </table:table-cell>
          <table:table-cell office:value-type="float" office:value="583" calcext:value-type="float">
            <text:p>583</text:p>
          </table:table-cell>
          <table:table-cell office:value-type="float" office:value="11.14" calcext:value-type="float">
            <text:p>11.14</text:p>
          </table:table-cell>
          <table:table-cell office:value-type="float" office:value="1702583229333" calcext:value-type="float">
            <text:p>1702583229333</text:p>
          </table:table-cell>
          <table:table-cell office:value-type="float" office:value="4" calcext:value-type="float">
            <text:p>4</text:p>
          </table:table-cell>
          <table:table-cell office:value-type="float" office:value="673180" calcext:value-type="float">
            <text:p>67318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39604db4-a5a4-4d2c-b185-23dab1161734</text:p>
          </table:table-cell>
          <table:table-cell office:value-type="string" calcext:value-type="string">
            <text:p>nhvv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5" calcext:value-type="float">
            <text:p>1702582145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dc5dd658142b429a8cc15aca4158ca9b</text:p>
          </table:table-cell>
          <table:table-cell office:value-type="float" office:value="37300" calcext:value-type="float">
            <text:p>3730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unknown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02583230105" calcext:value-type="float">
            <text:p>17025832301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3736" calcext:value-type="float">
            <text:p>41373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787.84" calcext:value-type="float">
            <text:p>13787.84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897" calcext:value-type="float">
            <text:p>1198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80.84" calcext:value-type="float">
            <text:p>14380.84</text:p>
          </table:table-cell>
          <table:table-cell office:value-type="float" office:value="593" calcext:value-type="float">
            <text:p>593</text:p>
          </table:table-cell>
          <table:table-cell office:value-type="float" office:value="12.44" calcext:value-type="float">
            <text:p>12.44</text:p>
          </table:table-cell>
          <table:table-cell office:value-type="float" office:value="1702583229512" calcext:value-type="float">
            <text:p>1702583229512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655cbd16-88c1-4448-acfa-1c6837c72fab</text:p>
          </table:table-cell>
          <table:table-cell office:value-type="string" calcext:value-type="string">
            <text:p>uvl1k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21" calcext:value-type="float">
            <text:p>1702583021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96332c5f112e4324b526d7055ea40b0d</text:p>
          </table:table-cell>
          <table:table-cell office:value-type="float" office:value="37116" calcext:value-type="float">
            <text:p>37116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unknown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02583230418" calcext:value-type="float">
            <text:p>17025832304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2680" calcext:value-type="float">
            <text:p>4226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663.57" calcext:value-type="float">
            <text:p>13663.57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229" calcext:value-type="float">
            <text:p>1152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208.57" calcext:value-type="float">
            <text:p>14208.57</text:p>
          </table:table-cell>
          <table:table-cell office:value-type="float" office:value="545" calcext:value-type="float">
            <text:p>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702583229873" calcext:value-type="float">
            <text:p>1702583229873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1cc2e91-52e8-445f-b3e5-a10dad5bd45d</text:p>
          </table:table-cell>
          <table:table-cell office:value-type="string" calcext:value-type="string">
            <text:p>DSjG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7" calcext:value-type="float">
            <text:p>1702583047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dc5dd658142b429a8cc15aca4158ca9b</text:p>
          </table:table-cell>
          <table:table-cell office:value-type="float" office:value="39788" calcext:value-type="float">
            <text:p>39788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unknown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02583230575" calcext:value-type="float">
            <text:p>170258323057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12556" calcext:value-type="float">
            <text:p>4125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950" calcext:value-type="float">
            <text:p>13950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35" calcext:value-type="float">
            <text:p>1200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4389" calcext:value-type="float">
            <text:p>14389</text:p>
          </table:table-cell>
          <table:table-cell office:value-type="float" office:value="439" calcext:value-type="float">
            <text:p>439</text:p>
          </table:table-cell>
          <table:table-cell office:value-type="float" office:value="15.5" calcext:value-type="float">
            <text:p>15.5</text:p>
          </table:table-cell>
          <table:table-cell office:value-type="float" office:value="1702583230136" calcext:value-type="float">
            <text:p>1702583230136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655cbd16-88c1-4448-acfa-1c6837c72fab</text:p>
          </table:table-cell>
          <table:table-cell office:value-type="string" calcext:value-type="string">
            <text:p>uvl1k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21" calcext:value-type="float">
            <text:p>1702583021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f07ba8acee8d4137a4b22611642d48d1</text:p>
          </table:table-cell>
          <table:table-cell office:value-type="float" office:value="48793" calcext:value-type="float">
            <text:p>48793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unknow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2583230515" calcext:value-type="float">
            <text:p>17025832305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9828" calcext:value-type="float">
            <text:p>42982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506.1" calcext:value-type="float">
            <text:p>13506.1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897" calcext:value-type="float">
            <text:p>1238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956.1" calcext:value-type="float">
            <text:p>13956.1</text:p>
          </table:table-cell>
          <table:table-cell office:value-type="float" office:value="450" calcext:value-type="float">
            <text:p>450</text:p>
          </table:table-cell>
          <table:table-cell office:value-type="float" office:value="15.86" calcext:value-type="float">
            <text:p>15.86</text:p>
          </table:table-cell>
          <table:table-cell office:value-type="float" office:value="1702583230065" calcext:value-type="float">
            <text:p>1702583230065</text:p>
          </table:table-cell>
          <table:table-cell office:value-type="float" office:value="4" calcext:value-type="float">
            <text:p>4</text:p>
          </table:table-cell>
          <table:table-cell office:value-type="float" office:value="673180" calcext:value-type="float">
            <text:p>67318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39604db4-a5a4-4d2c-b185-23dab1161734</text:p>
          </table:table-cell>
          <table:table-cell office:value-type="string" calcext:value-type="string">
            <text:p>nhvv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2145" calcext:value-type="float">
            <text:p>1702582145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/12/14/[$LATEST]96332c5f112e4324b526d7055ea40b0d</text:p>
          </table:table-cell>
          <table:table-cell office:value-type="float" office:value="39574" calcext:value-type="float">
            <text:p>39574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unknown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02583230950" calcext:value-type="float">
            <text:p>17025832309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1560" calcext:value-type="float">
            <text:p>4215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ervice_TwoArm</text:p>
          </table:table-cell>
          <table:table-cell office:value-type="string" calcext:value-type="string">
            <text:p>us-east-2</text:p>
          </table:table-cell>
          <table:table-cell office:value-type="float" office:value="13361.36" calcext:value-type="float">
            <text:p>13361.36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63" calcext:value-type="float">
            <text:p>1153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bucketname": "test.bucket.462.termproject"; "filename": "output.csv"}</text:p>
          </table:table-cell>
          <table:table-cell office:value-type="float" office:value="13814.36" calcext:value-type="float">
            <text:p>13814.36</text:p>
          </table:table-cell>
          <table:table-cell office:value-type="float" office:value="453" calcext:value-type="float">
            <text:p>453</text:p>
          </table:table-cell>
          <table:table-cell office:value-type="float" office:value="5.89" calcext:value-type="float">
            <text:p>5.89</text:p>
          </table:table-cell>
          <table:table-cell office:value-type="float" office:value="1702583230497" calcext:value-type="float">
            <text:p>1702583230497</text:p>
          </table:table-cell>
          <table:table-cell office:value-type="float" office:value="4" calcext:value-type="float">
            <text:p>4</text:p>
          </table:table-cell>
          <table:table-cell office:value-type="float" office:value="667540" calcext:value-type="float">
            <text:p>66754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41cc2e91-52e8-445f-b3e5-a10dad5bd45d</text:p>
          </table:table-cell>
          <table:table-cell office:value-type="string" calcext:value-type="string">
            <text:p>DSjG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583047" calcext:value-type="float">
            <text:p>1702583047</text:p>
          </table:table-cell>
          <table:table-cell office:value-type="string" calcext:value-type="string">
            <text:p>unknown - Model unknown - 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8216" meta:object-count="0"/>
    <meta:generator>LibreOffice/7.3.7.2$Linux_X86_64 LibreOffice_project/30$Build-2</meta:generator>
  </office:meta>
</office:document-meta>
</file>